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Roboto" svg:font-family="Roboto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43mm"/>
    </style:style>
    <style:style style:name="co3" style:family="table-column">
      <style:table-column-properties fo:break-before="auto" style:column-width="51.59mm"/>
    </style:style>
    <style:style style:name="co4" style:family="table-column">
      <style:table-column-properties fo:break-before="auto" style:column-width="25.82mm"/>
    </style:style>
    <style:style style:name="co5" style:family="table-column">
      <style:table-column-properties fo:break-before="auto" style:column-width="63.13mm"/>
    </style:style>
    <style:style style:name="co6" style:family="table-column">
      <style:table-column-properties fo:break-before="auto" style:column-width="28.35mm"/>
    </style:style>
    <style:style style:name="co7" style:family="table-column">
      <style:table-column-properties fo:break-before="auto" style:column-width="28.0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 style:data-style-name="N10037">
      <style:table-cell-properties fo:background-color="#bce4e5" fo:border="0.06pt solid #3697db"/>
    </style:style>
    <style:style style:name="ce3" style:family="table-cell" style:parent-style-name="Default" style:data-style-name="N10000">
      <style:table-cell-properties fo:background-color="#bce4e5" fo:border="0.06pt solid #3697db"/>
    </style:style>
    <style:style style:name="ce21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3.53mm"/>
    </style:style>
    <style:style style:name="ce23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color="#000000"/>
    </style:style>
    <style:style style:name="ce24" style:family="table-cell" style:parent-style-name="Default">
      <style:table-cell-properties fo:border-bottom="0.06pt solid #000000" fo:border-left="none" fo:border-right="none" fo:border-top="none"/>
    </style:style>
    <style:style style:name="ce25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26" style:family="table-cell" style:parent-style-name="Default">
      <style:table-cell-properties fo:background-color="transparent" fo:border="none"/>
    </style:style>
    <style:style style:name="ce27" style:family="table-cell" style:parent-style-name="Default">
      <style:table-cell-properties fo:border-bottom="1.05pt double #000000" style:border-line-width-bottom="0.12mm 0.12mm 0.12mm" fo:border-left="none" fo:border-right="none" fo:border-top="none"/>
    </style:style>
    <style:style style:name="ce12" style:family="table-cell" style:parent-style-name="Default" style:data-style-name="N10037"/>
    <style:style style:name="ce4" style:family="table-cell" style:parent-style-name="Default">
      <style:table-cell-properties fo:border-bottom="0.06pt solid #000000" fo:border-left="none" fo:border-right="none" fo:border-top="none"/>
      <style:text-properties style:font-name="Roboto" fo:font-size="12pt" style:font-size-asian="12pt" style:font-size-complex="12pt"/>
    </style:style>
    <style:style style:name="ce5" style:family="table-cell" style:parent-style-name="Default">
      <style:text-properties style:font-name="Roboto" fo:font-size="12pt" style:font-size-asian="12pt" style:font-size-complex="12pt"/>
    </style:style>
    <style:style style:name="ce6" style:family="table-cell" style:parent-style-name="Default">
      <style:text-properties fo:color="#3697db" style:font-name="Roboto" fo:font-size="12pt" style:font-size-asian="12pt" style:font-size-complex="12pt"/>
    </style:style>
    <style:style style:name="ce7" style:family="table-cell" style:parent-style-name="Default">
      <style:table-cell-properties fo:border="none"/>
      <style:text-properties fo:color="#3697db" style:font-name="Roboto" fo:font-size="12pt" style:font-size-asian="12pt" style:font-size-complex="12pt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  <style:text-properties fo:color="#3697db" style:font-name="Roboto" fo:font-size="12pt" style:font-size-asian="12pt" style:font-size-complex="12pt"/>
    </style:style>
    <style:style style:name="ce9" style:family="table-cell" style:parent-style-name="Default" style:data-style-name="N10037">
      <style:table-cell-properties fo:border-bottom="0.06pt solid #000000" fo:border-left="none" fo:border-right="none" fo:border-top="none"/>
      <style:text-properties style:font-name="Roboto" fo:font-size="12pt" style:font-size-asian="12pt" style:font-size-complex="12pt"/>
    </style:style>
    <style:style style:name="ce10" style:family="table-cell" style:parent-style-name="Default">
      <style:table-cell-properties fo:border="none"/>
      <style:text-properties style:font-name="Roboto" fo:font-size="12pt" style:font-size-asian="12pt" style:font-size-complex="12pt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  <style:text-properties style:font-name="Roboto" fo:font-size="12pt" style:font-size-asian="12pt" style:font-size-complex="12pt"/>
    </style:style>
    <style:style style:name="ce13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Robo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Roboto" fo:font-size="12pt" style:font-size-asian="12pt" style:font-size-complex="12pt"/>
    </style:style>
    <style:style style:name="ce15" style:family="table-cell" style:parent-style-name="Default" style:data-style-name="N10000">
      <style:table-cell-properties style:text-align-source="fix" style:repeat-content="false"/>
      <style:paragraph-properties fo:text-align="end" fo:margin-left="0mm"/>
      <style:text-properties style:font-name="Roboto" fo:font-size="12pt" style:font-size-asian="12pt" style:font-size-complex="12pt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  <style:text-properties style:font-name="Roboto" fo:font-size="12pt" style:font-size-asian="12pt" style:font-size-complex="12pt"/>
    </style:style>
    <style:style style:name="ce17" style:family="table-cell" style:parent-style-name="Default" style:data-style-name="N10000">
      <style:text-properties style:font-name="Roboto" fo:font-size="12pt" style:font-size-asian="12pt" style:font-size-complex="12pt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ettings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scal year end</text:p>
          </table:table-cell>
          <table:table-cell table:style-name="ce2" office:value-type="date" office:date-value="2021-12-31" calcext:value-type="date">
            <text:p>12/31/2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 Date</text:p>
          </table:table-cell>
          <table:table-cell table:style-name="ce2" office:value-type="date" office:date-value="2021-01-01" calcext:value-type="date">
            <text:p>01/01/2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d Date</text:p>
          </table:table-cell>
          <table:table-cell table:style-name="ce2" office:value-type="date" office:date-value="2021-12-31" calcext:value-type="date">
            <text:p>12/31/2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parison</text:p>
          </table:table-cell>
          <table:table-cell table:style-name="ce3" office:value-type="float" office:value="-12" calcext:value-type="float">
            <text:p>-12</text:p>
          </table:table-cell>
          <table:table-cell table:number-columns-repeated="102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shboard" table:style-name="ta1">
        <table:table-column table:style-name="co1" table:default-cell-style-name="Default"/>
        <table:table-row table:style-name="ro1">
          <table:table-cell/>
        </table:table-row>
      </table:table>
      <table:table table:name="KPI" table:style-name="ta1">
        <table:table-column table:style-name="co1" table:default-cell-style-name="Default"/>
        <table:table-row table:style-name="ro1">
          <table:table-cell/>
        </table:table-row>
      </table:table>
      <table:table table:name="Income Statement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16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In 1 000 EUR</text:p>
          </table:table-cell>
          <table:table-cell table:style-name="ce12" table:formula="of:=EDATE([Settings.$C$2]; -11)" office:value-type="date" office:date-value="2021-01-31" calcext:value-type="date">
            <text:p>01/31/21</text:p>
          </table:table-cell>
          <table:table-cell table:style-name="ce12" table:formula="of:=EDATE([Settings.$C$2]; -10)" office:value-type="date" office:date-value="2021-02-28" calcext:value-type="date">
            <text:p>02/28/21</text:p>
          </table:table-cell>
          <table:table-cell table:style-name="ce12" table:formula="of:=EDATE([Settings.$C$2]; -9)" office:value-type="date" office:date-value="2021-03-31" calcext:value-type="date">
            <text:p>03/31/21</text:p>
          </table:table-cell>
          <table:table-cell table:style-name="ce12" table:formula="of:=EDATE([Settings.$C$2]; -8)" office:value-type="date" office:date-value="2021-04-30" calcext:value-type="date">
            <text:p>04/30/21</text:p>
          </table:table-cell>
          <table:table-cell table:style-name="ce12" table:formula="of:=EDATE([Settings.$C$2]; -7)" office:value-type="date" office:date-value="2021-05-31" calcext:value-type="date">
            <text:p>05/31/21</text:p>
          </table:table-cell>
          <table:table-cell table:style-name="ce12" table:formula="of:=EDATE([Settings.$C$2]; -6)" office:value-type="date" office:date-value="2021-06-30" calcext:value-type="date">
            <text:p>06/30/21</text:p>
          </table:table-cell>
          <table:table-cell table:style-name="ce12" table:formula="of:=EDATE([Settings.$C$2]; -5)" office:value-type="date" office:date-value="2021-07-31" calcext:value-type="date">
            <text:p>07/31/21</text:p>
          </table:table-cell>
          <table:table-cell table:style-name="ce12" table:formula="of:=EDATE([Settings.$C$2]; -4)" office:value-type="date" office:date-value="2021-08-31" calcext:value-type="date">
            <text:p>08/31/21</text:p>
          </table:table-cell>
          <table:table-cell table:style-name="ce12" table:formula="of:=EDATE([Settings.$C$2]; -3)" office:value-type="date" office:date-value="2021-09-30" calcext:value-type="date">
            <text:p>09/30/21</text:p>
          </table:table-cell>
          <table:table-cell table:style-name="ce12" table:formula="of:=EDATE([Settings.$C$2]; -2)" office:value-type="date" office:date-value="2021-10-31" calcext:value-type="date">
            <text:p>10/31/21</text:p>
          </table:table-cell>
          <table:table-cell table:style-name="ce12" table:formula="of:=EDATE([Settings.$C$2]; -1)" office:value-type="date" office:date-value="2021-11-30" calcext:value-type="date">
            <text:p>11/30/21</text:p>
          </table:table-cell>
          <table:table-cell table:style-name="ce12" table:formula="of:=EDATE([Settings.$C$2]; -0)" office:value-type="date" office:date-value="2021-12-31" calcext:value-type="date">
            <text:p>12/31/21</text:p>
          </table:table-cell>
          <table:table-cell table:style-name="ce12" office:value-type="string" calcext:value-type="string">
            <text:p>Total</text:p>
          </table:table-cell>
          <table:table-cell/>
          <table:table-cell office:value-type="string" calcext:value-type="string">
            <text:p><text:span text:style-name="T1">Δ</text:span> PY EUR</text:p>
          </table:table-cell>
          <table:table-cell office:value-type="string" calcext:value-type="string">
            <text:p>Δ PY %</text:p>
          </table:table-cell>
          <table:table-cell office:value-type="string" calcext:value-type="string">
            <text:p>Δ Budget EUR</text:p>
          </table:table-cell>
          <table:table-cell office:value-type="string" calcext:value-type="string">
            <text:p>Δ Budget %</text:p>
          </table:table-cell>
        </table:table-row>
        <table:table-row table:style-name="ro1">
          <table:table-cell/>
          <table:table-cell table:style-name="ce21" office:value-type="string" calcext:value-type="string">
            <text:p><text:span text:style-name="T1">Σ </text:span>Revenue</text:p>
          </table:table-cell>
          <table:table-cell table:style-name="ce21" table:number-columns-repeated="13"/>
          <table:table-cell/>
          <table:table-cell table:style-name="ce21" table:number-columns-repeated="4"/>
        </table:table-row>
        <table:table-row table:style-name="ro1">
          <table:table-cell/>
          <table:table-cell table:style-name="ce21" office:value-type="string" calcext:value-type="string">
            <text:p>Σ Sales</text:p>
          </table:table-cell>
          <table:table-cell table:style-name="ce21" table:number-columns-repeated="13"/>
          <table:table-cell/>
          <table:table-cell table:style-name="ce21" table:number-columns-repeated="4"/>
        </table:table-row>
        <table:table-row table:style-name="ro1">
          <table:table-cell/>
          <table:table-cell office:value-type="string" calcext:value-type="string">
            <text:p>Domestic Sale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xport Sales</text:p>
          </table:table-cell>
          <table:table-cell table:number-columns-repeated="18"/>
        </table:table-row>
        <table:table-row table:style-name="ro1">
          <table:table-cell/>
          <table:table-cell table:style-name="ce22" office:value-type="string" calcext:value-type="string">
            <text:p>EU Sales</text:p>
          </table:table-cell>
          <table:table-cell table:number-columns-repeated="18"/>
        </table:table-row>
        <table:table-row table:style-name="ro1">
          <table:table-cell/>
          <table:table-cell table:style-name="ce22" office:value-type="string" calcext:value-type="string">
            <text:p>Other Sales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Goods on own account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21" office:value-type="string" calcext:value-type="string">
            <text:p>Σ COGS</text:p>
          </table:table-cell>
          <table:table-cell table:style-name="ce21" table:number-columns-repeated="13"/>
          <table:table-cell/>
          <table:table-cell table:style-name="ce21" table:number-columns-repeated="4"/>
        </table:table-row>
        <table:table-row table:style-name="ro1">
          <table:table-cell/>
          <table:table-cell office:value-type="string" calcext:value-type="string">
            <text:p>Change in inventory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taff costs</text:p>
          </table:table-cell>
          <table:table-cell table:number-columns-repeated="18"/>
        </table:table-row>
        <table:table-row table:style-name="ro1">
          <table:table-cell/>
          <table:table-cell table:style-name="ce21" table:number-columns-repeated="14"/>
          <table:table-cell/>
          <table:table-cell table:style-name="ce21" table:number-columns-repeated="4"/>
        </table:table-row>
        <table:table-row table:style-name="ro1">
          <table:table-cell/>
          <table:table-cell table:style-name="ce23" office:value-type="string" calcext:value-type="string">
            <text:p>Gross profit</text:p>
          </table:table-cell>
          <table:table-cell table:style-name="ce25" table:number-columns-repeated="13"/>
          <table:table-cell/>
          <table:table-cell table:style-name="ce25"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21" office:value-type="string" calcext:value-type="string">
            <text:p>Sales and marketing expense</text:p>
          </table:table-cell>
          <table:table-cell table:style-name="ce21" table:number-columns-repeated="13"/>
          <table:table-cell/>
          <table:table-cell table:style-name="ce21"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21" office:value-type="string" calcext:value-type="string">
            <text:p>General and admin expense</text:p>
          </table:table-cell>
          <table:table-cell table:style-name="ce21" table:number-columns-repeated="13"/>
          <table:table-cell/>
          <table:table-cell table:style-name="ce21"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21" office:value-type="string" calcext:value-type="string">
            <text:p>Other operating income</text:p>
          </table:table-cell>
          <table:table-cell table:style-name="ce21" table:number-columns-repeated="13"/>
          <table:table-cell/>
          <table:table-cell table:style-name="ce21" table:number-columns-repeated="4"/>
        </table:table-row>
        <table:table-row table:style-name="ro1">
          <table:table-cell/>
          <table:table-cell office:value-type="string" calcext:value-type="string">
            <text:p>Asset disposal profit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xchange profit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Indemnity profit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rofit from previous period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mployee compensation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Risk devaluation profit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21" office:value-type="string" calcext:value-type="string">
            <text:p>Other operating expense</text:p>
          </table:table-cell>
          <table:table-cell table:style-name="ce21" table:number-columns-repeated="13"/>
          <table:table-cell/>
          <table:table-cell table:style-name="ce21" table:number-columns-repeated="4"/>
        </table:table-row>
        <table:table-row table:style-name="ro1">
          <table:table-cell/>
          <table:table-cell table:style-name="ce24" table:number-columns-repeated="14"/>
          <table:table-cell/>
          <table:table-cell table:style-name="ce24" table:number-columns-repeated="4"/>
        </table:table-row>
        <table:table-row table:style-name="ro1">
          <table:table-cell/>
          <table:table-cell table:style-name="ce25" office:value-type="string" calcext:value-type="string">
            <text:p>Operating result</text:p>
          </table:table-cell>
          <table:table-cell table:style-name="ce25" table:number-columns-repeated="13"/>
          <table:table-cell/>
          <table:table-cell table:style-name="ce25"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21" office:value-type="string" calcext:value-type="string">
            <text:p>Financial result</text:p>
          </table:table-cell>
          <table:table-cell table:style-name="ce21" table:number-columns-repeated="13"/>
          <table:table-cell/>
          <table:table-cell table:style-name="ce21" table:number-columns-repeated="4"/>
        </table:table-row>
        <table:table-row table:style-name="ro1">
          <table:table-cell/>
          <table:table-cell office:value-type="string" calcext:value-type="string">
            <text:p>Interest income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Interest expenses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21" office:value-type="string" calcext:value-type="string">
            <text:p>Taxes</text:p>
          </table:table-cell>
          <table:table-cell table:style-name="ce21" table:number-columns-repeated="13"/>
          <table:table-cell/>
          <table:table-cell table:style-name="ce21" table:number-columns-repeated="4"/>
        </table:table-row>
        <table:table-row table:style-name="ro1">
          <table:table-cell/>
          <table:table-cell table:style-name="ce26" office:value-type="string" calcext:value-type="string">
            <text:p>Commercial trade taxes</text:p>
          </table:table-cell>
          <table:table-cell table:style-name="ce26" table:number-columns-repeated="13"/>
          <table:table-cell/>
          <table:table-cell table:style-name="ce26" table:number-columns-repeated="4"/>
        </table:table-row>
        <table:table-row table:style-name="ro1">
          <table:table-cell/>
          <table:table-cell table:style-name="ce26" office:value-type="string" calcext:value-type="string">
            <text:p>Corporate income tax</text:p>
          </table:table-cell>
          <table:table-cell table:style-name="ce26" table:number-columns-repeated="13"/>
          <table:table-cell/>
          <table:table-cell table:style-name="ce26" table:number-columns-repeated="4"/>
        </table:table-row>
        <table:table-row table:style-name="ro1">
          <table:table-cell/>
          <table:table-cell table:style-name="ce26" office:value-type="string" calcext:value-type="string">
            <text:p>Deferred taxes</text:p>
          </table:table-cell>
          <table:table-cell table:style-name="ce26" table:number-columns-repeated="13"/>
          <table:table-cell/>
          <table:table-cell table:style-name="ce26" table:number-columns-repeated="4"/>
        </table:table-row>
        <table:table-row table:style-name="ro1">
          <table:table-cell/>
          <table:table-cell table:style-name="ce27" table:number-columns-repeated="14"/>
          <table:table-cell/>
          <table:table-cell table:style-name="ce27" table:number-columns-repeated="4"/>
        </table:table-row>
        <table:table-row table:style-name="ro1">
          <table:table-cell/>
          <table:table-cell office:value-type="string" calcext:value-type="string">
            <text:p>Net result</text:p>
          </table:table-cell>
          <table:table-cell table:number-columns-repeated="18"/>
        </table:table-row>
      </table:table>
      <table:table table:name="Income Statement 2" table:style-name="ta1">
        <table:table-column table:style-name="co1" table:default-cell-style-name="Default"/>
        <table:table-row table:style-name="ro1">
          <table:table-cell/>
        </table:table-row>
      </table:table>
      <table:table table:name="Profit Center" table:style-name="ta1">
        <table:table-column table:style-name="co1" table:default-cell-style-name="Default"/>
        <table:table-row table:style-name="ro1">
          <table:table-cell/>
        </table:table-row>
      </table:table>
      <table:table table:name="Balance" table:style-name="ta1">
        <table:table-column table:style-name="co1" table:default-cell-style-name="Default"/>
        <table:table-row table:style-name="ro1">
          <table:table-cell/>
        </table:table-row>
      </table:table>
      <table:table table:name="Assets" table:style-name="ta1">
        <table:table-column table:style-name="co1" table:default-cell-style-name="Default"/>
        <table:table-column table:style-name="co5" table:default-cell-style-name="ce5"/>
        <table:table-column table:style-name="co1" table:number-columns-repeated="2" table:default-cell-style-name="ce5"/>
        <table:table-column table:style-name="co1" table:default-cell-style-name="Default"/>
        <table:table-row table:style-name="ro1">
          <table:table-cell/>
          <table:table-cell table:style-name="Default" table:number-columns-repeated="3"/>
          <table:table-cell/>
        </table:table-row>
        <table:table-row table:style-name="ro2">
          <table:table-cell/>
          <table:table-cell table:style-name="ce4" office:value-type="string" calcext:value-type="string">
            <text:p>(in EUR 1 000)</text:p>
          </table:table-cell>
          <table:table-cell table:style-name="ce9" table:formula="of:=+[$Settings.C6]" office:value-type="date" office:date-value="2021-12-31" calcext:value-type="date">
            <text:p>12/31/21</text:p>
          </table:table-cell>
          <table:table-cell table:style-name="ce9" table:formula="of:=EDATE([.C2];[$Settings.C8])" office:value-type="date" office:date-value="2020-12-31" calcext:value-type="date">
            <text:p>12/31/20</text:p>
          </table:table-cell>
          <table:table-cell table:style-name="ce12"/>
        </table:table-row>
        <table:table-row table:style-name="ro2">
          <table:table-cell/>
          <table:table-cell office:value-type="string" calcext:value-type="string">
            <text:p>Property, plant and equipmen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ight-of-use asset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ntangible asset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Financial asset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Other receivables</text:p>
          </table:table-cell>
          <table:table-cell table:number-columns-repeated="3"/>
        </table:table-row>
        <table:table-row table:style-name="ro2">
          <table:table-cell/>
          <table:table-cell table:style-name="ce4" office:value-type="string" calcext:value-type="string">
            <text:p>Deferred income tax assets</text:p>
          </table:table-cell>
          <table:table-cell table:style-name="ce4" table:number-columns-repeated="2"/>
          <table:table-cell/>
        </table:table-row>
        <table:table-row table:style-name="ro2">
          <table:table-cell/>
          <table:table-cell table:style-name="ce6" office:value-type="string" calcext:value-type="string">
            <text:p>Total non-current assets</text:p>
          </table:table-cell>
          <table:table-cell table:number-columns-repeated="3"/>
        </table:table-row>
        <table:table-row table:style-name="ro2">
          <table:table-cell/>
          <table:table-cell table:style-name="ce4" table:number-columns-repeated="3"/>
          <table:table-cell/>
        </table:table-row>
        <table:table-row table:style-name="ro2">
          <table:table-cell/>
          <table:table-cell office:value-type="string" calcext:value-type="string">
            <text:p>Inventorie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rade and other receivable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Financial asset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ncome tax receivables</text:p>
          </table:table-cell>
          <table:table-cell table:number-columns-repeated="3"/>
        </table:table-row>
        <table:table-row table:style-name="ro2">
          <table:table-cell/>
          <table:table-cell table:style-name="ce4" office:value-type="string" calcext:value-type="string">
            <text:p>Cash and cash equivalents</text:p>
          </table:table-cell>
          <table:table-cell table:style-name="ce4" table:number-columns-repeated="2"/>
          <table:table-cell/>
        </table:table-row>
        <table:table-row table:style-name="ro2">
          <table:table-cell/>
          <table:table-cell table:style-name="ce7" office:value-type="string" calcext:value-type="string">
            <text:p>Total current assets</text:p>
          </table:table-cell>
          <table:table-cell table:style-name="ce10" table:number-columns-repeated="2"/>
          <table:table-cell/>
        </table:table-row>
        <table:table-row table:style-name="ro2">
          <table:table-cell table:number-columns-repeated="5"/>
        </table:table-row>
        <table:table-row table:style-name="ro2">
          <table:table-cell/>
          <table:table-cell table:style-name="ce8" office:value-type="string" calcext:value-type="string">
            <text:p>TOTAL ASSETS</text:p>
          </table:table-cell>
          <table:table-cell table:style-name="ce11" table:number-columns-repeated="2"/>
          <table:table-cell/>
        </table:table-row>
      </table:table>
      <table:table table:name="Equity and Liabilities" table:style-name="ta1">
        <table:table-column table:style-name="co1" table:default-cell-style-name="Default"/>
        <table:table-row table:style-name="ro1">
          <table:table-cell/>
        </table:table-row>
      </table:table>
      <table:table table:name="Cash" table:style-name="ta1">
        <table:table-column table:style-name="co1" table:default-cell-style-name="Default"/>
        <table:table-row table:style-name="ro1">
          <table:table-cell/>
        </table:table-row>
      </table:table>
      <table:table table:name="Working Capital" table:style-name="ta1">
        <table:table-column table:style-name="co1" table:default-cell-style-name="Default"/>
        <table:table-row table:style-name="ro1">
          <table:table-cell/>
        </table:table-row>
      </table:table>
      <table:table table:name="Sales" table:style-name="ta1">
        <table:table-column table:style-name="co1" table:number-columns-repeated="2" table:default-cell-style-name="ce5"/>
        <table:table-column table:style-name="co6" table:default-cell-style-name="ce5"/>
        <table:table-column table:style-name="co1" table:number-columns-repeated="1021" table:default-cell-style-name="ce5"/>
        <table:table-row table:style-name="ro2">
          <table:table-cell table:number-columns-repeated="1024"/>
        </table:table-row>
        <table:table-row table:style-name="ro2">
          <table:table-cell/>
          <table:table-cell table:style-name="ce13" office:value-type="string" calcext:value-type="string">
            <text:p>(in EUR 1 000)</text:p>
          </table:table-cell>
          <table:table-cell table:style-name="ce4"/>
          <table:table-cell table:style-name="ce9" table:formula="of:=+[$Settings.C4]" office:value-type="date" office:date-value="2021-01-01" calcext:value-type="date">
            <text:p>01/01/21</text:p>
          </table:table-cell>
          <table:table-cell table:style-name="ce9" table:formula="of:=+EDATE([.D2];1)" office:value-type="date" office:date-value="2021-02-01" calcext:value-type="date">
            <text:p>02/01/21</text:p>
          </table:table-cell>
          <table:table-cell table:style-name="ce9" table:formula="of:=+EDATE([.E2];1)" office:value-type="date" office:date-value="2021-03-01" calcext:value-type="date">
            <text:p>03/01/21</text:p>
          </table:table-cell>
          <table:table-cell table:style-name="ce9" table:formula="of:=+EDATE([.F2];1)" office:value-type="date" office:date-value="2021-04-01" calcext:value-type="date">
            <text:p>04/01/21</text:p>
          </table:table-cell>
          <table:table-cell table:style-name="ce9" table:formula="of:=+EDATE([.G2];1)" office:value-type="date" office:date-value="2021-05-01" calcext:value-type="date">
            <text:p>05/01/21</text:p>
          </table:table-cell>
          <table:table-cell table:style-name="ce9" table:formula="of:=+EDATE([.H2];1)" office:value-type="date" office:date-value="2021-06-01" calcext:value-type="date">
            <text:p>06/01/21</text:p>
          </table:table-cell>
          <table:table-cell table:style-name="ce9" table:formula="of:=+EDATE([.I2];1)" office:value-type="date" office:date-value="2021-07-01" calcext:value-type="date">
            <text:p>07/01/21</text:p>
          </table:table-cell>
          <table:table-cell table:style-name="ce9" table:formula="of:=+EDATE([.J2];1)" office:value-type="date" office:date-value="2021-08-01" calcext:value-type="date">
            <text:p>08/01/21</text:p>
          </table:table-cell>
          <table:table-cell table:style-name="ce9" table:formula="of:=+EDATE([.K2];1)" office:value-type="date" office:date-value="2021-09-01" calcext:value-type="date">
            <text:p>09/01/21</text:p>
          </table:table-cell>
          <table:table-cell table:style-name="ce9" table:formula="of:=+EDATE([.L2];1)" office:value-type="date" office:date-value="2021-10-01" calcext:value-type="date">
            <text:p>10/01/21</text:p>
          </table:table-cell>
          <table:table-cell table:style-name="ce9" table:formula="of:=+EDATE([.M2];1)" office:value-type="date" office:date-value="2021-11-01" calcext:value-type="date">
            <text:p>11/01/21</text:p>
          </table:table-cell>
          <table:table-cell table:style-name="ce9" table:formula="of:=+EDATE([.N2];1)" office:value-type="date" office:date-value="2021-12-01" calcext:value-type="date">
            <text:p>12/01/21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Sales</text:p>
          </table:table-cell>
          <table:table-cell table:style-name="ce14" table:number-columns-repeated="12"/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Sales YTD</text:p>
          </table:table-cell>
          <table:table-cell table:style-name="ce14" table:formula="of:=+[.D3]" office:value-type="float" office:value="0" calcext:value-type="float">
            <text:p>0</text:p>
          </table:table-cell>
          <table:table-cell table:style-name="ce14" table:formula="of:=+[.D4]+[.E3]" office:value-type="float" office:value="0" calcext:value-type="float">
            <text:p>0</text:p>
          </table:table-cell>
          <table:table-cell table:style-name="ce14" table:formula="of:=+[.E4]+[.F3]" office:value-type="float" office:value="0" calcext:value-type="float">
            <text:p>0</text:p>
          </table:table-cell>
          <table:table-cell table:style-name="ce14" table:formula="of:=+[.F4]+[.G3]" office:value-type="float" office:value="0" calcext:value-type="float">
            <text:p>0</text:p>
          </table:table-cell>
          <table:table-cell table:style-name="ce14" table:formula="of:=+[.G4]+[.H3]" office:value-type="float" office:value="0" calcext:value-type="float">
            <text:p>0</text:p>
          </table:table-cell>
          <table:table-cell table:style-name="ce14" table:formula="of:=+[.H4]+[.I3]" office:value-type="float" office:value="0" calcext:value-type="float">
            <text:p>0</text:p>
          </table:table-cell>
          <table:table-cell table:style-name="ce14" table:formula="of:=+[.I4]+[.J3]" office:value-type="float" office:value="0" calcext:value-type="float">
            <text:p>0</text:p>
          </table:table-cell>
          <table:table-cell table:style-name="ce14" table:formula="of:=+[.J4]+[.K3]" office:value-type="float" office:value="0" calcext:value-type="float">
            <text:p>0</text:p>
          </table:table-cell>
          <table:table-cell table:style-name="ce14" table:formula="of:=+[.K4]+[.L3]" office:value-type="float" office:value="0" calcext:value-type="float">
            <text:p>0</text:p>
          </table:table-cell>
          <table:table-cell table:style-name="ce14" table:formula="of:=+[.L4]+[.M3]" office:value-type="float" office:value="0" calcext:value-type="float">
            <text:p>0</text:p>
          </table:table-cell>
          <table:table-cell table:style-name="ce14" table:formula="of:=+[.M4]+[.N3]" office:value-type="float" office:value="0" calcext:value-type="float">
            <text:p>0</text:p>
          </table:table-cell>
          <table:table-cell table:style-name="ce14" table:formula="of:=+[.N4]+[.O3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Δ %</text:p>
          </table:table-cell>
          <table:table-cell table:style-name="ce15" table:formula="of:=+IFERROR([.D6]/[.D4];&quot;n.a.&quot;)" office:value-type="string" office:string-value="n.a." calcext:value-type="string">
            <text:p>n.a.</text:p>
          </table:table-cell>
          <table:table-cell table:style-name="ce15" table:formula="of:=+IFERROR([.E6]/[.E4];&quot;n.a.&quot;)" office:value-type="string" office:string-value="n.a." calcext:value-type="string">
            <text:p>n.a.</text:p>
          </table:table-cell>
          <table:table-cell table:style-name="ce15" table:formula="of:=+IFERROR([.F6]/[.F4];&quot;n.a.&quot;)" office:value-type="string" office:string-value="n.a." calcext:value-type="string">
            <text:p>n.a.</text:p>
          </table:table-cell>
          <table:table-cell table:style-name="ce15" table:formula="of:=+IFERROR([.G6]/[.G4];&quot;n.a.&quot;)" office:value-type="string" office:string-value="n.a." calcext:value-type="string">
            <text:p>n.a.</text:p>
          </table:table-cell>
          <table:table-cell table:style-name="ce15" table:formula="of:=+IFERROR([.H6]/[.H4];&quot;n.a.&quot;)" office:value-type="string" office:string-value="n.a." calcext:value-type="string">
            <text:p>n.a.</text:p>
          </table:table-cell>
          <table:table-cell table:style-name="ce15" table:formula="of:=+IFERROR([.I6]/[.I4];&quot;n.a.&quot;)" office:value-type="string" office:string-value="n.a." calcext:value-type="string">
            <text:p>n.a.</text:p>
          </table:table-cell>
          <table:table-cell table:style-name="ce15" table:formula="of:=+IFERROR([.J6]/[.J4];&quot;n.a.&quot;)" office:value-type="string" office:string-value="n.a." calcext:value-type="string">
            <text:p>n.a.</text:p>
          </table:table-cell>
          <table:table-cell table:style-name="ce15" table:formula="of:=+IFERROR([.K6]/[.K4];&quot;n.a.&quot;)" office:value-type="string" office:string-value="n.a." calcext:value-type="string">
            <text:p>n.a.</text:p>
          </table:table-cell>
          <table:table-cell table:style-name="ce15" table:formula="of:=+IFERROR([.L6]/[.L4];&quot;n.a.&quot;)" office:value-type="string" office:string-value="n.a." calcext:value-type="string">
            <text:p>n.a.</text:p>
          </table:table-cell>
          <table:table-cell table:style-name="ce15" table:formula="of:=+IFERROR([.M6]/[.M4];&quot;n.a.&quot;)" office:value-type="string" office:string-value="n.a." calcext:value-type="string">
            <text:p>n.a.</text:p>
          </table:table-cell>
          <table:table-cell table:style-name="ce15" table:formula="of:=+IFERROR([.N6]/[.N4];&quot;n.a.&quot;)" office:value-type="string" office:string-value="n.a." calcext:value-type="string">
            <text:p>n.a.</text:p>
          </table:table-cell>
          <table:table-cell table:style-name="ce15" table:formula="of:=+IFERROR([.O6]/[.O4];&quot;n.a.&quot;)" office:value-type="string" office:string-value="n.a." calcext:value-type="string">
            <text:p>n.a.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Δ EUR</text:p>
          </table:table-cell>
          <table:table-cell table:style-name="ce14" table:formula="of:=+[.D4]-[.D3]" office:value-type="float" office:value="0" calcext:value-type="float">
            <text:p>0</text:p>
          </table:table-cell>
          <table:table-cell table:style-name="ce14" table:formula="of:=+[.E4]-[.E3]" office:value-type="float" office:value="0" calcext:value-type="float">
            <text:p>0</text:p>
          </table:table-cell>
          <table:table-cell table:style-name="ce14" table:formula="of:=+[.F4]-[.F3]" office:value-type="float" office:value="0" calcext:value-type="float">
            <text:p>0</text:p>
          </table:table-cell>
          <table:table-cell table:style-name="ce14" table:formula="of:=+[.G4]-[.G3]" office:value-type="float" office:value="0" calcext:value-type="float">
            <text:p>0</text:p>
          </table:table-cell>
          <table:table-cell table:style-name="ce14" table:formula="of:=+[.H4]-[.H3]" office:value-type="float" office:value="0" calcext:value-type="float">
            <text:p>0</text:p>
          </table:table-cell>
          <table:table-cell table:style-name="ce14" table:formula="of:=+[.I4]-[.I3]" office:value-type="float" office:value="0" calcext:value-type="float">
            <text:p>0</text:p>
          </table:table-cell>
          <table:table-cell table:style-name="ce14" table:formula="of:=+[.J4]-[.J3]" office:value-type="float" office:value="0" calcext:value-type="float">
            <text:p>0</text:p>
          </table:table-cell>
          <table:table-cell table:style-name="ce14" table:formula="of:=+[.K4]-[.K3]" office:value-type="float" office:value="0" calcext:value-type="float">
            <text:p>0</text:p>
          </table:table-cell>
          <table:table-cell table:style-name="ce14" table:formula="of:=+[.L4]-[.L3]" office:value-type="float" office:value="0" calcext:value-type="float">
            <text:p>0</text:p>
          </table:table-cell>
          <table:table-cell table:style-name="ce14" table:formula="of:=+[.M4]-[.M3]" office:value-type="float" office:value="0" calcext:value-type="float">
            <text:p>0</text:p>
          </table:table-cell>
          <table:table-cell table:style-name="ce14" table:formula="of:=+[.N4]-[.N3]" office:value-type="float" office:value="0" calcext:value-type="float">
            <text:p>0</text:p>
          </table:table-cell>
          <table:table-cell table:style-name="ce14" table:formula="of:=+[.O4]-[.O3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14" table:number-columns-repeated="12"/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PY</text:p>
          </table:table-cell>
          <table:table-cell table:style-name="ce14" table:number-columns-repeated="12"/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PY YTD</text:p>
          </table:table-cell>
          <table:table-cell table:style-name="ce14" table:formula="of:=+[.D8]" office:value-type="float" office:value="0" calcext:value-type="float">
            <text:p>0</text:p>
          </table:table-cell>
          <table:table-cell table:style-name="ce14" table:formula="of:=+[.D9]+[.E8]" office:value-type="float" office:value="0" calcext:value-type="float">
            <text:p>0</text:p>
          </table:table-cell>
          <table:table-cell table:style-name="ce14" table:formula="of:=+[.E9]+[.F8]" office:value-type="float" office:value="0" calcext:value-type="float">
            <text:p>0</text:p>
          </table:table-cell>
          <table:table-cell table:style-name="ce14" table:formula="of:=+[.F9]+[.G8]" office:value-type="float" office:value="0" calcext:value-type="float">
            <text:p>0</text:p>
          </table:table-cell>
          <table:table-cell table:style-name="ce14" table:formula="of:=+[.G9]+[.H8]" office:value-type="float" office:value="0" calcext:value-type="float">
            <text:p>0</text:p>
          </table:table-cell>
          <table:table-cell table:style-name="ce14" table:formula="of:=+[.H9]+[.I8]" office:value-type="float" office:value="0" calcext:value-type="float">
            <text:p>0</text:p>
          </table:table-cell>
          <table:table-cell table:style-name="ce14" table:formula="of:=+[.I9]+[.J8]" office:value-type="float" office:value="0" calcext:value-type="float">
            <text:p>0</text:p>
          </table:table-cell>
          <table:table-cell table:style-name="ce14" table:formula="of:=+[.J9]+[.K8]" office:value-type="float" office:value="0" calcext:value-type="float">
            <text:p>0</text:p>
          </table:table-cell>
          <table:table-cell table:style-name="ce14" table:formula="of:=+[.K9]+[.L8]" office:value-type="float" office:value="0" calcext:value-type="float">
            <text:p>0</text:p>
          </table:table-cell>
          <table:table-cell table:style-name="ce14" table:formula="of:=+[.L9]+[.M8]" office:value-type="float" office:value="0" calcext:value-type="float">
            <text:p>0</text:p>
          </table:table-cell>
          <table:table-cell table:style-name="ce14" table:formula="of:=+[.M9]+[.N8]" office:value-type="float" office:value="0" calcext:value-type="float">
            <text:p>0</text:p>
          </table:table-cell>
          <table:table-cell table:style-name="ce14" table:formula="of:=+[.N9]+[.O8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Δ %</text:p>
          </table:table-cell>
          <table:table-cell table:style-name="ce15" table:formula="of:=+IFERROR([.D11]/[.D9];&quot;n.a.&quot;)" office:value-type="string" office:string-value="n.a." calcext:value-type="string">
            <text:p>n.a.</text:p>
          </table:table-cell>
          <table:table-cell table:style-name="ce15" table:formula="of:=+IFERROR([.E11]/[.E9];&quot;n.a.&quot;)" office:value-type="string" office:string-value="n.a." calcext:value-type="string">
            <text:p>n.a.</text:p>
          </table:table-cell>
          <table:table-cell table:style-name="ce15" table:formula="of:=+IFERROR([.F11]/[.F9];&quot;n.a.&quot;)" office:value-type="string" office:string-value="n.a." calcext:value-type="string">
            <text:p>n.a.</text:p>
          </table:table-cell>
          <table:table-cell table:style-name="ce15" table:formula="of:=+IFERROR([.G11]/[.G9];&quot;n.a.&quot;)" office:value-type="string" office:string-value="n.a." calcext:value-type="string">
            <text:p>n.a.</text:p>
          </table:table-cell>
          <table:table-cell table:style-name="ce15" table:formula="of:=+IFERROR([.H11]/[.H9];&quot;n.a.&quot;)" office:value-type="string" office:string-value="n.a." calcext:value-type="string">
            <text:p>n.a.</text:p>
          </table:table-cell>
          <table:table-cell table:style-name="ce15" table:formula="of:=+IFERROR([.I11]/[.I9];&quot;n.a.&quot;)" office:value-type="string" office:string-value="n.a." calcext:value-type="string">
            <text:p>n.a.</text:p>
          </table:table-cell>
          <table:table-cell table:style-name="ce15" table:formula="of:=+IFERROR([.J11]/[.J9];&quot;n.a.&quot;)" office:value-type="string" office:string-value="n.a." calcext:value-type="string">
            <text:p>n.a.</text:p>
          </table:table-cell>
          <table:table-cell table:style-name="ce15" table:formula="of:=+IFERROR([.K11]/[.K9];&quot;n.a.&quot;)" office:value-type="string" office:string-value="n.a." calcext:value-type="string">
            <text:p>n.a.</text:p>
          </table:table-cell>
          <table:table-cell table:style-name="ce15" table:formula="of:=+IFERROR([.L11]/[.L9];&quot;n.a.&quot;)" office:value-type="string" office:string-value="n.a." calcext:value-type="string">
            <text:p>n.a.</text:p>
          </table:table-cell>
          <table:table-cell table:style-name="ce15" table:formula="of:=+IFERROR([.M11]/[.M9];&quot;n.a.&quot;)" office:value-type="string" office:string-value="n.a." calcext:value-type="string">
            <text:p>n.a.</text:p>
          </table:table-cell>
          <table:table-cell table:style-name="ce15" table:formula="of:=+IFERROR([.N11]/[.N9];&quot;n.a.&quot;)" office:value-type="string" office:string-value="n.a." calcext:value-type="string">
            <text:p>n.a.</text:p>
          </table:table-cell>
          <table:table-cell table:style-name="ce15" table:formula="of:=+IFERROR([.O11]/[.O9];&quot;n.a.&quot;)" office:value-type="string" office:string-value="n.a." calcext:value-type="string">
            <text:p>n.a.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Δ EUR</text:p>
          </table:table-cell>
          <table:table-cell table:style-name="ce14" table:formula="of:=+[.D9]-[.D8]" office:value-type="float" office:value="0" calcext:value-type="float">
            <text:p>0</text:p>
          </table:table-cell>
          <table:table-cell table:style-name="ce14" table:formula="of:=+[.E9]-[.E8]" office:value-type="float" office:value="0" calcext:value-type="float">
            <text:p>0</text:p>
          </table:table-cell>
          <table:table-cell table:style-name="ce14" table:formula="of:=+[.F9]-[.F8]" office:value-type="float" office:value="0" calcext:value-type="float">
            <text:p>0</text:p>
          </table:table-cell>
          <table:table-cell table:style-name="ce14" table:formula="of:=+[.G9]-[.G8]" office:value-type="float" office:value="0" calcext:value-type="float">
            <text:p>0</text:p>
          </table:table-cell>
          <table:table-cell table:style-name="ce14" table:formula="of:=+[.H9]-[.H8]" office:value-type="float" office:value="0" calcext:value-type="float">
            <text:p>0</text:p>
          </table:table-cell>
          <table:table-cell table:style-name="ce14" table:formula="of:=+[.I9]-[.I8]" office:value-type="float" office:value="0" calcext:value-type="float">
            <text:p>0</text:p>
          </table:table-cell>
          <table:table-cell table:style-name="ce14" table:formula="of:=+[.J9]-[.J8]" office:value-type="float" office:value="0" calcext:value-type="float">
            <text:p>0</text:p>
          </table:table-cell>
          <table:table-cell table:style-name="ce14" table:formula="of:=+[.K9]-[.K8]" office:value-type="float" office:value="0" calcext:value-type="float">
            <text:p>0</text:p>
          </table:table-cell>
          <table:table-cell table:style-name="ce14" table:formula="of:=+[.L9]-[.L8]" office:value-type="float" office:value="0" calcext:value-type="float">
            <text:p>0</text:p>
          </table:table-cell>
          <table:table-cell table:style-name="ce14" table:formula="of:=+[.M9]-[.M8]" office:value-type="float" office:value="0" calcext:value-type="float">
            <text:p>0</text:p>
          </table:table-cell>
          <table:table-cell table:style-name="ce14" table:formula="of:=+[.N9]-[.N8]" office:value-type="float" office:value="0" calcext:value-type="float">
            <text:p>0</text:p>
          </table:table-cell>
          <table:table-cell table:style-name="ce14" table:formula="of:=+[.O9]-[.O8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14" table:number-columns-repeated="12"/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Budget</text:p>
          </table:table-cell>
          <table:table-cell table:style-name="ce14" table:number-columns-repeated="12"/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Budget YTD</text:p>
          </table:table-cell>
          <table:table-cell table:style-name="ce14" table:formula="of:=+[.D13]" office:value-type="float" office:value="0" calcext:value-type="float">
            <text:p>0</text:p>
          </table:table-cell>
          <table:table-cell table:style-name="ce14" table:formula="of:=+[.D14]+[.E13]" office:value-type="float" office:value="0" calcext:value-type="float">
            <text:p>0</text:p>
          </table:table-cell>
          <table:table-cell table:style-name="ce14" table:formula="of:=+[.E14]+[.F13]" office:value-type="float" office:value="0" calcext:value-type="float">
            <text:p>0</text:p>
          </table:table-cell>
          <table:table-cell table:style-name="ce14" table:formula="of:=+[.F14]+[.G13]" office:value-type="float" office:value="0" calcext:value-type="float">
            <text:p>0</text:p>
          </table:table-cell>
          <table:table-cell table:style-name="ce14" table:formula="of:=+[.G14]+[.H13]" office:value-type="float" office:value="0" calcext:value-type="float">
            <text:p>0</text:p>
          </table:table-cell>
          <table:table-cell table:style-name="ce14" table:formula="of:=+[.H14]+[.I13]" office:value-type="float" office:value="0" calcext:value-type="float">
            <text:p>0</text:p>
          </table:table-cell>
          <table:table-cell table:style-name="ce14" table:formula="of:=+[.I14]+[.J13]" office:value-type="float" office:value="0" calcext:value-type="float">
            <text:p>0</text:p>
          </table:table-cell>
          <table:table-cell table:style-name="ce14" table:formula="of:=+[.J14]+[.K13]" office:value-type="float" office:value="0" calcext:value-type="float">
            <text:p>0</text:p>
          </table:table-cell>
          <table:table-cell table:style-name="ce14" table:formula="of:=+[.K14]+[.L13]" office:value-type="float" office:value="0" calcext:value-type="float">
            <text:p>0</text:p>
          </table:table-cell>
          <table:table-cell table:style-name="ce14" table:formula="of:=+[.L14]+[.M13]" office:value-type="float" office:value="0" calcext:value-type="float">
            <text:p>0</text:p>
          </table:table-cell>
          <table:table-cell table:style-name="ce14" table:formula="of:=+[.M14]+[.N13]" office:value-type="float" office:value="0" calcext:value-type="float">
            <text:p>0</text:p>
          </table:table-cell>
          <table:table-cell table:style-name="ce14" table:formula="of:=+[.N14]+[.O13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Δ %</text:p>
          </table:table-cell>
          <table:table-cell table:style-name="ce15" table:formula="of:=+IFERROR([.D16]/[.D14];&quot;n.a.&quot;)" office:value-type="string" office:string-value="n.a." calcext:value-type="string">
            <text:p>n.a.</text:p>
          </table:table-cell>
          <table:table-cell table:style-name="ce15" table:formula="of:=+IFERROR([.E16]/[.E14];&quot;n.a.&quot;)" office:value-type="string" office:string-value="n.a." calcext:value-type="string">
            <text:p>n.a.</text:p>
          </table:table-cell>
          <table:table-cell table:style-name="ce15" table:formula="of:=+IFERROR([.F16]/[.F14];&quot;n.a.&quot;)" office:value-type="string" office:string-value="n.a." calcext:value-type="string">
            <text:p>n.a.</text:p>
          </table:table-cell>
          <table:table-cell table:style-name="ce15" table:formula="of:=+IFERROR([.G16]/[.G14];&quot;n.a.&quot;)" office:value-type="string" office:string-value="n.a." calcext:value-type="string">
            <text:p>n.a.</text:p>
          </table:table-cell>
          <table:table-cell table:style-name="ce15" table:formula="of:=+IFERROR([.H16]/[.H14];&quot;n.a.&quot;)" office:value-type="string" office:string-value="n.a." calcext:value-type="string">
            <text:p>n.a.</text:p>
          </table:table-cell>
          <table:table-cell table:style-name="ce15" table:formula="of:=+IFERROR([.I16]/[.I14];&quot;n.a.&quot;)" office:value-type="string" office:string-value="n.a." calcext:value-type="string">
            <text:p>n.a.</text:p>
          </table:table-cell>
          <table:table-cell table:style-name="ce15" table:formula="of:=+IFERROR([.J16]/[.J14];&quot;n.a.&quot;)" office:value-type="string" office:string-value="n.a." calcext:value-type="string">
            <text:p>n.a.</text:p>
          </table:table-cell>
          <table:table-cell table:style-name="ce15" table:formula="of:=+IFERROR([.K16]/[.K14];&quot;n.a.&quot;)" office:value-type="string" office:string-value="n.a." calcext:value-type="string">
            <text:p>n.a.</text:p>
          </table:table-cell>
          <table:table-cell table:style-name="ce15" table:formula="of:=+IFERROR([.L16]/[.L14];&quot;n.a.&quot;)" office:value-type="string" office:string-value="n.a." calcext:value-type="string">
            <text:p>n.a.</text:p>
          </table:table-cell>
          <table:table-cell table:style-name="ce15" table:formula="of:=+IFERROR([.M16]/[.M14];&quot;n.a.&quot;)" office:value-type="string" office:string-value="n.a." calcext:value-type="string">
            <text:p>n.a.</text:p>
          </table:table-cell>
          <table:table-cell table:style-name="ce15" table:formula="of:=+IFERROR([.N16]/[.N14];&quot;n.a.&quot;)" office:value-type="string" office:string-value="n.a." calcext:value-type="string">
            <text:p>n.a.</text:p>
          </table:table-cell>
          <table:table-cell table:style-name="ce15" table:formula="of:=+IFERROR([.O16]/[.O14];&quot;n.a.&quot;)" office:value-type="string" office:string-value="n.a." calcext:value-type="string">
            <text:p>n.a.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Δ EUR</text:p>
          </table:table-cell>
          <table:table-cell table:style-name="ce14" table:formula="of:=+[.D14]-[.D13]" office:value-type="float" office:value="0" calcext:value-type="float">
            <text:p>0</text:p>
          </table:table-cell>
          <table:table-cell table:style-name="ce14" table:formula="of:=+[.E14]-[.E13]" office:value-type="float" office:value="0" calcext:value-type="float">
            <text:p>0</text:p>
          </table:table-cell>
          <table:table-cell table:style-name="ce14" table:formula="of:=+[.F14]-[.F13]" office:value-type="float" office:value="0" calcext:value-type="float">
            <text:p>0</text:p>
          </table:table-cell>
          <table:table-cell table:style-name="ce14" table:formula="of:=+[.G14]-[.G13]" office:value-type="float" office:value="0" calcext:value-type="float">
            <text:p>0</text:p>
          </table:table-cell>
          <table:table-cell table:style-name="ce14" table:formula="of:=+[.H14]-[.H13]" office:value-type="float" office:value="0" calcext:value-type="float">
            <text:p>0</text:p>
          </table:table-cell>
          <table:table-cell table:style-name="ce14" table:formula="of:=+[.I14]-[.I13]" office:value-type="float" office:value="0" calcext:value-type="float">
            <text:p>0</text:p>
          </table:table-cell>
          <table:table-cell table:style-name="ce14" table:formula="of:=+[.J14]-[.J13]" office:value-type="float" office:value="0" calcext:value-type="float">
            <text:p>0</text:p>
          </table:table-cell>
          <table:table-cell table:style-name="ce14" table:formula="of:=+[.K14]-[.K13]" office:value-type="float" office:value="0" calcext:value-type="float">
            <text:p>0</text:p>
          </table:table-cell>
          <table:table-cell table:style-name="ce14" table:formula="of:=+[.L14]-[.L13]" office:value-type="float" office:value="0" calcext:value-type="float">
            <text:p>0</text:p>
          </table:table-cell>
          <table:table-cell table:style-name="ce14" table:formula="of:=+[.M14]-[.M13]" office:value-type="float" office:value="0" calcext:value-type="float">
            <text:p>0</text:p>
          </table:table-cell>
          <table:table-cell table:style-name="ce14" table:formula="of:=+[.N14]-[.N13]" office:value-type="float" office:value="0" calcext:value-type="float">
            <text:p>0</text:p>
          </table:table-cell>
          <table:table-cell table:style-name="ce14" table:formula="of:=+[.O14]-[.O13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14" table:number-columns-repeated="12"/>
          <table:table-cell table:number-columns-repeated="1009"/>
        </table:table-row>
        <table:table-row table:style-name="ro2">
          <table:table-cell/>
          <table:table-cell table:style-name="ce4" table:number-columns-repeated="2"/>
          <table:table-cell table:style-name="ce16" table:number-columns-repeated="12"/>
          <table:table-cell table:number-columns-repeated="1009"/>
        </table:table-row>
        <table:table-row table:style-name="ro2">
          <table:table-cell/>
          <table:table-cell office:value-type="string" calcext:value-type="string">
            <text:p>Domestic</text:p>
          </table:table-cell>
          <table:table-cell office:value-type="string" calcext:value-type="string">
            <text:p>Sales</text:p>
          </table:table-cell>
          <table:table-cell table:style-name="ce14" table:number-columns-repeated="12"/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Sales YTD</text:p>
          </table:table-cell>
          <table:table-cell table:style-name="ce14" table:formula="of:=+[.D19]" office:value-type="float" office:value="0" calcext:value-type="float">
            <text:p>0</text:p>
          </table:table-cell>
          <table:table-cell table:style-name="ce14" table:formula="of:=+[.D20]+[.E19]" office:value-type="float" office:value="0" calcext:value-type="float">
            <text:p>0</text:p>
          </table:table-cell>
          <table:table-cell table:style-name="ce14" table:formula="of:=+[.E20]+[.F19]" office:value-type="float" office:value="0" calcext:value-type="float">
            <text:p>0</text:p>
          </table:table-cell>
          <table:table-cell table:style-name="ce14" table:formula="of:=+[.F20]+[.G19]" office:value-type="float" office:value="0" calcext:value-type="float">
            <text:p>0</text:p>
          </table:table-cell>
          <table:table-cell table:style-name="ce14" table:formula="of:=+[.G20]+[.H19]" office:value-type="float" office:value="0" calcext:value-type="float">
            <text:p>0</text:p>
          </table:table-cell>
          <table:table-cell table:style-name="ce14" table:formula="of:=+[.H20]+[.I19]" office:value-type="float" office:value="0" calcext:value-type="float">
            <text:p>0</text:p>
          </table:table-cell>
          <table:table-cell table:style-name="ce14" table:formula="of:=+[.I20]+[.J19]" office:value-type="float" office:value="0" calcext:value-type="float">
            <text:p>0</text:p>
          </table:table-cell>
          <table:table-cell table:style-name="ce14" table:formula="of:=+[.J20]+[.K19]" office:value-type="float" office:value="0" calcext:value-type="float">
            <text:p>0</text:p>
          </table:table-cell>
          <table:table-cell table:style-name="ce14" table:formula="of:=+[.K20]+[.L19]" office:value-type="float" office:value="0" calcext:value-type="float">
            <text:p>0</text:p>
          </table:table-cell>
          <table:table-cell table:style-name="ce14" table:formula="of:=+[.L20]+[.M19]" office:value-type="float" office:value="0" calcext:value-type="float">
            <text:p>0</text:p>
          </table:table-cell>
          <table:table-cell table:style-name="ce14" table:formula="of:=+[.M20]+[.N19]" office:value-type="float" office:value="0" calcext:value-type="float">
            <text:p>0</text:p>
          </table:table-cell>
          <table:table-cell table:style-name="ce14" table:formula="of:=+[.N20]+[.O19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Δ %</text:p>
          </table:table-cell>
          <table:table-cell table:style-name="ce15" table:formula="of:=+IFERROR([.D22]/[.D20];&quot;n.a.&quot;)" office:value-type="string" office:string-value="n.a." calcext:value-type="string">
            <text:p>n.a.</text:p>
          </table:table-cell>
          <table:table-cell table:style-name="ce15" table:formula="of:=+IFERROR([.E22]/[.E20];&quot;n.a.&quot;)" office:value-type="string" office:string-value="n.a." calcext:value-type="string">
            <text:p>n.a.</text:p>
          </table:table-cell>
          <table:table-cell table:style-name="ce15" table:formula="of:=+IFERROR([.F22]/[.F20];&quot;n.a.&quot;)" office:value-type="string" office:string-value="n.a." calcext:value-type="string">
            <text:p>n.a.</text:p>
          </table:table-cell>
          <table:table-cell table:style-name="ce15" table:formula="of:=+IFERROR([.G22]/[.G20];&quot;n.a.&quot;)" office:value-type="string" office:string-value="n.a." calcext:value-type="string">
            <text:p>n.a.</text:p>
          </table:table-cell>
          <table:table-cell table:style-name="ce15" table:formula="of:=+IFERROR([.H22]/[.H20];&quot;n.a.&quot;)" office:value-type="string" office:string-value="n.a." calcext:value-type="string">
            <text:p>n.a.</text:p>
          </table:table-cell>
          <table:table-cell table:style-name="ce15" table:formula="of:=+IFERROR([.I22]/[.I20];&quot;n.a.&quot;)" office:value-type="string" office:string-value="n.a." calcext:value-type="string">
            <text:p>n.a.</text:p>
          </table:table-cell>
          <table:table-cell table:style-name="ce15" table:formula="of:=+IFERROR([.J22]/[.J20];&quot;n.a.&quot;)" office:value-type="string" office:string-value="n.a." calcext:value-type="string">
            <text:p>n.a.</text:p>
          </table:table-cell>
          <table:table-cell table:style-name="ce15" table:formula="of:=+IFERROR([.K22]/[.K20];&quot;n.a.&quot;)" office:value-type="string" office:string-value="n.a." calcext:value-type="string">
            <text:p>n.a.</text:p>
          </table:table-cell>
          <table:table-cell table:style-name="ce15" table:formula="of:=+IFERROR([.L22]/[.L20];&quot;n.a.&quot;)" office:value-type="string" office:string-value="n.a." calcext:value-type="string">
            <text:p>n.a.</text:p>
          </table:table-cell>
          <table:table-cell table:style-name="ce15" table:formula="of:=+IFERROR([.M22]/[.M20];&quot;n.a.&quot;)" office:value-type="string" office:string-value="n.a." calcext:value-type="string">
            <text:p>n.a.</text:p>
          </table:table-cell>
          <table:table-cell table:style-name="ce15" table:formula="of:=+IFERROR([.N22]/[.N20];&quot;n.a.&quot;)" office:value-type="string" office:string-value="n.a." calcext:value-type="string">
            <text:p>n.a.</text:p>
          </table:table-cell>
          <table:table-cell table:style-name="ce15" table:formula="of:=+IFERROR([.O22]/[.O20];&quot;n.a.&quot;)" office:value-type="string" office:string-value="n.a." calcext:value-type="string">
            <text:p>n.a.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Δ EUR</text:p>
          </table:table-cell>
          <table:table-cell table:style-name="ce14" table:formula="of:=+[.D20]-[.D19]" office:value-type="float" office:value="0" calcext:value-type="float">
            <text:p>0</text:p>
          </table:table-cell>
          <table:table-cell table:style-name="ce14" table:formula="of:=+[.E20]-[.E19]" office:value-type="float" office:value="0" calcext:value-type="float">
            <text:p>0</text:p>
          </table:table-cell>
          <table:table-cell table:style-name="ce14" table:formula="of:=+[.F20]-[.F19]" office:value-type="float" office:value="0" calcext:value-type="float">
            <text:p>0</text:p>
          </table:table-cell>
          <table:table-cell table:style-name="ce14" table:formula="of:=+[.G20]-[.G19]" office:value-type="float" office:value="0" calcext:value-type="float">
            <text:p>0</text:p>
          </table:table-cell>
          <table:table-cell table:style-name="ce14" table:formula="of:=+[.H20]-[.H19]" office:value-type="float" office:value="0" calcext:value-type="float">
            <text:p>0</text:p>
          </table:table-cell>
          <table:table-cell table:style-name="ce14" table:formula="of:=+[.I20]-[.I19]" office:value-type="float" office:value="0" calcext:value-type="float">
            <text:p>0</text:p>
          </table:table-cell>
          <table:table-cell table:style-name="ce14" table:formula="of:=+[.J20]-[.J19]" office:value-type="float" office:value="0" calcext:value-type="float">
            <text:p>0</text:p>
          </table:table-cell>
          <table:table-cell table:style-name="ce14" table:formula="of:=+[.K20]-[.K19]" office:value-type="float" office:value="0" calcext:value-type="float">
            <text:p>0</text:p>
          </table:table-cell>
          <table:table-cell table:style-name="ce14" table:formula="of:=+[.L20]-[.L19]" office:value-type="float" office:value="0" calcext:value-type="float">
            <text:p>0</text:p>
          </table:table-cell>
          <table:table-cell table:style-name="ce14" table:formula="of:=+[.M20]-[.M19]" office:value-type="float" office:value="0" calcext:value-type="float">
            <text:p>0</text:p>
          </table:table-cell>
          <table:table-cell table:style-name="ce14" table:formula="of:=+[.N20]-[.N19]" office:value-type="float" office:value="0" calcext:value-type="float">
            <text:p>0</text:p>
          </table:table-cell>
          <table:table-cell table:style-name="ce14" table:formula="of:=+[.O20]-[.O19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14" table:number-columns-repeated="12"/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PY</text:p>
          </table:table-cell>
          <table:table-cell table:style-name="ce14" table:number-columns-repeated="12"/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PY YTD</text:p>
          </table:table-cell>
          <table:table-cell table:style-name="ce14" table:formula="of:=+[.D24]" office:value-type="float" office:value="0" calcext:value-type="float">
            <text:p>0</text:p>
          </table:table-cell>
          <table:table-cell table:style-name="ce14" table:formula="of:=+[.D25]+[.E24]" office:value-type="float" office:value="0" calcext:value-type="float">
            <text:p>0</text:p>
          </table:table-cell>
          <table:table-cell table:style-name="ce14" table:formula="of:=+[.E25]+[.F24]" office:value-type="float" office:value="0" calcext:value-type="float">
            <text:p>0</text:p>
          </table:table-cell>
          <table:table-cell table:style-name="ce14" table:formula="of:=+[.F25]+[.G24]" office:value-type="float" office:value="0" calcext:value-type="float">
            <text:p>0</text:p>
          </table:table-cell>
          <table:table-cell table:style-name="ce14" table:formula="of:=+[.G25]+[.H24]" office:value-type="float" office:value="0" calcext:value-type="float">
            <text:p>0</text:p>
          </table:table-cell>
          <table:table-cell table:style-name="ce14" table:formula="of:=+[.H25]+[.I24]" office:value-type="float" office:value="0" calcext:value-type="float">
            <text:p>0</text:p>
          </table:table-cell>
          <table:table-cell table:style-name="ce14" table:formula="of:=+[.I25]+[.J24]" office:value-type="float" office:value="0" calcext:value-type="float">
            <text:p>0</text:p>
          </table:table-cell>
          <table:table-cell table:style-name="ce14" table:formula="of:=+[.J25]+[.K24]" office:value-type="float" office:value="0" calcext:value-type="float">
            <text:p>0</text:p>
          </table:table-cell>
          <table:table-cell table:style-name="ce14" table:formula="of:=+[.K25]+[.L24]" office:value-type="float" office:value="0" calcext:value-type="float">
            <text:p>0</text:p>
          </table:table-cell>
          <table:table-cell table:style-name="ce14" table:formula="of:=+[.L25]+[.M24]" office:value-type="float" office:value="0" calcext:value-type="float">
            <text:p>0</text:p>
          </table:table-cell>
          <table:table-cell table:style-name="ce14" table:formula="of:=+[.M25]+[.N24]" office:value-type="float" office:value="0" calcext:value-type="float">
            <text:p>0</text:p>
          </table:table-cell>
          <table:table-cell table:style-name="ce14" table:formula="of:=+[.N25]+[.O24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Δ %</text:p>
          </table:table-cell>
          <table:table-cell table:style-name="ce15" table:formula="of:=+IFERROR([.D27]/[.D25];&quot;n.a.&quot;)" office:value-type="string" office:string-value="n.a." calcext:value-type="string">
            <text:p>n.a.</text:p>
          </table:table-cell>
          <table:table-cell table:style-name="ce15" table:formula="of:=+IFERROR([.E27]/[.E25];&quot;n.a.&quot;)" office:value-type="string" office:string-value="n.a." calcext:value-type="string">
            <text:p>n.a.</text:p>
          </table:table-cell>
          <table:table-cell table:style-name="ce15" table:formula="of:=+IFERROR([.F27]/[.F25];&quot;n.a.&quot;)" office:value-type="string" office:string-value="n.a." calcext:value-type="string">
            <text:p>n.a.</text:p>
          </table:table-cell>
          <table:table-cell table:style-name="ce15" table:formula="of:=+IFERROR([.G27]/[.G25];&quot;n.a.&quot;)" office:value-type="string" office:string-value="n.a." calcext:value-type="string">
            <text:p>n.a.</text:p>
          </table:table-cell>
          <table:table-cell table:style-name="ce15" table:formula="of:=+IFERROR([.H27]/[.H25];&quot;n.a.&quot;)" office:value-type="string" office:string-value="n.a." calcext:value-type="string">
            <text:p>n.a.</text:p>
          </table:table-cell>
          <table:table-cell table:style-name="ce15" table:formula="of:=+IFERROR([.I27]/[.I25];&quot;n.a.&quot;)" office:value-type="string" office:string-value="n.a." calcext:value-type="string">
            <text:p>n.a.</text:p>
          </table:table-cell>
          <table:table-cell table:style-name="ce15" table:formula="of:=+IFERROR([.J27]/[.J25];&quot;n.a.&quot;)" office:value-type="string" office:string-value="n.a." calcext:value-type="string">
            <text:p>n.a.</text:p>
          </table:table-cell>
          <table:table-cell table:style-name="ce15" table:formula="of:=+IFERROR([.K27]/[.K25];&quot;n.a.&quot;)" office:value-type="string" office:string-value="n.a." calcext:value-type="string">
            <text:p>n.a.</text:p>
          </table:table-cell>
          <table:table-cell table:style-name="ce15" table:formula="of:=+IFERROR([.L27]/[.L25];&quot;n.a.&quot;)" office:value-type="string" office:string-value="n.a." calcext:value-type="string">
            <text:p>n.a.</text:p>
          </table:table-cell>
          <table:table-cell table:style-name="ce15" table:formula="of:=+IFERROR([.M27]/[.M25];&quot;n.a.&quot;)" office:value-type="string" office:string-value="n.a." calcext:value-type="string">
            <text:p>n.a.</text:p>
          </table:table-cell>
          <table:table-cell table:style-name="ce15" table:formula="of:=+IFERROR([.N27]/[.N25];&quot;n.a.&quot;)" office:value-type="string" office:string-value="n.a." calcext:value-type="string">
            <text:p>n.a.</text:p>
          </table:table-cell>
          <table:table-cell table:style-name="ce15" table:formula="of:=+IFERROR([.O27]/[.O25];&quot;n.a.&quot;)" office:value-type="string" office:string-value="n.a." calcext:value-type="string">
            <text:p>n.a.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Δ EUR</text:p>
          </table:table-cell>
          <table:table-cell table:style-name="ce14" table:formula="of:=+[.D25]-[.D24]" office:value-type="float" office:value="0" calcext:value-type="float">
            <text:p>0</text:p>
          </table:table-cell>
          <table:table-cell table:style-name="ce14" table:formula="of:=+[.E25]-[.E24]" office:value-type="float" office:value="0" calcext:value-type="float">
            <text:p>0</text:p>
          </table:table-cell>
          <table:table-cell table:style-name="ce14" table:formula="of:=+[.F25]-[.F24]" office:value-type="float" office:value="0" calcext:value-type="float">
            <text:p>0</text:p>
          </table:table-cell>
          <table:table-cell table:style-name="ce14" table:formula="of:=+[.G25]-[.G24]" office:value-type="float" office:value="0" calcext:value-type="float">
            <text:p>0</text:p>
          </table:table-cell>
          <table:table-cell table:style-name="ce14" table:formula="of:=+[.H25]-[.H24]" office:value-type="float" office:value="0" calcext:value-type="float">
            <text:p>0</text:p>
          </table:table-cell>
          <table:table-cell table:style-name="ce14" table:formula="of:=+[.I25]-[.I24]" office:value-type="float" office:value="0" calcext:value-type="float">
            <text:p>0</text:p>
          </table:table-cell>
          <table:table-cell table:style-name="ce14" table:formula="of:=+[.J25]-[.J24]" office:value-type="float" office:value="0" calcext:value-type="float">
            <text:p>0</text:p>
          </table:table-cell>
          <table:table-cell table:style-name="ce14" table:formula="of:=+[.K25]-[.K24]" office:value-type="float" office:value="0" calcext:value-type="float">
            <text:p>0</text:p>
          </table:table-cell>
          <table:table-cell table:style-name="ce14" table:formula="of:=+[.L25]-[.L24]" office:value-type="float" office:value="0" calcext:value-type="float">
            <text:p>0</text:p>
          </table:table-cell>
          <table:table-cell table:style-name="ce14" table:formula="of:=+[.M25]-[.M24]" office:value-type="float" office:value="0" calcext:value-type="float">
            <text:p>0</text:p>
          </table:table-cell>
          <table:table-cell table:style-name="ce14" table:formula="of:=+[.N25]-[.N24]" office:value-type="float" office:value="0" calcext:value-type="float">
            <text:p>0</text:p>
          </table:table-cell>
          <table:table-cell table:style-name="ce14" table:formula="of:=+[.O25]-[.O24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14" table:number-columns-repeated="12"/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Budget</text:p>
          </table:table-cell>
          <table:table-cell table:style-name="ce14" table:number-columns-repeated="12"/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Budget YTD</text:p>
          </table:table-cell>
          <table:table-cell table:style-name="ce14" table:formula="of:=+[.D29]" office:value-type="float" office:value="0" calcext:value-type="float">
            <text:p>0</text:p>
          </table:table-cell>
          <table:table-cell table:style-name="ce14" table:formula="of:=+[.D30]+[.E29]" office:value-type="float" office:value="0" calcext:value-type="float">
            <text:p>0</text:p>
          </table:table-cell>
          <table:table-cell table:style-name="ce14" table:formula="of:=+[.E30]+[.F29]" office:value-type="float" office:value="0" calcext:value-type="float">
            <text:p>0</text:p>
          </table:table-cell>
          <table:table-cell table:style-name="ce14" table:formula="of:=+[.F30]+[.G29]" office:value-type="float" office:value="0" calcext:value-type="float">
            <text:p>0</text:p>
          </table:table-cell>
          <table:table-cell table:style-name="ce14" table:formula="of:=+[.G30]+[.H29]" office:value-type="float" office:value="0" calcext:value-type="float">
            <text:p>0</text:p>
          </table:table-cell>
          <table:table-cell table:style-name="ce14" table:formula="of:=+[.H30]+[.I29]" office:value-type="float" office:value="0" calcext:value-type="float">
            <text:p>0</text:p>
          </table:table-cell>
          <table:table-cell table:style-name="ce14" table:formula="of:=+[.I30]+[.J29]" office:value-type="float" office:value="0" calcext:value-type="float">
            <text:p>0</text:p>
          </table:table-cell>
          <table:table-cell table:style-name="ce14" table:formula="of:=+[.J30]+[.K29]" office:value-type="float" office:value="0" calcext:value-type="float">
            <text:p>0</text:p>
          </table:table-cell>
          <table:table-cell table:style-name="ce14" table:formula="of:=+[.K30]+[.L29]" office:value-type="float" office:value="0" calcext:value-type="float">
            <text:p>0</text:p>
          </table:table-cell>
          <table:table-cell table:style-name="ce14" table:formula="of:=+[.L30]+[.M29]" office:value-type="float" office:value="0" calcext:value-type="float">
            <text:p>0</text:p>
          </table:table-cell>
          <table:table-cell table:style-name="ce14" table:formula="of:=+[.M30]+[.N29]" office:value-type="float" office:value="0" calcext:value-type="float">
            <text:p>0</text:p>
          </table:table-cell>
          <table:table-cell table:style-name="ce14" table:formula="of:=+[.N30]+[.O29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Δ %</text:p>
          </table:table-cell>
          <table:table-cell table:style-name="ce15" table:formula="of:=+IFERROR([.D32]/[.D30];&quot;n.a.&quot;)" office:value-type="string" office:string-value="n.a." calcext:value-type="string">
            <text:p>n.a.</text:p>
          </table:table-cell>
          <table:table-cell table:style-name="ce15" table:formula="of:=+IFERROR([.E32]/[.E30];&quot;n.a.&quot;)" office:value-type="string" office:string-value="n.a." calcext:value-type="string">
            <text:p>n.a.</text:p>
          </table:table-cell>
          <table:table-cell table:style-name="ce15" table:formula="of:=+IFERROR([.F32]/[.F30];&quot;n.a.&quot;)" office:value-type="string" office:string-value="n.a." calcext:value-type="string">
            <text:p>n.a.</text:p>
          </table:table-cell>
          <table:table-cell table:style-name="ce15" table:formula="of:=+IFERROR([.G32]/[.G30];&quot;n.a.&quot;)" office:value-type="string" office:string-value="n.a." calcext:value-type="string">
            <text:p>n.a.</text:p>
          </table:table-cell>
          <table:table-cell table:style-name="ce15" table:formula="of:=+IFERROR([.H32]/[.H30];&quot;n.a.&quot;)" office:value-type="string" office:string-value="n.a." calcext:value-type="string">
            <text:p>n.a.</text:p>
          </table:table-cell>
          <table:table-cell table:style-name="ce15" table:formula="of:=+IFERROR([.I32]/[.I30];&quot;n.a.&quot;)" office:value-type="string" office:string-value="n.a." calcext:value-type="string">
            <text:p>n.a.</text:p>
          </table:table-cell>
          <table:table-cell table:style-name="ce15" table:formula="of:=+IFERROR([.J32]/[.J30];&quot;n.a.&quot;)" office:value-type="string" office:string-value="n.a." calcext:value-type="string">
            <text:p>n.a.</text:p>
          </table:table-cell>
          <table:table-cell table:style-name="ce15" table:formula="of:=+IFERROR([.K32]/[.K30];&quot;n.a.&quot;)" office:value-type="string" office:string-value="n.a." calcext:value-type="string">
            <text:p>n.a.</text:p>
          </table:table-cell>
          <table:table-cell table:style-name="ce15" table:formula="of:=+IFERROR([.L32]/[.L30];&quot;n.a.&quot;)" office:value-type="string" office:string-value="n.a." calcext:value-type="string">
            <text:p>n.a.</text:p>
          </table:table-cell>
          <table:table-cell table:style-name="ce15" table:formula="of:=+IFERROR([.M32]/[.M30];&quot;n.a.&quot;)" office:value-type="string" office:string-value="n.a." calcext:value-type="string">
            <text:p>n.a.</text:p>
          </table:table-cell>
          <table:table-cell table:style-name="ce15" table:formula="of:=+IFERROR([.N32]/[.N30];&quot;n.a.&quot;)" office:value-type="string" office:string-value="n.a." calcext:value-type="string">
            <text:p>n.a.</text:p>
          </table:table-cell>
          <table:table-cell table:style-name="ce15" table:formula="of:=+IFERROR([.O32]/[.O30];&quot;n.a.&quot;)" office:value-type="string" office:string-value="n.a." calcext:value-type="string">
            <text:p>n.a.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Δ EUR</text:p>
          </table:table-cell>
          <table:table-cell table:style-name="ce14" table:formula="of:=+[.D30]-[.D29]" office:value-type="float" office:value="0" calcext:value-type="float">
            <text:p>0</text:p>
          </table:table-cell>
          <table:table-cell table:style-name="ce14" table:formula="of:=+[.E30]-[.E29]" office:value-type="float" office:value="0" calcext:value-type="float">
            <text:p>0</text:p>
          </table:table-cell>
          <table:table-cell table:style-name="ce14" table:formula="of:=+[.F30]-[.F29]" office:value-type="float" office:value="0" calcext:value-type="float">
            <text:p>0</text:p>
          </table:table-cell>
          <table:table-cell table:style-name="ce14" table:formula="of:=+[.G30]-[.G29]" office:value-type="float" office:value="0" calcext:value-type="float">
            <text:p>0</text:p>
          </table:table-cell>
          <table:table-cell table:style-name="ce14" table:formula="of:=+[.H30]-[.H29]" office:value-type="float" office:value="0" calcext:value-type="float">
            <text:p>0</text:p>
          </table:table-cell>
          <table:table-cell table:style-name="ce14" table:formula="of:=+[.I30]-[.I29]" office:value-type="float" office:value="0" calcext:value-type="float">
            <text:p>0</text:p>
          </table:table-cell>
          <table:table-cell table:style-name="ce14" table:formula="of:=+[.J30]-[.J29]" office:value-type="float" office:value="0" calcext:value-type="float">
            <text:p>0</text:p>
          </table:table-cell>
          <table:table-cell table:style-name="ce14" table:formula="of:=+[.K30]-[.K29]" office:value-type="float" office:value="0" calcext:value-type="float">
            <text:p>0</text:p>
          </table:table-cell>
          <table:table-cell table:style-name="ce14" table:formula="of:=+[.L30]-[.L29]" office:value-type="float" office:value="0" calcext:value-type="float">
            <text:p>0</text:p>
          </table:table-cell>
          <table:table-cell table:style-name="ce14" table:formula="of:=+[.M30]-[.M29]" office:value-type="float" office:value="0" calcext:value-type="float">
            <text:p>0</text:p>
          </table:table-cell>
          <table:table-cell table:style-name="ce14" table:formula="of:=+[.N30]-[.N29]" office:value-type="float" office:value="0" calcext:value-type="float">
            <text:p>0</text:p>
          </table:table-cell>
          <table:table-cell table:style-name="ce14" table:formula="of:=+[.O30]-[.O29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14" table:number-columns-repeated="12"/>
          <table:table-cell table:number-columns-repeated="1009"/>
        </table:table-row>
        <table:table-row table:style-name="ro2">
          <table:table-cell/>
          <table:table-cell table:style-name="ce4" table:number-columns-repeated="2"/>
          <table:table-cell table:style-name="ce16" table:number-columns-repeated="12"/>
          <table:table-cell table:number-columns-repeated="1009"/>
        </table:table-row>
        <table:table-row table:style-name="ro2">
          <table:table-cell/>
          <table:table-cell office:value-type="string" calcext:value-type="string">
            <text:p>Other Europe</text:p>
          </table:table-cell>
          <table:table-cell office:value-type="string" calcext:value-type="string">
            <text:p>Sales</text:p>
          </table:table-cell>
          <table:table-cell table:style-name="ce14" table:number-columns-repeated="12"/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Sales YTD</text:p>
          </table:table-cell>
          <table:table-cell table:style-name="ce14" table:formula="of:=+[.D35]" office:value-type="float" office:value="0" calcext:value-type="float">
            <text:p>0</text:p>
          </table:table-cell>
          <table:table-cell table:style-name="ce14" table:formula="of:=+[.D36]+[.E35]" office:value-type="float" office:value="0" calcext:value-type="float">
            <text:p>0</text:p>
          </table:table-cell>
          <table:table-cell table:style-name="ce14" table:formula="of:=+[.E36]+[.F35]" office:value-type="float" office:value="0" calcext:value-type="float">
            <text:p>0</text:p>
          </table:table-cell>
          <table:table-cell table:style-name="ce14" table:formula="of:=+[.F36]+[.G35]" office:value-type="float" office:value="0" calcext:value-type="float">
            <text:p>0</text:p>
          </table:table-cell>
          <table:table-cell table:style-name="ce14" table:formula="of:=+[.G36]+[.H35]" office:value-type="float" office:value="0" calcext:value-type="float">
            <text:p>0</text:p>
          </table:table-cell>
          <table:table-cell table:style-name="ce14" table:formula="of:=+[.H36]+[.I35]" office:value-type="float" office:value="0" calcext:value-type="float">
            <text:p>0</text:p>
          </table:table-cell>
          <table:table-cell table:style-name="ce14" table:formula="of:=+[.I36]+[.J35]" office:value-type="float" office:value="0" calcext:value-type="float">
            <text:p>0</text:p>
          </table:table-cell>
          <table:table-cell table:style-name="ce14" table:formula="of:=+[.J36]+[.K35]" office:value-type="float" office:value="0" calcext:value-type="float">
            <text:p>0</text:p>
          </table:table-cell>
          <table:table-cell table:style-name="ce14" table:formula="of:=+[.K36]+[.L35]" office:value-type="float" office:value="0" calcext:value-type="float">
            <text:p>0</text:p>
          </table:table-cell>
          <table:table-cell table:style-name="ce14" table:formula="of:=+[.L36]+[.M35]" office:value-type="float" office:value="0" calcext:value-type="float">
            <text:p>0</text:p>
          </table:table-cell>
          <table:table-cell table:style-name="ce14" table:formula="of:=+[.M36]+[.N35]" office:value-type="float" office:value="0" calcext:value-type="float">
            <text:p>0</text:p>
          </table:table-cell>
          <table:table-cell table:style-name="ce14" table:formula="of:=+[.N36]+[.O35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Δ %</text:p>
          </table:table-cell>
          <table:table-cell table:style-name="ce15" table:formula="of:=+IFERROR([.D38]/[.D36];&quot;n.a.&quot;)" office:value-type="string" office:string-value="n.a." calcext:value-type="string">
            <text:p>n.a.</text:p>
          </table:table-cell>
          <table:table-cell table:style-name="ce15" table:formula="of:=+IFERROR([.E38]/[.E36];&quot;n.a.&quot;)" office:value-type="string" office:string-value="n.a." calcext:value-type="string">
            <text:p>n.a.</text:p>
          </table:table-cell>
          <table:table-cell table:style-name="ce15" table:formula="of:=+IFERROR([.F38]/[.F36];&quot;n.a.&quot;)" office:value-type="string" office:string-value="n.a." calcext:value-type="string">
            <text:p>n.a.</text:p>
          </table:table-cell>
          <table:table-cell table:style-name="ce15" table:formula="of:=+IFERROR([.G38]/[.G36];&quot;n.a.&quot;)" office:value-type="string" office:string-value="n.a." calcext:value-type="string">
            <text:p>n.a.</text:p>
          </table:table-cell>
          <table:table-cell table:style-name="ce15" table:formula="of:=+IFERROR([.H38]/[.H36];&quot;n.a.&quot;)" office:value-type="string" office:string-value="n.a." calcext:value-type="string">
            <text:p>n.a.</text:p>
          </table:table-cell>
          <table:table-cell table:style-name="ce15" table:formula="of:=+IFERROR([.I38]/[.I36];&quot;n.a.&quot;)" office:value-type="string" office:string-value="n.a." calcext:value-type="string">
            <text:p>n.a.</text:p>
          </table:table-cell>
          <table:table-cell table:style-name="ce15" table:formula="of:=+IFERROR([.J38]/[.J36];&quot;n.a.&quot;)" office:value-type="string" office:string-value="n.a." calcext:value-type="string">
            <text:p>n.a.</text:p>
          </table:table-cell>
          <table:table-cell table:style-name="ce15" table:formula="of:=+IFERROR([.K38]/[.K36];&quot;n.a.&quot;)" office:value-type="string" office:string-value="n.a." calcext:value-type="string">
            <text:p>n.a.</text:p>
          </table:table-cell>
          <table:table-cell table:style-name="ce15" table:formula="of:=+IFERROR([.L38]/[.L36];&quot;n.a.&quot;)" office:value-type="string" office:string-value="n.a." calcext:value-type="string">
            <text:p>n.a.</text:p>
          </table:table-cell>
          <table:table-cell table:style-name="ce15" table:formula="of:=+IFERROR([.M38]/[.M36];&quot;n.a.&quot;)" office:value-type="string" office:string-value="n.a." calcext:value-type="string">
            <text:p>n.a.</text:p>
          </table:table-cell>
          <table:table-cell table:style-name="ce15" table:formula="of:=+IFERROR([.N38]/[.N36];&quot;n.a.&quot;)" office:value-type="string" office:string-value="n.a." calcext:value-type="string">
            <text:p>n.a.</text:p>
          </table:table-cell>
          <table:table-cell table:style-name="ce15" table:formula="of:=+IFERROR([.O38]/[.O36];&quot;n.a.&quot;)" office:value-type="string" office:string-value="n.a." calcext:value-type="string">
            <text:p>n.a.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Δ EUR</text:p>
          </table:table-cell>
          <table:table-cell table:style-name="ce14" table:formula="of:=+[.D36]-[.D35]" office:value-type="float" office:value="0" calcext:value-type="float">
            <text:p>0</text:p>
          </table:table-cell>
          <table:table-cell table:style-name="ce14" table:formula="of:=+[.E36]-[.E35]" office:value-type="float" office:value="0" calcext:value-type="float">
            <text:p>0</text:p>
          </table:table-cell>
          <table:table-cell table:style-name="ce14" table:formula="of:=+[.F36]-[.F35]" office:value-type="float" office:value="0" calcext:value-type="float">
            <text:p>0</text:p>
          </table:table-cell>
          <table:table-cell table:style-name="ce14" table:formula="of:=+[.G36]-[.G35]" office:value-type="float" office:value="0" calcext:value-type="float">
            <text:p>0</text:p>
          </table:table-cell>
          <table:table-cell table:style-name="ce14" table:formula="of:=+[.H36]-[.H35]" office:value-type="float" office:value="0" calcext:value-type="float">
            <text:p>0</text:p>
          </table:table-cell>
          <table:table-cell table:style-name="ce14" table:formula="of:=+[.I36]-[.I35]" office:value-type="float" office:value="0" calcext:value-type="float">
            <text:p>0</text:p>
          </table:table-cell>
          <table:table-cell table:style-name="ce14" table:formula="of:=+[.J36]-[.J35]" office:value-type="float" office:value="0" calcext:value-type="float">
            <text:p>0</text:p>
          </table:table-cell>
          <table:table-cell table:style-name="ce14" table:formula="of:=+[.K36]-[.K35]" office:value-type="float" office:value="0" calcext:value-type="float">
            <text:p>0</text:p>
          </table:table-cell>
          <table:table-cell table:style-name="ce14" table:formula="of:=+[.L36]-[.L35]" office:value-type="float" office:value="0" calcext:value-type="float">
            <text:p>0</text:p>
          </table:table-cell>
          <table:table-cell table:style-name="ce14" table:formula="of:=+[.M36]-[.M35]" office:value-type="float" office:value="0" calcext:value-type="float">
            <text:p>0</text:p>
          </table:table-cell>
          <table:table-cell table:style-name="ce14" table:formula="of:=+[.N36]-[.N35]" office:value-type="float" office:value="0" calcext:value-type="float">
            <text:p>0</text:p>
          </table:table-cell>
          <table:table-cell table:style-name="ce14" table:formula="of:=+[.O36]-[.O35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14" table:number-columns-repeated="12"/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PY</text:p>
          </table:table-cell>
          <table:table-cell table:style-name="ce14" table:number-columns-repeated="12"/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PY YTD</text:p>
          </table:table-cell>
          <table:table-cell table:style-name="ce14" table:formula="of:=+[.D40]" office:value-type="float" office:value="0" calcext:value-type="float">
            <text:p>0</text:p>
          </table:table-cell>
          <table:table-cell table:style-name="ce14" table:formula="of:=+[.D41]+[.E40]" office:value-type="float" office:value="0" calcext:value-type="float">
            <text:p>0</text:p>
          </table:table-cell>
          <table:table-cell table:style-name="ce14" table:formula="of:=+[.E41]+[.F40]" office:value-type="float" office:value="0" calcext:value-type="float">
            <text:p>0</text:p>
          </table:table-cell>
          <table:table-cell table:style-name="ce14" table:formula="of:=+[.F41]+[.G40]" office:value-type="float" office:value="0" calcext:value-type="float">
            <text:p>0</text:p>
          </table:table-cell>
          <table:table-cell table:style-name="ce14" table:formula="of:=+[.G41]+[.H40]" office:value-type="float" office:value="0" calcext:value-type="float">
            <text:p>0</text:p>
          </table:table-cell>
          <table:table-cell table:style-name="ce14" table:formula="of:=+[.H41]+[.I40]" office:value-type="float" office:value="0" calcext:value-type="float">
            <text:p>0</text:p>
          </table:table-cell>
          <table:table-cell table:style-name="ce14" table:formula="of:=+[.I41]+[.J40]" office:value-type="float" office:value="0" calcext:value-type="float">
            <text:p>0</text:p>
          </table:table-cell>
          <table:table-cell table:style-name="ce14" table:formula="of:=+[.J41]+[.K40]" office:value-type="float" office:value="0" calcext:value-type="float">
            <text:p>0</text:p>
          </table:table-cell>
          <table:table-cell table:style-name="ce14" table:formula="of:=+[.K41]+[.L40]" office:value-type="float" office:value="0" calcext:value-type="float">
            <text:p>0</text:p>
          </table:table-cell>
          <table:table-cell table:style-name="ce14" table:formula="of:=+[.L41]+[.M40]" office:value-type="float" office:value="0" calcext:value-type="float">
            <text:p>0</text:p>
          </table:table-cell>
          <table:table-cell table:style-name="ce14" table:formula="of:=+[.M41]+[.N40]" office:value-type="float" office:value="0" calcext:value-type="float">
            <text:p>0</text:p>
          </table:table-cell>
          <table:table-cell table:style-name="ce14" table:formula="of:=+[.N41]+[.O40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Δ %</text:p>
          </table:table-cell>
          <table:table-cell table:style-name="ce15" table:formula="of:=+IFERROR([.D43]/[.D41];&quot;n.a.&quot;)" office:value-type="string" office:string-value="n.a." calcext:value-type="string">
            <text:p>n.a.</text:p>
          </table:table-cell>
          <table:table-cell table:style-name="ce15" table:formula="of:=+IFERROR([.E43]/[.E41];&quot;n.a.&quot;)" office:value-type="string" office:string-value="n.a." calcext:value-type="string">
            <text:p>n.a.</text:p>
          </table:table-cell>
          <table:table-cell table:style-name="ce15" table:formula="of:=+IFERROR([.F43]/[.F41];&quot;n.a.&quot;)" office:value-type="string" office:string-value="n.a." calcext:value-type="string">
            <text:p>n.a.</text:p>
          </table:table-cell>
          <table:table-cell table:style-name="ce15" table:formula="of:=+IFERROR([.G43]/[.G41];&quot;n.a.&quot;)" office:value-type="string" office:string-value="n.a." calcext:value-type="string">
            <text:p>n.a.</text:p>
          </table:table-cell>
          <table:table-cell table:style-name="ce15" table:formula="of:=+IFERROR([.H43]/[.H41];&quot;n.a.&quot;)" office:value-type="string" office:string-value="n.a." calcext:value-type="string">
            <text:p>n.a.</text:p>
          </table:table-cell>
          <table:table-cell table:style-name="ce15" table:formula="of:=+IFERROR([.I43]/[.I41];&quot;n.a.&quot;)" office:value-type="string" office:string-value="n.a." calcext:value-type="string">
            <text:p>n.a.</text:p>
          </table:table-cell>
          <table:table-cell table:style-name="ce15" table:formula="of:=+IFERROR([.J43]/[.J41];&quot;n.a.&quot;)" office:value-type="string" office:string-value="n.a." calcext:value-type="string">
            <text:p>n.a.</text:p>
          </table:table-cell>
          <table:table-cell table:style-name="ce15" table:formula="of:=+IFERROR([.K43]/[.K41];&quot;n.a.&quot;)" office:value-type="string" office:string-value="n.a." calcext:value-type="string">
            <text:p>n.a.</text:p>
          </table:table-cell>
          <table:table-cell table:style-name="ce15" table:formula="of:=+IFERROR([.L43]/[.L41];&quot;n.a.&quot;)" office:value-type="string" office:string-value="n.a." calcext:value-type="string">
            <text:p>n.a.</text:p>
          </table:table-cell>
          <table:table-cell table:style-name="ce15" table:formula="of:=+IFERROR([.M43]/[.M41];&quot;n.a.&quot;)" office:value-type="string" office:string-value="n.a." calcext:value-type="string">
            <text:p>n.a.</text:p>
          </table:table-cell>
          <table:table-cell table:style-name="ce15" table:formula="of:=+IFERROR([.N43]/[.N41];&quot;n.a.&quot;)" office:value-type="string" office:string-value="n.a." calcext:value-type="string">
            <text:p>n.a.</text:p>
          </table:table-cell>
          <table:table-cell table:style-name="ce15" table:formula="of:=+IFERROR([.O43]/[.O41];&quot;n.a.&quot;)" office:value-type="string" office:string-value="n.a." calcext:value-type="string">
            <text:p>n.a.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Δ EUR</text:p>
          </table:table-cell>
          <table:table-cell table:style-name="ce14" table:formula="of:=+[.D41]-[.D40]" office:value-type="float" office:value="0" calcext:value-type="float">
            <text:p>0</text:p>
          </table:table-cell>
          <table:table-cell table:style-name="ce14" table:formula="of:=+[.E41]-[.E40]" office:value-type="float" office:value="0" calcext:value-type="float">
            <text:p>0</text:p>
          </table:table-cell>
          <table:table-cell table:style-name="ce14" table:formula="of:=+[.F41]-[.F40]" office:value-type="float" office:value="0" calcext:value-type="float">
            <text:p>0</text:p>
          </table:table-cell>
          <table:table-cell table:style-name="ce14" table:formula="of:=+[.G41]-[.G40]" office:value-type="float" office:value="0" calcext:value-type="float">
            <text:p>0</text:p>
          </table:table-cell>
          <table:table-cell table:style-name="ce14" table:formula="of:=+[.H41]-[.H40]" office:value-type="float" office:value="0" calcext:value-type="float">
            <text:p>0</text:p>
          </table:table-cell>
          <table:table-cell table:style-name="ce14" table:formula="of:=+[.I41]-[.I40]" office:value-type="float" office:value="0" calcext:value-type="float">
            <text:p>0</text:p>
          </table:table-cell>
          <table:table-cell table:style-name="ce14" table:formula="of:=+[.J41]-[.J40]" office:value-type="float" office:value="0" calcext:value-type="float">
            <text:p>0</text:p>
          </table:table-cell>
          <table:table-cell table:style-name="ce14" table:formula="of:=+[.K41]-[.K40]" office:value-type="float" office:value="0" calcext:value-type="float">
            <text:p>0</text:p>
          </table:table-cell>
          <table:table-cell table:style-name="ce14" table:formula="of:=+[.L41]-[.L40]" office:value-type="float" office:value="0" calcext:value-type="float">
            <text:p>0</text:p>
          </table:table-cell>
          <table:table-cell table:style-name="ce14" table:formula="of:=+[.M41]-[.M40]" office:value-type="float" office:value="0" calcext:value-type="float">
            <text:p>0</text:p>
          </table:table-cell>
          <table:table-cell table:style-name="ce14" table:formula="of:=+[.N41]-[.N40]" office:value-type="float" office:value="0" calcext:value-type="float">
            <text:p>0</text:p>
          </table:table-cell>
          <table:table-cell table:style-name="ce14" table:formula="of:=+[.O41]-[.O40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14" table:number-columns-repeated="12"/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Budget</text:p>
          </table:table-cell>
          <table:table-cell table:style-name="ce14" table:number-columns-repeated="12"/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Budget YTD</text:p>
          </table:table-cell>
          <table:table-cell table:style-name="ce14" table:formula="of:=+[.D45]" office:value-type="float" office:value="0" calcext:value-type="float">
            <text:p>0</text:p>
          </table:table-cell>
          <table:table-cell table:style-name="ce14" table:formula="of:=+[.D46]+[.E45]" office:value-type="float" office:value="0" calcext:value-type="float">
            <text:p>0</text:p>
          </table:table-cell>
          <table:table-cell table:style-name="ce14" table:formula="of:=+[.E46]+[.F45]" office:value-type="float" office:value="0" calcext:value-type="float">
            <text:p>0</text:p>
          </table:table-cell>
          <table:table-cell table:style-name="ce14" table:formula="of:=+[.F46]+[.G45]" office:value-type="float" office:value="0" calcext:value-type="float">
            <text:p>0</text:p>
          </table:table-cell>
          <table:table-cell table:style-name="ce14" table:formula="of:=+[.G46]+[.H45]" office:value-type="float" office:value="0" calcext:value-type="float">
            <text:p>0</text:p>
          </table:table-cell>
          <table:table-cell table:style-name="ce14" table:formula="of:=+[.H46]+[.I45]" office:value-type="float" office:value="0" calcext:value-type="float">
            <text:p>0</text:p>
          </table:table-cell>
          <table:table-cell table:style-name="ce14" table:formula="of:=+[.I46]+[.J45]" office:value-type="float" office:value="0" calcext:value-type="float">
            <text:p>0</text:p>
          </table:table-cell>
          <table:table-cell table:style-name="ce14" table:formula="of:=+[.J46]+[.K45]" office:value-type="float" office:value="0" calcext:value-type="float">
            <text:p>0</text:p>
          </table:table-cell>
          <table:table-cell table:style-name="ce14" table:formula="of:=+[.K46]+[.L45]" office:value-type="float" office:value="0" calcext:value-type="float">
            <text:p>0</text:p>
          </table:table-cell>
          <table:table-cell table:style-name="ce14" table:formula="of:=+[.L46]+[.M45]" office:value-type="float" office:value="0" calcext:value-type="float">
            <text:p>0</text:p>
          </table:table-cell>
          <table:table-cell table:style-name="ce14" table:formula="of:=+[.M46]+[.N45]" office:value-type="float" office:value="0" calcext:value-type="float">
            <text:p>0</text:p>
          </table:table-cell>
          <table:table-cell table:style-name="ce14" table:formula="of:=+[.N46]+[.O45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Δ %</text:p>
          </table:table-cell>
          <table:table-cell table:style-name="ce15" table:formula="of:=+IFERROR([.D48]/[.D46];&quot;n.a.&quot;)" office:value-type="string" office:string-value="n.a." calcext:value-type="string">
            <text:p>n.a.</text:p>
          </table:table-cell>
          <table:table-cell table:style-name="ce15" table:formula="of:=+IFERROR([.E48]/[.E46];&quot;n.a.&quot;)" office:value-type="string" office:string-value="n.a." calcext:value-type="string">
            <text:p>n.a.</text:p>
          </table:table-cell>
          <table:table-cell table:style-name="ce15" table:formula="of:=+IFERROR([.F48]/[.F46];&quot;n.a.&quot;)" office:value-type="string" office:string-value="n.a." calcext:value-type="string">
            <text:p>n.a.</text:p>
          </table:table-cell>
          <table:table-cell table:style-name="ce15" table:formula="of:=+IFERROR([.G48]/[.G46];&quot;n.a.&quot;)" office:value-type="string" office:string-value="n.a." calcext:value-type="string">
            <text:p>n.a.</text:p>
          </table:table-cell>
          <table:table-cell table:style-name="ce15" table:formula="of:=+IFERROR([.H48]/[.H46];&quot;n.a.&quot;)" office:value-type="string" office:string-value="n.a." calcext:value-type="string">
            <text:p>n.a.</text:p>
          </table:table-cell>
          <table:table-cell table:style-name="ce15" table:formula="of:=+IFERROR([.I48]/[.I46];&quot;n.a.&quot;)" office:value-type="string" office:string-value="n.a." calcext:value-type="string">
            <text:p>n.a.</text:p>
          </table:table-cell>
          <table:table-cell table:style-name="ce15" table:formula="of:=+IFERROR([.J48]/[.J46];&quot;n.a.&quot;)" office:value-type="string" office:string-value="n.a." calcext:value-type="string">
            <text:p>n.a.</text:p>
          </table:table-cell>
          <table:table-cell table:style-name="ce15" table:formula="of:=+IFERROR([.K48]/[.K46];&quot;n.a.&quot;)" office:value-type="string" office:string-value="n.a." calcext:value-type="string">
            <text:p>n.a.</text:p>
          </table:table-cell>
          <table:table-cell table:style-name="ce15" table:formula="of:=+IFERROR([.L48]/[.L46];&quot;n.a.&quot;)" office:value-type="string" office:string-value="n.a." calcext:value-type="string">
            <text:p>n.a.</text:p>
          </table:table-cell>
          <table:table-cell table:style-name="ce15" table:formula="of:=+IFERROR([.M48]/[.M46];&quot;n.a.&quot;)" office:value-type="string" office:string-value="n.a." calcext:value-type="string">
            <text:p>n.a.</text:p>
          </table:table-cell>
          <table:table-cell table:style-name="ce15" table:formula="of:=+IFERROR([.N48]/[.N46];&quot;n.a.&quot;)" office:value-type="string" office:string-value="n.a." calcext:value-type="string">
            <text:p>n.a.</text:p>
          </table:table-cell>
          <table:table-cell table:style-name="ce15" table:formula="of:=+IFERROR([.O48]/[.O46];&quot;n.a.&quot;)" office:value-type="string" office:string-value="n.a." calcext:value-type="string">
            <text:p>n.a.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Δ EUR</text:p>
          </table:table-cell>
          <table:table-cell table:style-name="ce14" table:formula="of:=+[.D46]-[.D45]" office:value-type="float" office:value="0" calcext:value-type="float">
            <text:p>0</text:p>
          </table:table-cell>
          <table:table-cell table:style-name="ce14" table:formula="of:=+[.E46]-[.E45]" office:value-type="float" office:value="0" calcext:value-type="float">
            <text:p>0</text:p>
          </table:table-cell>
          <table:table-cell table:style-name="ce14" table:formula="of:=+[.F46]-[.F45]" office:value-type="float" office:value="0" calcext:value-type="float">
            <text:p>0</text:p>
          </table:table-cell>
          <table:table-cell table:style-name="ce14" table:formula="of:=+[.G46]-[.G45]" office:value-type="float" office:value="0" calcext:value-type="float">
            <text:p>0</text:p>
          </table:table-cell>
          <table:table-cell table:style-name="ce14" table:formula="of:=+[.H46]-[.H45]" office:value-type="float" office:value="0" calcext:value-type="float">
            <text:p>0</text:p>
          </table:table-cell>
          <table:table-cell table:style-name="ce14" table:formula="of:=+[.I46]-[.I45]" office:value-type="float" office:value="0" calcext:value-type="float">
            <text:p>0</text:p>
          </table:table-cell>
          <table:table-cell table:style-name="ce14" table:formula="of:=+[.J46]-[.J45]" office:value-type="float" office:value="0" calcext:value-type="float">
            <text:p>0</text:p>
          </table:table-cell>
          <table:table-cell table:style-name="ce14" table:formula="of:=+[.K46]-[.K45]" office:value-type="float" office:value="0" calcext:value-type="float">
            <text:p>0</text:p>
          </table:table-cell>
          <table:table-cell table:style-name="ce14" table:formula="of:=+[.L46]-[.L45]" office:value-type="float" office:value="0" calcext:value-type="float">
            <text:p>0</text:p>
          </table:table-cell>
          <table:table-cell table:style-name="ce14" table:formula="of:=+[.M46]-[.M45]" office:value-type="float" office:value="0" calcext:value-type="float">
            <text:p>0</text:p>
          </table:table-cell>
          <table:table-cell table:style-name="ce14" table:formula="of:=+[.N46]-[.N45]" office:value-type="float" office:value="0" calcext:value-type="float">
            <text:p>0</text:p>
          </table:table-cell>
          <table:table-cell table:style-name="ce14" table:formula="of:=+[.O46]-[.O45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14" table:number-columns-repeated="12"/>
          <table:table-cell table:number-columns-repeated="1009"/>
        </table:table-row>
        <table:table-row table:style-name="ro2">
          <table:table-cell/>
          <table:table-cell table:style-name="ce4" table:number-columns-repeated="2"/>
          <table:table-cell table:style-name="ce16" table:number-columns-repeated="12"/>
          <table:table-cell table:number-columns-repeated="1009"/>
        </table:table-row>
        <table:table-row table:style-name="ro2">
          <table:table-cell/>
          <table:table-cell office:value-type="string" calcext:value-type="string">
            <text:p>America</text:p>
          </table:table-cell>
          <table:table-cell office:value-type="string" calcext:value-type="string">
            <text:p>Sales</text:p>
          </table:table-cell>
          <table:table-cell table:style-name="ce14" table:number-columns-repeated="12"/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Sales YTD</text:p>
          </table:table-cell>
          <table:table-cell table:style-name="ce14" table:formula="of:=+[.D51]" office:value-type="float" office:value="0" calcext:value-type="float">
            <text:p>0</text:p>
          </table:table-cell>
          <table:table-cell table:style-name="ce14" table:formula="of:=+[.D52]+[.E51]" office:value-type="float" office:value="0" calcext:value-type="float">
            <text:p>0</text:p>
          </table:table-cell>
          <table:table-cell table:style-name="ce14" table:formula="of:=+[.E52]+[.F51]" office:value-type="float" office:value="0" calcext:value-type="float">
            <text:p>0</text:p>
          </table:table-cell>
          <table:table-cell table:style-name="ce14" table:formula="of:=+[.F52]+[.G51]" office:value-type="float" office:value="0" calcext:value-type="float">
            <text:p>0</text:p>
          </table:table-cell>
          <table:table-cell table:style-name="ce14" table:formula="of:=+[.G52]+[.H51]" office:value-type="float" office:value="0" calcext:value-type="float">
            <text:p>0</text:p>
          </table:table-cell>
          <table:table-cell table:style-name="ce14" table:formula="of:=+[.H52]+[.I51]" office:value-type="float" office:value="0" calcext:value-type="float">
            <text:p>0</text:p>
          </table:table-cell>
          <table:table-cell table:style-name="ce14" table:formula="of:=+[.I52]+[.J51]" office:value-type="float" office:value="0" calcext:value-type="float">
            <text:p>0</text:p>
          </table:table-cell>
          <table:table-cell table:style-name="ce14" table:formula="of:=+[.J52]+[.K51]" office:value-type="float" office:value="0" calcext:value-type="float">
            <text:p>0</text:p>
          </table:table-cell>
          <table:table-cell table:style-name="ce14" table:formula="of:=+[.K52]+[.L51]" office:value-type="float" office:value="0" calcext:value-type="float">
            <text:p>0</text:p>
          </table:table-cell>
          <table:table-cell table:style-name="ce14" table:formula="of:=+[.L52]+[.M51]" office:value-type="float" office:value="0" calcext:value-type="float">
            <text:p>0</text:p>
          </table:table-cell>
          <table:table-cell table:style-name="ce14" table:formula="of:=+[.M52]+[.N51]" office:value-type="float" office:value="0" calcext:value-type="float">
            <text:p>0</text:p>
          </table:table-cell>
          <table:table-cell table:style-name="ce14" table:formula="of:=+[.N52]+[.O51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Δ %</text:p>
          </table:table-cell>
          <table:table-cell table:style-name="ce15" table:formula="of:=+IFERROR([.D54]/[.D52];&quot;n.a.&quot;)" office:value-type="string" office:string-value="n.a." calcext:value-type="string">
            <text:p>n.a.</text:p>
          </table:table-cell>
          <table:table-cell table:style-name="ce15" table:formula="of:=+IFERROR([.E54]/[.E52];&quot;n.a.&quot;)" office:value-type="string" office:string-value="n.a." calcext:value-type="string">
            <text:p>n.a.</text:p>
          </table:table-cell>
          <table:table-cell table:style-name="ce15" table:formula="of:=+IFERROR([.F54]/[.F52];&quot;n.a.&quot;)" office:value-type="string" office:string-value="n.a." calcext:value-type="string">
            <text:p>n.a.</text:p>
          </table:table-cell>
          <table:table-cell table:style-name="ce15" table:formula="of:=+IFERROR([.G54]/[.G52];&quot;n.a.&quot;)" office:value-type="string" office:string-value="n.a." calcext:value-type="string">
            <text:p>n.a.</text:p>
          </table:table-cell>
          <table:table-cell table:style-name="ce15" table:formula="of:=+IFERROR([.H54]/[.H52];&quot;n.a.&quot;)" office:value-type="string" office:string-value="n.a." calcext:value-type="string">
            <text:p>n.a.</text:p>
          </table:table-cell>
          <table:table-cell table:style-name="ce15" table:formula="of:=+IFERROR([.I54]/[.I52];&quot;n.a.&quot;)" office:value-type="string" office:string-value="n.a." calcext:value-type="string">
            <text:p>n.a.</text:p>
          </table:table-cell>
          <table:table-cell table:style-name="ce15" table:formula="of:=+IFERROR([.J54]/[.J52];&quot;n.a.&quot;)" office:value-type="string" office:string-value="n.a." calcext:value-type="string">
            <text:p>n.a.</text:p>
          </table:table-cell>
          <table:table-cell table:style-name="ce15" table:formula="of:=+IFERROR([.K54]/[.K52];&quot;n.a.&quot;)" office:value-type="string" office:string-value="n.a." calcext:value-type="string">
            <text:p>n.a.</text:p>
          </table:table-cell>
          <table:table-cell table:style-name="ce15" table:formula="of:=+IFERROR([.L54]/[.L52];&quot;n.a.&quot;)" office:value-type="string" office:string-value="n.a." calcext:value-type="string">
            <text:p>n.a.</text:p>
          </table:table-cell>
          <table:table-cell table:style-name="ce15" table:formula="of:=+IFERROR([.M54]/[.M52];&quot;n.a.&quot;)" office:value-type="string" office:string-value="n.a." calcext:value-type="string">
            <text:p>n.a.</text:p>
          </table:table-cell>
          <table:table-cell table:style-name="ce15" table:formula="of:=+IFERROR([.N54]/[.N52];&quot;n.a.&quot;)" office:value-type="string" office:string-value="n.a." calcext:value-type="string">
            <text:p>n.a.</text:p>
          </table:table-cell>
          <table:table-cell table:style-name="ce15" table:formula="of:=+IFERROR([.O54]/[.O52];&quot;n.a.&quot;)" office:value-type="string" office:string-value="n.a." calcext:value-type="string">
            <text:p>n.a.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Δ EUR</text:p>
          </table:table-cell>
          <table:table-cell table:style-name="ce14" table:formula="of:=+[.D52]-[.D51]" office:value-type="float" office:value="0" calcext:value-type="float">
            <text:p>0</text:p>
          </table:table-cell>
          <table:table-cell table:style-name="ce14" table:formula="of:=+[.E52]-[.E51]" office:value-type="float" office:value="0" calcext:value-type="float">
            <text:p>0</text:p>
          </table:table-cell>
          <table:table-cell table:style-name="ce14" table:formula="of:=+[.F52]-[.F51]" office:value-type="float" office:value="0" calcext:value-type="float">
            <text:p>0</text:p>
          </table:table-cell>
          <table:table-cell table:style-name="ce14" table:formula="of:=+[.G52]-[.G51]" office:value-type="float" office:value="0" calcext:value-type="float">
            <text:p>0</text:p>
          </table:table-cell>
          <table:table-cell table:style-name="ce14" table:formula="of:=+[.H52]-[.H51]" office:value-type="float" office:value="0" calcext:value-type="float">
            <text:p>0</text:p>
          </table:table-cell>
          <table:table-cell table:style-name="ce14" table:formula="of:=+[.I52]-[.I51]" office:value-type="float" office:value="0" calcext:value-type="float">
            <text:p>0</text:p>
          </table:table-cell>
          <table:table-cell table:style-name="ce14" table:formula="of:=+[.J52]-[.J51]" office:value-type="float" office:value="0" calcext:value-type="float">
            <text:p>0</text:p>
          </table:table-cell>
          <table:table-cell table:style-name="ce14" table:formula="of:=+[.K52]-[.K51]" office:value-type="float" office:value="0" calcext:value-type="float">
            <text:p>0</text:p>
          </table:table-cell>
          <table:table-cell table:style-name="ce14" table:formula="of:=+[.L52]-[.L51]" office:value-type="float" office:value="0" calcext:value-type="float">
            <text:p>0</text:p>
          </table:table-cell>
          <table:table-cell table:style-name="ce14" table:formula="of:=+[.M52]-[.M51]" office:value-type="float" office:value="0" calcext:value-type="float">
            <text:p>0</text:p>
          </table:table-cell>
          <table:table-cell table:style-name="ce14" table:formula="of:=+[.N52]-[.N51]" office:value-type="float" office:value="0" calcext:value-type="float">
            <text:p>0</text:p>
          </table:table-cell>
          <table:table-cell table:style-name="ce14" table:formula="of:=+[.O52]-[.O51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14" table:number-columns-repeated="12"/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PY</text:p>
          </table:table-cell>
          <table:table-cell table:style-name="ce14" table:number-columns-repeated="12"/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PY YTD</text:p>
          </table:table-cell>
          <table:table-cell table:style-name="ce14" table:formula="of:=+[.D56]" office:value-type="float" office:value="0" calcext:value-type="float">
            <text:p>0</text:p>
          </table:table-cell>
          <table:table-cell table:style-name="ce14" table:formula="of:=+[.D57]+[.E56]" office:value-type="float" office:value="0" calcext:value-type="float">
            <text:p>0</text:p>
          </table:table-cell>
          <table:table-cell table:style-name="ce14" table:formula="of:=+[.E57]+[.F56]" office:value-type="float" office:value="0" calcext:value-type="float">
            <text:p>0</text:p>
          </table:table-cell>
          <table:table-cell table:style-name="ce14" table:formula="of:=+[.F57]+[.G56]" office:value-type="float" office:value="0" calcext:value-type="float">
            <text:p>0</text:p>
          </table:table-cell>
          <table:table-cell table:style-name="ce14" table:formula="of:=+[.G57]+[.H56]" office:value-type="float" office:value="0" calcext:value-type="float">
            <text:p>0</text:p>
          </table:table-cell>
          <table:table-cell table:style-name="ce14" table:formula="of:=+[.H57]+[.I56]" office:value-type="float" office:value="0" calcext:value-type="float">
            <text:p>0</text:p>
          </table:table-cell>
          <table:table-cell table:style-name="ce14" table:formula="of:=+[.I57]+[.J56]" office:value-type="float" office:value="0" calcext:value-type="float">
            <text:p>0</text:p>
          </table:table-cell>
          <table:table-cell table:style-name="ce14" table:formula="of:=+[.J57]+[.K56]" office:value-type="float" office:value="0" calcext:value-type="float">
            <text:p>0</text:p>
          </table:table-cell>
          <table:table-cell table:style-name="ce14" table:formula="of:=+[.K57]+[.L56]" office:value-type="float" office:value="0" calcext:value-type="float">
            <text:p>0</text:p>
          </table:table-cell>
          <table:table-cell table:style-name="ce14" table:formula="of:=+[.L57]+[.M56]" office:value-type="float" office:value="0" calcext:value-type="float">
            <text:p>0</text:p>
          </table:table-cell>
          <table:table-cell table:style-name="ce14" table:formula="of:=+[.M57]+[.N56]" office:value-type="float" office:value="0" calcext:value-type="float">
            <text:p>0</text:p>
          </table:table-cell>
          <table:table-cell table:style-name="ce14" table:formula="of:=+[.N57]+[.O56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Δ %</text:p>
          </table:table-cell>
          <table:table-cell table:style-name="ce15" table:formula="of:=+IFERROR([.D59]/[.D57];&quot;n.a.&quot;)" office:value-type="string" office:string-value="n.a." calcext:value-type="string">
            <text:p>n.a.</text:p>
          </table:table-cell>
          <table:table-cell table:style-name="ce15" table:formula="of:=+IFERROR([.E59]/[.E57];&quot;n.a.&quot;)" office:value-type="string" office:string-value="n.a." calcext:value-type="string">
            <text:p>n.a.</text:p>
          </table:table-cell>
          <table:table-cell table:style-name="ce15" table:formula="of:=+IFERROR([.F59]/[.F57];&quot;n.a.&quot;)" office:value-type="string" office:string-value="n.a." calcext:value-type="string">
            <text:p>n.a.</text:p>
          </table:table-cell>
          <table:table-cell table:style-name="ce15" table:formula="of:=+IFERROR([.G59]/[.G57];&quot;n.a.&quot;)" office:value-type="string" office:string-value="n.a." calcext:value-type="string">
            <text:p>n.a.</text:p>
          </table:table-cell>
          <table:table-cell table:style-name="ce15" table:formula="of:=+IFERROR([.H59]/[.H57];&quot;n.a.&quot;)" office:value-type="string" office:string-value="n.a." calcext:value-type="string">
            <text:p>n.a.</text:p>
          </table:table-cell>
          <table:table-cell table:style-name="ce15" table:formula="of:=+IFERROR([.I59]/[.I57];&quot;n.a.&quot;)" office:value-type="string" office:string-value="n.a." calcext:value-type="string">
            <text:p>n.a.</text:p>
          </table:table-cell>
          <table:table-cell table:style-name="ce15" table:formula="of:=+IFERROR([.J59]/[.J57];&quot;n.a.&quot;)" office:value-type="string" office:string-value="n.a." calcext:value-type="string">
            <text:p>n.a.</text:p>
          </table:table-cell>
          <table:table-cell table:style-name="ce15" table:formula="of:=+IFERROR([.K59]/[.K57];&quot;n.a.&quot;)" office:value-type="string" office:string-value="n.a." calcext:value-type="string">
            <text:p>n.a.</text:p>
          </table:table-cell>
          <table:table-cell table:style-name="ce15" table:formula="of:=+IFERROR([.L59]/[.L57];&quot;n.a.&quot;)" office:value-type="string" office:string-value="n.a." calcext:value-type="string">
            <text:p>n.a.</text:p>
          </table:table-cell>
          <table:table-cell table:style-name="ce15" table:formula="of:=+IFERROR([.M59]/[.M57];&quot;n.a.&quot;)" office:value-type="string" office:string-value="n.a." calcext:value-type="string">
            <text:p>n.a.</text:p>
          </table:table-cell>
          <table:table-cell table:style-name="ce15" table:formula="of:=+IFERROR([.N59]/[.N57];&quot;n.a.&quot;)" office:value-type="string" office:string-value="n.a." calcext:value-type="string">
            <text:p>n.a.</text:p>
          </table:table-cell>
          <table:table-cell table:style-name="ce15" table:formula="of:=+IFERROR([.O59]/[.O57];&quot;n.a.&quot;)" office:value-type="string" office:string-value="n.a." calcext:value-type="string">
            <text:p>n.a.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Δ EUR</text:p>
          </table:table-cell>
          <table:table-cell table:style-name="ce14" table:formula="of:=+[.D57]-[.D56]" office:value-type="float" office:value="0" calcext:value-type="float">
            <text:p>0</text:p>
          </table:table-cell>
          <table:table-cell table:style-name="ce14" table:formula="of:=+[.E57]-[.E56]" office:value-type="float" office:value="0" calcext:value-type="float">
            <text:p>0</text:p>
          </table:table-cell>
          <table:table-cell table:style-name="ce14" table:formula="of:=+[.F57]-[.F56]" office:value-type="float" office:value="0" calcext:value-type="float">
            <text:p>0</text:p>
          </table:table-cell>
          <table:table-cell table:style-name="ce14" table:formula="of:=+[.G57]-[.G56]" office:value-type="float" office:value="0" calcext:value-type="float">
            <text:p>0</text:p>
          </table:table-cell>
          <table:table-cell table:style-name="ce14" table:formula="of:=+[.H57]-[.H56]" office:value-type="float" office:value="0" calcext:value-type="float">
            <text:p>0</text:p>
          </table:table-cell>
          <table:table-cell table:style-name="ce14" table:formula="of:=+[.I57]-[.I56]" office:value-type="float" office:value="0" calcext:value-type="float">
            <text:p>0</text:p>
          </table:table-cell>
          <table:table-cell table:style-name="ce14" table:formula="of:=+[.J57]-[.J56]" office:value-type="float" office:value="0" calcext:value-type="float">
            <text:p>0</text:p>
          </table:table-cell>
          <table:table-cell table:style-name="ce14" table:formula="of:=+[.K57]-[.K56]" office:value-type="float" office:value="0" calcext:value-type="float">
            <text:p>0</text:p>
          </table:table-cell>
          <table:table-cell table:style-name="ce14" table:formula="of:=+[.L57]-[.L56]" office:value-type="float" office:value="0" calcext:value-type="float">
            <text:p>0</text:p>
          </table:table-cell>
          <table:table-cell table:style-name="ce14" table:formula="of:=+[.M57]-[.M56]" office:value-type="float" office:value="0" calcext:value-type="float">
            <text:p>0</text:p>
          </table:table-cell>
          <table:table-cell table:style-name="ce14" table:formula="of:=+[.N57]-[.N56]" office:value-type="float" office:value="0" calcext:value-type="float">
            <text:p>0</text:p>
          </table:table-cell>
          <table:table-cell table:style-name="ce14" table:formula="of:=+[.O57]-[.O56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14" table:number-columns-repeated="12"/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Budget</text:p>
          </table:table-cell>
          <table:table-cell table:style-name="ce14" table:number-columns-repeated="12"/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Budget YTD</text:p>
          </table:table-cell>
          <table:table-cell table:style-name="ce14" table:formula="of:=+[.D61]" office:value-type="float" office:value="0" calcext:value-type="float">
            <text:p>0</text:p>
          </table:table-cell>
          <table:table-cell table:style-name="ce14" table:formula="of:=+[.D62]+[.E61]" office:value-type="float" office:value="0" calcext:value-type="float">
            <text:p>0</text:p>
          </table:table-cell>
          <table:table-cell table:style-name="ce14" table:formula="of:=+[.E62]+[.F61]" office:value-type="float" office:value="0" calcext:value-type="float">
            <text:p>0</text:p>
          </table:table-cell>
          <table:table-cell table:style-name="ce14" table:formula="of:=+[.F62]+[.G61]" office:value-type="float" office:value="0" calcext:value-type="float">
            <text:p>0</text:p>
          </table:table-cell>
          <table:table-cell table:style-name="ce14" table:formula="of:=+[.G62]+[.H61]" office:value-type="float" office:value="0" calcext:value-type="float">
            <text:p>0</text:p>
          </table:table-cell>
          <table:table-cell table:style-name="ce14" table:formula="of:=+[.H62]+[.I61]" office:value-type="float" office:value="0" calcext:value-type="float">
            <text:p>0</text:p>
          </table:table-cell>
          <table:table-cell table:style-name="ce14" table:formula="of:=+[.I62]+[.J61]" office:value-type="float" office:value="0" calcext:value-type="float">
            <text:p>0</text:p>
          </table:table-cell>
          <table:table-cell table:style-name="ce14" table:formula="of:=+[.J62]+[.K61]" office:value-type="float" office:value="0" calcext:value-type="float">
            <text:p>0</text:p>
          </table:table-cell>
          <table:table-cell table:style-name="ce14" table:formula="of:=+[.K62]+[.L61]" office:value-type="float" office:value="0" calcext:value-type="float">
            <text:p>0</text:p>
          </table:table-cell>
          <table:table-cell table:style-name="ce14" table:formula="of:=+[.L62]+[.M61]" office:value-type="float" office:value="0" calcext:value-type="float">
            <text:p>0</text:p>
          </table:table-cell>
          <table:table-cell table:style-name="ce14" table:formula="of:=+[.M62]+[.N61]" office:value-type="float" office:value="0" calcext:value-type="float">
            <text:p>0</text:p>
          </table:table-cell>
          <table:table-cell table:style-name="ce14" table:formula="of:=+[.N62]+[.O61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Δ %</text:p>
          </table:table-cell>
          <table:table-cell table:style-name="ce15" table:formula="of:=+IFERROR([.D64]/[.D62];&quot;n.a.&quot;)" office:value-type="string" office:string-value="n.a." calcext:value-type="string">
            <text:p>n.a.</text:p>
          </table:table-cell>
          <table:table-cell table:style-name="ce15" table:formula="of:=+IFERROR([.E64]/[.E62];&quot;n.a.&quot;)" office:value-type="string" office:string-value="n.a." calcext:value-type="string">
            <text:p>n.a.</text:p>
          </table:table-cell>
          <table:table-cell table:style-name="ce15" table:formula="of:=+IFERROR([.F64]/[.F62];&quot;n.a.&quot;)" office:value-type="string" office:string-value="n.a." calcext:value-type="string">
            <text:p>n.a.</text:p>
          </table:table-cell>
          <table:table-cell table:style-name="ce15" table:formula="of:=+IFERROR([.G64]/[.G62];&quot;n.a.&quot;)" office:value-type="string" office:string-value="n.a." calcext:value-type="string">
            <text:p>n.a.</text:p>
          </table:table-cell>
          <table:table-cell table:style-name="ce15" table:formula="of:=+IFERROR([.H64]/[.H62];&quot;n.a.&quot;)" office:value-type="string" office:string-value="n.a." calcext:value-type="string">
            <text:p>n.a.</text:p>
          </table:table-cell>
          <table:table-cell table:style-name="ce15" table:formula="of:=+IFERROR([.I64]/[.I62];&quot;n.a.&quot;)" office:value-type="string" office:string-value="n.a." calcext:value-type="string">
            <text:p>n.a.</text:p>
          </table:table-cell>
          <table:table-cell table:style-name="ce15" table:formula="of:=+IFERROR([.J64]/[.J62];&quot;n.a.&quot;)" office:value-type="string" office:string-value="n.a." calcext:value-type="string">
            <text:p>n.a.</text:p>
          </table:table-cell>
          <table:table-cell table:style-name="ce15" table:formula="of:=+IFERROR([.K64]/[.K62];&quot;n.a.&quot;)" office:value-type="string" office:string-value="n.a." calcext:value-type="string">
            <text:p>n.a.</text:p>
          </table:table-cell>
          <table:table-cell table:style-name="ce15" table:formula="of:=+IFERROR([.L64]/[.L62];&quot;n.a.&quot;)" office:value-type="string" office:string-value="n.a." calcext:value-type="string">
            <text:p>n.a.</text:p>
          </table:table-cell>
          <table:table-cell table:style-name="ce15" table:formula="of:=+IFERROR([.M64]/[.M62];&quot;n.a.&quot;)" office:value-type="string" office:string-value="n.a." calcext:value-type="string">
            <text:p>n.a.</text:p>
          </table:table-cell>
          <table:table-cell table:style-name="ce15" table:formula="of:=+IFERROR([.N64]/[.N62];&quot;n.a.&quot;)" office:value-type="string" office:string-value="n.a." calcext:value-type="string">
            <text:p>n.a.</text:p>
          </table:table-cell>
          <table:table-cell table:style-name="ce15" table:formula="of:=+IFERROR([.O64]/[.O62];&quot;n.a.&quot;)" office:value-type="string" office:string-value="n.a." calcext:value-type="string">
            <text:p>n.a.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Δ EUR</text:p>
          </table:table-cell>
          <table:table-cell table:style-name="ce14" table:formula="of:=+[.D62]-[.D61]" office:value-type="float" office:value="0" calcext:value-type="float">
            <text:p>0</text:p>
          </table:table-cell>
          <table:table-cell table:style-name="ce14" table:formula="of:=+[.E62]-[.E61]" office:value-type="float" office:value="0" calcext:value-type="float">
            <text:p>0</text:p>
          </table:table-cell>
          <table:table-cell table:style-name="ce14" table:formula="of:=+[.F62]-[.F61]" office:value-type="float" office:value="0" calcext:value-type="float">
            <text:p>0</text:p>
          </table:table-cell>
          <table:table-cell table:style-name="ce14" table:formula="of:=+[.G62]-[.G61]" office:value-type="float" office:value="0" calcext:value-type="float">
            <text:p>0</text:p>
          </table:table-cell>
          <table:table-cell table:style-name="ce14" table:formula="of:=+[.H62]-[.H61]" office:value-type="float" office:value="0" calcext:value-type="float">
            <text:p>0</text:p>
          </table:table-cell>
          <table:table-cell table:style-name="ce14" table:formula="of:=+[.I62]-[.I61]" office:value-type="float" office:value="0" calcext:value-type="float">
            <text:p>0</text:p>
          </table:table-cell>
          <table:table-cell table:style-name="ce14" table:formula="of:=+[.J62]-[.J61]" office:value-type="float" office:value="0" calcext:value-type="float">
            <text:p>0</text:p>
          </table:table-cell>
          <table:table-cell table:style-name="ce14" table:formula="of:=+[.K62]-[.K61]" office:value-type="float" office:value="0" calcext:value-type="float">
            <text:p>0</text:p>
          </table:table-cell>
          <table:table-cell table:style-name="ce14" table:formula="of:=+[.L62]-[.L61]" office:value-type="float" office:value="0" calcext:value-type="float">
            <text:p>0</text:p>
          </table:table-cell>
          <table:table-cell table:style-name="ce14" table:formula="of:=+[.M62]-[.M61]" office:value-type="float" office:value="0" calcext:value-type="float">
            <text:p>0</text:p>
          </table:table-cell>
          <table:table-cell table:style-name="ce14" table:formula="of:=+[.N62]-[.N61]" office:value-type="float" office:value="0" calcext:value-type="float">
            <text:p>0</text:p>
          </table:table-cell>
          <table:table-cell table:style-name="ce14" table:formula="of:=+[.O62]-[.O61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14" table:number-columns-repeated="12"/>
          <table:table-cell table:number-columns-repeated="1009"/>
        </table:table-row>
        <table:table-row table:style-name="ro2">
          <table:table-cell/>
          <table:table-cell table:style-name="ce4" table:number-columns-repeated="2"/>
          <table:table-cell table:style-name="ce16" table:number-columns-repeated="12"/>
          <table:table-cell table:number-columns-repeated="1009"/>
        </table:table-row>
        <table:table-row table:style-name="ro2">
          <table:table-cell/>
          <table:table-cell office:value-type="string" calcext:value-type="string">
            <text:p>Asia</text:p>
          </table:table-cell>
          <table:table-cell office:value-type="string" calcext:value-type="string">
            <text:p>Sales</text:p>
          </table:table-cell>
          <table:table-cell table:style-name="ce14" table:number-columns-repeated="12"/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Sales YTD</text:p>
          </table:table-cell>
          <table:table-cell table:style-name="ce14" table:formula="of:=+[.D67]" office:value-type="float" office:value="0" calcext:value-type="float">
            <text:p>0</text:p>
          </table:table-cell>
          <table:table-cell table:style-name="ce14" table:formula="of:=+[.D68]+[.E67]" office:value-type="float" office:value="0" calcext:value-type="float">
            <text:p>0</text:p>
          </table:table-cell>
          <table:table-cell table:style-name="ce14" table:formula="of:=+[.E68]+[.F67]" office:value-type="float" office:value="0" calcext:value-type="float">
            <text:p>0</text:p>
          </table:table-cell>
          <table:table-cell table:style-name="ce14" table:formula="of:=+[.F68]+[.G67]" office:value-type="float" office:value="0" calcext:value-type="float">
            <text:p>0</text:p>
          </table:table-cell>
          <table:table-cell table:style-name="ce14" table:formula="of:=+[.G68]+[.H67]" office:value-type="float" office:value="0" calcext:value-type="float">
            <text:p>0</text:p>
          </table:table-cell>
          <table:table-cell table:style-name="ce14" table:formula="of:=+[.H68]+[.I67]" office:value-type="float" office:value="0" calcext:value-type="float">
            <text:p>0</text:p>
          </table:table-cell>
          <table:table-cell table:style-name="ce14" table:formula="of:=+[.I68]+[.J67]" office:value-type="float" office:value="0" calcext:value-type="float">
            <text:p>0</text:p>
          </table:table-cell>
          <table:table-cell table:style-name="ce14" table:formula="of:=+[.J68]+[.K67]" office:value-type="float" office:value="0" calcext:value-type="float">
            <text:p>0</text:p>
          </table:table-cell>
          <table:table-cell table:style-name="ce14" table:formula="of:=+[.K68]+[.L67]" office:value-type="float" office:value="0" calcext:value-type="float">
            <text:p>0</text:p>
          </table:table-cell>
          <table:table-cell table:style-name="ce14" table:formula="of:=+[.L68]+[.M67]" office:value-type="float" office:value="0" calcext:value-type="float">
            <text:p>0</text:p>
          </table:table-cell>
          <table:table-cell table:style-name="ce14" table:formula="of:=+[.M68]+[.N67]" office:value-type="float" office:value="0" calcext:value-type="float">
            <text:p>0</text:p>
          </table:table-cell>
          <table:table-cell table:style-name="ce14" table:formula="of:=+[.N68]+[.O67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Δ %</text:p>
          </table:table-cell>
          <table:table-cell table:style-name="ce15" table:formula="of:=+IFERROR([.D70]/[.D68];&quot;n.a.&quot;)" office:value-type="string" office:string-value="n.a." calcext:value-type="string">
            <text:p>n.a.</text:p>
          </table:table-cell>
          <table:table-cell table:style-name="ce15" table:formula="of:=+IFERROR([.E70]/[.E68];&quot;n.a.&quot;)" office:value-type="string" office:string-value="n.a." calcext:value-type="string">
            <text:p>n.a.</text:p>
          </table:table-cell>
          <table:table-cell table:style-name="ce15" table:formula="of:=+IFERROR([.F70]/[.F68];&quot;n.a.&quot;)" office:value-type="string" office:string-value="n.a." calcext:value-type="string">
            <text:p>n.a.</text:p>
          </table:table-cell>
          <table:table-cell table:style-name="ce15" table:formula="of:=+IFERROR([.G70]/[.G68];&quot;n.a.&quot;)" office:value-type="string" office:string-value="n.a." calcext:value-type="string">
            <text:p>n.a.</text:p>
          </table:table-cell>
          <table:table-cell table:style-name="ce15" table:formula="of:=+IFERROR([.H70]/[.H68];&quot;n.a.&quot;)" office:value-type="string" office:string-value="n.a." calcext:value-type="string">
            <text:p>n.a.</text:p>
          </table:table-cell>
          <table:table-cell table:style-name="ce15" table:formula="of:=+IFERROR([.I70]/[.I68];&quot;n.a.&quot;)" office:value-type="string" office:string-value="n.a." calcext:value-type="string">
            <text:p>n.a.</text:p>
          </table:table-cell>
          <table:table-cell table:style-name="ce15" table:formula="of:=+IFERROR([.J70]/[.J68];&quot;n.a.&quot;)" office:value-type="string" office:string-value="n.a." calcext:value-type="string">
            <text:p>n.a.</text:p>
          </table:table-cell>
          <table:table-cell table:style-name="ce15" table:formula="of:=+IFERROR([.K70]/[.K68];&quot;n.a.&quot;)" office:value-type="string" office:string-value="n.a." calcext:value-type="string">
            <text:p>n.a.</text:p>
          </table:table-cell>
          <table:table-cell table:style-name="ce15" table:formula="of:=+IFERROR([.L70]/[.L68];&quot;n.a.&quot;)" office:value-type="string" office:string-value="n.a." calcext:value-type="string">
            <text:p>n.a.</text:p>
          </table:table-cell>
          <table:table-cell table:style-name="ce15" table:formula="of:=+IFERROR([.M70]/[.M68];&quot;n.a.&quot;)" office:value-type="string" office:string-value="n.a." calcext:value-type="string">
            <text:p>n.a.</text:p>
          </table:table-cell>
          <table:table-cell table:style-name="ce15" table:formula="of:=+IFERROR([.N70]/[.N68];&quot;n.a.&quot;)" office:value-type="string" office:string-value="n.a." calcext:value-type="string">
            <text:p>n.a.</text:p>
          </table:table-cell>
          <table:table-cell table:style-name="ce15" table:formula="of:=+IFERROR([.O70]/[.O68];&quot;n.a.&quot;)" office:value-type="string" office:string-value="n.a." calcext:value-type="string">
            <text:p>n.a.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Δ EUR</text:p>
          </table:table-cell>
          <table:table-cell table:style-name="ce14" table:formula="of:=+[.D68]-[.D67]" office:value-type="float" office:value="0" calcext:value-type="float">
            <text:p>0</text:p>
          </table:table-cell>
          <table:table-cell table:style-name="ce14" table:formula="of:=+[.E68]-[.E67]" office:value-type="float" office:value="0" calcext:value-type="float">
            <text:p>0</text:p>
          </table:table-cell>
          <table:table-cell table:style-name="ce14" table:formula="of:=+[.F68]-[.F67]" office:value-type="float" office:value="0" calcext:value-type="float">
            <text:p>0</text:p>
          </table:table-cell>
          <table:table-cell table:style-name="ce14" table:formula="of:=+[.G68]-[.G67]" office:value-type="float" office:value="0" calcext:value-type="float">
            <text:p>0</text:p>
          </table:table-cell>
          <table:table-cell table:style-name="ce14" table:formula="of:=+[.H68]-[.H67]" office:value-type="float" office:value="0" calcext:value-type="float">
            <text:p>0</text:p>
          </table:table-cell>
          <table:table-cell table:style-name="ce14" table:formula="of:=+[.I68]-[.I67]" office:value-type="float" office:value="0" calcext:value-type="float">
            <text:p>0</text:p>
          </table:table-cell>
          <table:table-cell table:style-name="ce14" table:formula="of:=+[.J68]-[.J67]" office:value-type="float" office:value="0" calcext:value-type="float">
            <text:p>0</text:p>
          </table:table-cell>
          <table:table-cell table:style-name="ce14" table:formula="of:=+[.K68]-[.K67]" office:value-type="float" office:value="0" calcext:value-type="float">
            <text:p>0</text:p>
          </table:table-cell>
          <table:table-cell table:style-name="ce14" table:formula="of:=+[.L68]-[.L67]" office:value-type="float" office:value="0" calcext:value-type="float">
            <text:p>0</text:p>
          </table:table-cell>
          <table:table-cell table:style-name="ce14" table:formula="of:=+[.M68]-[.M67]" office:value-type="float" office:value="0" calcext:value-type="float">
            <text:p>0</text:p>
          </table:table-cell>
          <table:table-cell table:style-name="ce14" table:formula="of:=+[.N68]-[.N67]" office:value-type="float" office:value="0" calcext:value-type="float">
            <text:p>0</text:p>
          </table:table-cell>
          <table:table-cell table:style-name="ce14" table:formula="of:=+[.O68]-[.O67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14" table:number-columns-repeated="12"/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PY</text:p>
          </table:table-cell>
          <table:table-cell table:style-name="ce14" table:number-columns-repeated="12"/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PY YTD</text:p>
          </table:table-cell>
          <table:table-cell table:style-name="ce14" table:formula="of:=+[.D72]" office:value-type="float" office:value="0" calcext:value-type="float">
            <text:p>0</text:p>
          </table:table-cell>
          <table:table-cell table:style-name="ce14" table:formula="of:=+[.D73]+[.E72]" office:value-type="float" office:value="0" calcext:value-type="float">
            <text:p>0</text:p>
          </table:table-cell>
          <table:table-cell table:style-name="ce14" table:formula="of:=+[.E73]+[.F72]" office:value-type="float" office:value="0" calcext:value-type="float">
            <text:p>0</text:p>
          </table:table-cell>
          <table:table-cell table:style-name="ce14" table:formula="of:=+[.F73]+[.G72]" office:value-type="float" office:value="0" calcext:value-type="float">
            <text:p>0</text:p>
          </table:table-cell>
          <table:table-cell table:style-name="ce14" table:formula="of:=+[.G73]+[.H72]" office:value-type="float" office:value="0" calcext:value-type="float">
            <text:p>0</text:p>
          </table:table-cell>
          <table:table-cell table:style-name="ce14" table:formula="of:=+[.H73]+[.I72]" office:value-type="float" office:value="0" calcext:value-type="float">
            <text:p>0</text:p>
          </table:table-cell>
          <table:table-cell table:style-name="ce14" table:formula="of:=+[.I73]+[.J72]" office:value-type="float" office:value="0" calcext:value-type="float">
            <text:p>0</text:p>
          </table:table-cell>
          <table:table-cell table:style-name="ce14" table:formula="of:=+[.J73]+[.K72]" office:value-type="float" office:value="0" calcext:value-type="float">
            <text:p>0</text:p>
          </table:table-cell>
          <table:table-cell table:style-name="ce14" table:formula="of:=+[.K73]+[.L72]" office:value-type="float" office:value="0" calcext:value-type="float">
            <text:p>0</text:p>
          </table:table-cell>
          <table:table-cell table:style-name="ce14" table:formula="of:=+[.L73]+[.M72]" office:value-type="float" office:value="0" calcext:value-type="float">
            <text:p>0</text:p>
          </table:table-cell>
          <table:table-cell table:style-name="ce14" table:formula="of:=+[.M73]+[.N72]" office:value-type="float" office:value="0" calcext:value-type="float">
            <text:p>0</text:p>
          </table:table-cell>
          <table:table-cell table:style-name="ce14" table:formula="of:=+[.N73]+[.O72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Δ %</text:p>
          </table:table-cell>
          <table:table-cell table:style-name="ce15" table:formula="of:=+IFERROR([.D75]/[.D73];&quot;n.a.&quot;)" office:value-type="string" office:string-value="n.a." calcext:value-type="string">
            <text:p>n.a.</text:p>
          </table:table-cell>
          <table:table-cell table:style-name="ce15" table:formula="of:=+IFERROR([.E75]/[.E73];&quot;n.a.&quot;)" office:value-type="string" office:string-value="n.a." calcext:value-type="string">
            <text:p>n.a.</text:p>
          </table:table-cell>
          <table:table-cell table:style-name="ce15" table:formula="of:=+IFERROR([.F75]/[.F73];&quot;n.a.&quot;)" office:value-type="string" office:string-value="n.a." calcext:value-type="string">
            <text:p>n.a.</text:p>
          </table:table-cell>
          <table:table-cell table:style-name="ce15" table:formula="of:=+IFERROR([.G75]/[.G73];&quot;n.a.&quot;)" office:value-type="string" office:string-value="n.a." calcext:value-type="string">
            <text:p>n.a.</text:p>
          </table:table-cell>
          <table:table-cell table:style-name="ce15" table:formula="of:=+IFERROR([.H75]/[.H73];&quot;n.a.&quot;)" office:value-type="string" office:string-value="n.a." calcext:value-type="string">
            <text:p>n.a.</text:p>
          </table:table-cell>
          <table:table-cell table:style-name="ce15" table:formula="of:=+IFERROR([.I75]/[.I73];&quot;n.a.&quot;)" office:value-type="string" office:string-value="n.a." calcext:value-type="string">
            <text:p>n.a.</text:p>
          </table:table-cell>
          <table:table-cell table:style-name="ce15" table:formula="of:=+IFERROR([.J75]/[.J73];&quot;n.a.&quot;)" office:value-type="string" office:string-value="n.a." calcext:value-type="string">
            <text:p>n.a.</text:p>
          </table:table-cell>
          <table:table-cell table:style-name="ce15" table:formula="of:=+IFERROR([.K75]/[.K73];&quot;n.a.&quot;)" office:value-type="string" office:string-value="n.a." calcext:value-type="string">
            <text:p>n.a.</text:p>
          </table:table-cell>
          <table:table-cell table:style-name="ce15" table:formula="of:=+IFERROR([.L75]/[.L73];&quot;n.a.&quot;)" office:value-type="string" office:string-value="n.a." calcext:value-type="string">
            <text:p>n.a.</text:p>
          </table:table-cell>
          <table:table-cell table:style-name="ce15" table:formula="of:=+IFERROR([.M75]/[.M73];&quot;n.a.&quot;)" office:value-type="string" office:string-value="n.a." calcext:value-type="string">
            <text:p>n.a.</text:p>
          </table:table-cell>
          <table:table-cell table:style-name="ce15" table:formula="of:=+IFERROR([.N75]/[.N73];&quot;n.a.&quot;)" office:value-type="string" office:string-value="n.a." calcext:value-type="string">
            <text:p>n.a.</text:p>
          </table:table-cell>
          <table:table-cell table:style-name="ce15" table:formula="of:=+IFERROR([.O75]/[.O73];&quot;n.a.&quot;)" office:value-type="string" office:string-value="n.a." calcext:value-type="string">
            <text:p>n.a.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Δ EUR</text:p>
          </table:table-cell>
          <table:table-cell table:style-name="ce14" table:formula="of:=+[.D73]-[.D72]" office:value-type="float" office:value="0" calcext:value-type="float">
            <text:p>0</text:p>
          </table:table-cell>
          <table:table-cell table:style-name="ce14" table:formula="of:=+[.E73]-[.E72]" office:value-type="float" office:value="0" calcext:value-type="float">
            <text:p>0</text:p>
          </table:table-cell>
          <table:table-cell table:style-name="ce14" table:formula="of:=+[.F73]-[.F72]" office:value-type="float" office:value="0" calcext:value-type="float">
            <text:p>0</text:p>
          </table:table-cell>
          <table:table-cell table:style-name="ce14" table:formula="of:=+[.G73]-[.G72]" office:value-type="float" office:value="0" calcext:value-type="float">
            <text:p>0</text:p>
          </table:table-cell>
          <table:table-cell table:style-name="ce14" table:formula="of:=+[.H73]-[.H72]" office:value-type="float" office:value="0" calcext:value-type="float">
            <text:p>0</text:p>
          </table:table-cell>
          <table:table-cell table:style-name="ce14" table:formula="of:=+[.I73]-[.I72]" office:value-type="float" office:value="0" calcext:value-type="float">
            <text:p>0</text:p>
          </table:table-cell>
          <table:table-cell table:style-name="ce14" table:formula="of:=+[.J73]-[.J72]" office:value-type="float" office:value="0" calcext:value-type="float">
            <text:p>0</text:p>
          </table:table-cell>
          <table:table-cell table:style-name="ce14" table:formula="of:=+[.K73]-[.K72]" office:value-type="float" office:value="0" calcext:value-type="float">
            <text:p>0</text:p>
          </table:table-cell>
          <table:table-cell table:style-name="ce14" table:formula="of:=+[.L73]-[.L72]" office:value-type="float" office:value="0" calcext:value-type="float">
            <text:p>0</text:p>
          </table:table-cell>
          <table:table-cell table:style-name="ce14" table:formula="of:=+[.M73]-[.M72]" office:value-type="float" office:value="0" calcext:value-type="float">
            <text:p>0</text:p>
          </table:table-cell>
          <table:table-cell table:style-name="ce14" table:formula="of:=+[.N73]-[.N72]" office:value-type="float" office:value="0" calcext:value-type="float">
            <text:p>0</text:p>
          </table:table-cell>
          <table:table-cell table:style-name="ce14" table:formula="of:=+[.O73]-[.O72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14" table:number-columns-repeated="12"/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Budget</text:p>
          </table:table-cell>
          <table:table-cell table:style-name="ce14" table:number-columns-repeated="12"/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Budget YTD</text:p>
          </table:table-cell>
          <table:table-cell table:style-name="ce14" table:formula="of:=+[.D77]" office:value-type="float" office:value="0" calcext:value-type="float">
            <text:p>0</text:p>
          </table:table-cell>
          <table:table-cell table:style-name="ce14" table:formula="of:=+[.D78]+[.E77]" office:value-type="float" office:value="0" calcext:value-type="float">
            <text:p>0</text:p>
          </table:table-cell>
          <table:table-cell table:style-name="ce14" table:formula="of:=+[.E78]+[.F77]" office:value-type="float" office:value="0" calcext:value-type="float">
            <text:p>0</text:p>
          </table:table-cell>
          <table:table-cell table:style-name="ce14" table:formula="of:=+[.F78]+[.G77]" office:value-type="float" office:value="0" calcext:value-type="float">
            <text:p>0</text:p>
          </table:table-cell>
          <table:table-cell table:style-name="ce14" table:formula="of:=+[.G78]+[.H77]" office:value-type="float" office:value="0" calcext:value-type="float">
            <text:p>0</text:p>
          </table:table-cell>
          <table:table-cell table:style-name="ce14" table:formula="of:=+[.H78]+[.I77]" office:value-type="float" office:value="0" calcext:value-type="float">
            <text:p>0</text:p>
          </table:table-cell>
          <table:table-cell table:style-name="ce14" table:formula="of:=+[.I78]+[.J77]" office:value-type="float" office:value="0" calcext:value-type="float">
            <text:p>0</text:p>
          </table:table-cell>
          <table:table-cell table:style-name="ce14" table:formula="of:=+[.J78]+[.K77]" office:value-type="float" office:value="0" calcext:value-type="float">
            <text:p>0</text:p>
          </table:table-cell>
          <table:table-cell table:style-name="ce14" table:formula="of:=+[.K78]+[.L77]" office:value-type="float" office:value="0" calcext:value-type="float">
            <text:p>0</text:p>
          </table:table-cell>
          <table:table-cell table:style-name="ce14" table:formula="of:=+[.L78]+[.M77]" office:value-type="float" office:value="0" calcext:value-type="float">
            <text:p>0</text:p>
          </table:table-cell>
          <table:table-cell table:style-name="ce14" table:formula="of:=+[.M78]+[.N77]" office:value-type="float" office:value="0" calcext:value-type="float">
            <text:p>0</text:p>
          </table:table-cell>
          <table:table-cell table:style-name="ce14" table:formula="of:=+[.N78]+[.O77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Δ %</text:p>
          </table:table-cell>
          <table:table-cell table:style-name="ce15" table:formula="of:=+IFERROR([.D80]/[.D78];&quot;n.a.&quot;)" office:value-type="string" office:string-value="n.a." calcext:value-type="string">
            <text:p>n.a.</text:p>
          </table:table-cell>
          <table:table-cell table:style-name="ce15" table:formula="of:=+IFERROR([.E80]/[.E78];&quot;n.a.&quot;)" office:value-type="string" office:string-value="n.a." calcext:value-type="string">
            <text:p>n.a.</text:p>
          </table:table-cell>
          <table:table-cell table:style-name="ce15" table:formula="of:=+IFERROR([.F80]/[.F78];&quot;n.a.&quot;)" office:value-type="string" office:string-value="n.a." calcext:value-type="string">
            <text:p>n.a.</text:p>
          </table:table-cell>
          <table:table-cell table:style-name="ce15" table:formula="of:=+IFERROR([.G80]/[.G78];&quot;n.a.&quot;)" office:value-type="string" office:string-value="n.a." calcext:value-type="string">
            <text:p>n.a.</text:p>
          </table:table-cell>
          <table:table-cell table:style-name="ce15" table:formula="of:=+IFERROR([.H80]/[.H78];&quot;n.a.&quot;)" office:value-type="string" office:string-value="n.a." calcext:value-type="string">
            <text:p>n.a.</text:p>
          </table:table-cell>
          <table:table-cell table:style-name="ce15" table:formula="of:=+IFERROR([.I80]/[.I78];&quot;n.a.&quot;)" office:value-type="string" office:string-value="n.a." calcext:value-type="string">
            <text:p>n.a.</text:p>
          </table:table-cell>
          <table:table-cell table:style-name="ce15" table:formula="of:=+IFERROR([.J80]/[.J78];&quot;n.a.&quot;)" office:value-type="string" office:string-value="n.a." calcext:value-type="string">
            <text:p>n.a.</text:p>
          </table:table-cell>
          <table:table-cell table:style-name="ce15" table:formula="of:=+IFERROR([.K80]/[.K78];&quot;n.a.&quot;)" office:value-type="string" office:string-value="n.a." calcext:value-type="string">
            <text:p>n.a.</text:p>
          </table:table-cell>
          <table:table-cell table:style-name="ce15" table:formula="of:=+IFERROR([.L80]/[.L78];&quot;n.a.&quot;)" office:value-type="string" office:string-value="n.a." calcext:value-type="string">
            <text:p>n.a.</text:p>
          </table:table-cell>
          <table:table-cell table:style-name="ce15" table:formula="of:=+IFERROR([.M80]/[.M78];&quot;n.a.&quot;)" office:value-type="string" office:string-value="n.a." calcext:value-type="string">
            <text:p>n.a.</text:p>
          </table:table-cell>
          <table:table-cell table:style-name="ce15" table:formula="of:=+IFERROR([.N80]/[.N78];&quot;n.a.&quot;)" office:value-type="string" office:string-value="n.a." calcext:value-type="string">
            <text:p>n.a.</text:p>
          </table:table-cell>
          <table:table-cell table:style-name="ce15" table:formula="of:=+IFERROR([.O80]/[.O78];&quot;n.a.&quot;)" office:value-type="string" office:string-value="n.a." calcext:value-type="string">
            <text:p>n.a.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Δ EUR</text:p>
          </table:table-cell>
          <table:table-cell table:style-name="ce14" table:formula="of:=+[.D78]-[.D77]" office:value-type="float" office:value="0" calcext:value-type="float">
            <text:p>0</text:p>
          </table:table-cell>
          <table:table-cell table:style-name="ce14" table:formula="of:=+[.E78]-[.E77]" office:value-type="float" office:value="0" calcext:value-type="float">
            <text:p>0</text:p>
          </table:table-cell>
          <table:table-cell table:style-name="ce14" table:formula="of:=+[.F78]-[.F77]" office:value-type="float" office:value="0" calcext:value-type="float">
            <text:p>0</text:p>
          </table:table-cell>
          <table:table-cell table:style-name="ce14" table:formula="of:=+[.G78]-[.G77]" office:value-type="float" office:value="0" calcext:value-type="float">
            <text:p>0</text:p>
          </table:table-cell>
          <table:table-cell table:style-name="ce14" table:formula="of:=+[.H78]-[.H77]" office:value-type="float" office:value="0" calcext:value-type="float">
            <text:p>0</text:p>
          </table:table-cell>
          <table:table-cell table:style-name="ce14" table:formula="of:=+[.I78]-[.I77]" office:value-type="float" office:value="0" calcext:value-type="float">
            <text:p>0</text:p>
          </table:table-cell>
          <table:table-cell table:style-name="ce14" table:formula="of:=+[.J78]-[.J77]" office:value-type="float" office:value="0" calcext:value-type="float">
            <text:p>0</text:p>
          </table:table-cell>
          <table:table-cell table:style-name="ce14" table:formula="of:=+[.K78]-[.K77]" office:value-type="float" office:value="0" calcext:value-type="float">
            <text:p>0</text:p>
          </table:table-cell>
          <table:table-cell table:style-name="ce14" table:formula="of:=+[.L78]-[.L77]" office:value-type="float" office:value="0" calcext:value-type="float">
            <text:p>0</text:p>
          </table:table-cell>
          <table:table-cell table:style-name="ce14" table:formula="of:=+[.M78]-[.M77]" office:value-type="float" office:value="0" calcext:value-type="float">
            <text:p>0</text:p>
          </table:table-cell>
          <table:table-cell table:style-name="ce14" table:formula="of:=+[.N78]-[.N77]" office:value-type="float" office:value="0" calcext:value-type="float">
            <text:p>0</text:p>
          </table:table-cell>
          <table:table-cell table:style-name="ce14" table:formula="of:=+[.O78]-[.O77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14" table:number-columns-repeated="12"/>
          <table:table-cell table:number-columns-repeated="1009"/>
        </table:table-row>
        <table:table-row table:style-name="ro2">
          <table:table-cell/>
          <table:table-cell table:style-name="ce4" table:number-columns-repeated="2"/>
          <table:table-cell table:style-name="ce16" table:number-columns-repeated="12"/>
          <table:table-cell table:number-columns-repeated="1009"/>
        </table:table-row>
        <table:table-row table:style-name="ro2"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Sales</text:p>
          </table:table-cell>
          <table:table-cell table:style-name="ce14" table:number-columns-repeated="12"/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Sales YTD</text:p>
          </table:table-cell>
          <table:table-cell table:style-name="ce14" table:formula="of:=+[.D83]" office:value-type="float" office:value="0" calcext:value-type="float">
            <text:p>0</text:p>
          </table:table-cell>
          <table:table-cell table:style-name="ce14" table:formula="of:=+[.D84]+[.E83]" office:value-type="float" office:value="0" calcext:value-type="float">
            <text:p>0</text:p>
          </table:table-cell>
          <table:table-cell table:style-name="ce14" table:formula="of:=+[.E84]+[.F83]" office:value-type="float" office:value="0" calcext:value-type="float">
            <text:p>0</text:p>
          </table:table-cell>
          <table:table-cell table:style-name="ce14" table:formula="of:=+[.F84]+[.G83]" office:value-type="float" office:value="0" calcext:value-type="float">
            <text:p>0</text:p>
          </table:table-cell>
          <table:table-cell table:style-name="ce14" table:formula="of:=+[.G84]+[.H83]" office:value-type="float" office:value="0" calcext:value-type="float">
            <text:p>0</text:p>
          </table:table-cell>
          <table:table-cell table:style-name="ce14" table:formula="of:=+[.H84]+[.I83]" office:value-type="float" office:value="0" calcext:value-type="float">
            <text:p>0</text:p>
          </table:table-cell>
          <table:table-cell table:style-name="ce14" table:formula="of:=+[.I84]+[.J83]" office:value-type="float" office:value="0" calcext:value-type="float">
            <text:p>0</text:p>
          </table:table-cell>
          <table:table-cell table:style-name="ce14" table:formula="of:=+[.J84]+[.K83]" office:value-type="float" office:value="0" calcext:value-type="float">
            <text:p>0</text:p>
          </table:table-cell>
          <table:table-cell table:style-name="ce14" table:formula="of:=+[.K84]+[.L83]" office:value-type="float" office:value="0" calcext:value-type="float">
            <text:p>0</text:p>
          </table:table-cell>
          <table:table-cell table:style-name="ce14" table:formula="of:=+[.L84]+[.M83]" office:value-type="float" office:value="0" calcext:value-type="float">
            <text:p>0</text:p>
          </table:table-cell>
          <table:table-cell table:style-name="ce14" table:formula="of:=+[.M84]+[.N83]" office:value-type="float" office:value="0" calcext:value-type="float">
            <text:p>0</text:p>
          </table:table-cell>
          <table:table-cell table:style-name="ce14" table:formula="of:=+[.N84]+[.O83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Δ %</text:p>
          </table:table-cell>
          <table:table-cell table:style-name="ce15" table:formula="of:=+IFERROR([.D86]/[.D84];&quot;n.a.&quot;)" office:value-type="string" office:string-value="n.a." calcext:value-type="string">
            <text:p>n.a.</text:p>
          </table:table-cell>
          <table:table-cell table:style-name="ce15" table:formula="of:=+IFERROR([.E86]/[.E84];&quot;n.a.&quot;)" office:value-type="string" office:string-value="n.a." calcext:value-type="string">
            <text:p>n.a.</text:p>
          </table:table-cell>
          <table:table-cell table:style-name="ce15" table:formula="of:=+IFERROR([.F86]/[.F84];&quot;n.a.&quot;)" office:value-type="string" office:string-value="n.a." calcext:value-type="string">
            <text:p>n.a.</text:p>
          </table:table-cell>
          <table:table-cell table:style-name="ce15" table:formula="of:=+IFERROR([.G86]/[.G84];&quot;n.a.&quot;)" office:value-type="string" office:string-value="n.a." calcext:value-type="string">
            <text:p>n.a.</text:p>
          </table:table-cell>
          <table:table-cell table:style-name="ce15" table:formula="of:=+IFERROR([.H86]/[.H84];&quot;n.a.&quot;)" office:value-type="string" office:string-value="n.a." calcext:value-type="string">
            <text:p>n.a.</text:p>
          </table:table-cell>
          <table:table-cell table:style-name="ce15" table:formula="of:=+IFERROR([.I86]/[.I84];&quot;n.a.&quot;)" office:value-type="string" office:string-value="n.a." calcext:value-type="string">
            <text:p>n.a.</text:p>
          </table:table-cell>
          <table:table-cell table:style-name="ce15" table:formula="of:=+IFERROR([.J86]/[.J84];&quot;n.a.&quot;)" office:value-type="string" office:string-value="n.a." calcext:value-type="string">
            <text:p>n.a.</text:p>
          </table:table-cell>
          <table:table-cell table:style-name="ce15" table:formula="of:=+IFERROR([.K86]/[.K84];&quot;n.a.&quot;)" office:value-type="string" office:string-value="n.a." calcext:value-type="string">
            <text:p>n.a.</text:p>
          </table:table-cell>
          <table:table-cell table:style-name="ce15" table:formula="of:=+IFERROR([.L86]/[.L84];&quot;n.a.&quot;)" office:value-type="string" office:string-value="n.a." calcext:value-type="string">
            <text:p>n.a.</text:p>
          </table:table-cell>
          <table:table-cell table:style-name="ce15" table:formula="of:=+IFERROR([.M86]/[.M84];&quot;n.a.&quot;)" office:value-type="string" office:string-value="n.a." calcext:value-type="string">
            <text:p>n.a.</text:p>
          </table:table-cell>
          <table:table-cell table:style-name="ce15" table:formula="of:=+IFERROR([.N86]/[.N84];&quot;n.a.&quot;)" office:value-type="string" office:string-value="n.a." calcext:value-type="string">
            <text:p>n.a.</text:p>
          </table:table-cell>
          <table:table-cell table:style-name="ce15" table:formula="of:=+IFERROR([.O86]/[.O84];&quot;n.a.&quot;)" office:value-type="string" office:string-value="n.a." calcext:value-type="string">
            <text:p>n.a.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Δ EUR</text:p>
          </table:table-cell>
          <table:table-cell table:style-name="ce14" table:formula="of:=+[.D84]-[.D83]" office:value-type="float" office:value="0" calcext:value-type="float">
            <text:p>0</text:p>
          </table:table-cell>
          <table:table-cell table:style-name="ce14" table:formula="of:=+[.E84]-[.E83]" office:value-type="float" office:value="0" calcext:value-type="float">
            <text:p>0</text:p>
          </table:table-cell>
          <table:table-cell table:style-name="ce14" table:formula="of:=+[.F84]-[.F83]" office:value-type="float" office:value="0" calcext:value-type="float">
            <text:p>0</text:p>
          </table:table-cell>
          <table:table-cell table:style-name="ce14" table:formula="of:=+[.G84]-[.G83]" office:value-type="float" office:value="0" calcext:value-type="float">
            <text:p>0</text:p>
          </table:table-cell>
          <table:table-cell table:style-name="ce14" table:formula="of:=+[.H84]-[.H83]" office:value-type="float" office:value="0" calcext:value-type="float">
            <text:p>0</text:p>
          </table:table-cell>
          <table:table-cell table:style-name="ce14" table:formula="of:=+[.I84]-[.I83]" office:value-type="float" office:value="0" calcext:value-type="float">
            <text:p>0</text:p>
          </table:table-cell>
          <table:table-cell table:style-name="ce14" table:formula="of:=+[.J84]-[.J83]" office:value-type="float" office:value="0" calcext:value-type="float">
            <text:p>0</text:p>
          </table:table-cell>
          <table:table-cell table:style-name="ce14" table:formula="of:=+[.K84]-[.K83]" office:value-type="float" office:value="0" calcext:value-type="float">
            <text:p>0</text:p>
          </table:table-cell>
          <table:table-cell table:style-name="ce14" table:formula="of:=+[.L84]-[.L83]" office:value-type="float" office:value="0" calcext:value-type="float">
            <text:p>0</text:p>
          </table:table-cell>
          <table:table-cell table:style-name="ce14" table:formula="of:=+[.M84]-[.M83]" office:value-type="float" office:value="0" calcext:value-type="float">
            <text:p>0</text:p>
          </table:table-cell>
          <table:table-cell table:style-name="ce14" table:formula="of:=+[.N84]-[.N83]" office:value-type="float" office:value="0" calcext:value-type="float">
            <text:p>0</text:p>
          </table:table-cell>
          <table:table-cell table:style-name="ce14" table:formula="of:=+[.O84]-[.O83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14" table:number-columns-repeated="12"/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PY</text:p>
          </table:table-cell>
          <table:table-cell table:style-name="ce14" table:number-columns-repeated="12"/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PY YTD</text:p>
          </table:table-cell>
          <table:table-cell table:style-name="ce14" table:formula="of:=+[.D88]" office:value-type="float" office:value="0" calcext:value-type="float">
            <text:p>0</text:p>
          </table:table-cell>
          <table:table-cell table:style-name="ce14" table:formula="of:=+[.D89]+[.E88]" office:value-type="float" office:value="0" calcext:value-type="float">
            <text:p>0</text:p>
          </table:table-cell>
          <table:table-cell table:style-name="ce14" table:formula="of:=+[.E89]+[.F88]" office:value-type="float" office:value="0" calcext:value-type="float">
            <text:p>0</text:p>
          </table:table-cell>
          <table:table-cell table:style-name="ce14" table:formula="of:=+[.F89]+[.G88]" office:value-type="float" office:value="0" calcext:value-type="float">
            <text:p>0</text:p>
          </table:table-cell>
          <table:table-cell table:style-name="ce14" table:formula="of:=+[.G89]+[.H88]" office:value-type="float" office:value="0" calcext:value-type="float">
            <text:p>0</text:p>
          </table:table-cell>
          <table:table-cell table:style-name="ce14" table:formula="of:=+[.H89]+[.I88]" office:value-type="float" office:value="0" calcext:value-type="float">
            <text:p>0</text:p>
          </table:table-cell>
          <table:table-cell table:style-name="ce14" table:formula="of:=+[.I89]+[.J88]" office:value-type="float" office:value="0" calcext:value-type="float">
            <text:p>0</text:p>
          </table:table-cell>
          <table:table-cell table:style-name="ce14" table:formula="of:=+[.J89]+[.K88]" office:value-type="float" office:value="0" calcext:value-type="float">
            <text:p>0</text:p>
          </table:table-cell>
          <table:table-cell table:style-name="ce14" table:formula="of:=+[.K89]+[.L88]" office:value-type="float" office:value="0" calcext:value-type="float">
            <text:p>0</text:p>
          </table:table-cell>
          <table:table-cell table:style-name="ce14" table:formula="of:=+[.L89]+[.M88]" office:value-type="float" office:value="0" calcext:value-type="float">
            <text:p>0</text:p>
          </table:table-cell>
          <table:table-cell table:style-name="ce14" table:formula="of:=+[.M89]+[.N88]" office:value-type="float" office:value="0" calcext:value-type="float">
            <text:p>0</text:p>
          </table:table-cell>
          <table:table-cell table:style-name="ce14" table:formula="of:=+[.N89]+[.O88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Δ %</text:p>
          </table:table-cell>
          <table:table-cell table:style-name="ce15" table:formula="of:=+IFERROR([.D91]/[.D89];&quot;n.a.&quot;)" office:value-type="string" office:string-value="n.a." calcext:value-type="string">
            <text:p>n.a.</text:p>
          </table:table-cell>
          <table:table-cell table:style-name="ce15" table:formula="of:=+IFERROR([.E91]/[.E89];&quot;n.a.&quot;)" office:value-type="string" office:string-value="n.a." calcext:value-type="string">
            <text:p>n.a.</text:p>
          </table:table-cell>
          <table:table-cell table:style-name="ce15" table:formula="of:=+IFERROR([.F91]/[.F89];&quot;n.a.&quot;)" office:value-type="string" office:string-value="n.a." calcext:value-type="string">
            <text:p>n.a.</text:p>
          </table:table-cell>
          <table:table-cell table:style-name="ce15" table:formula="of:=+IFERROR([.G91]/[.G89];&quot;n.a.&quot;)" office:value-type="string" office:string-value="n.a." calcext:value-type="string">
            <text:p>n.a.</text:p>
          </table:table-cell>
          <table:table-cell table:style-name="ce15" table:formula="of:=+IFERROR([.H91]/[.H89];&quot;n.a.&quot;)" office:value-type="string" office:string-value="n.a." calcext:value-type="string">
            <text:p>n.a.</text:p>
          </table:table-cell>
          <table:table-cell table:style-name="ce15" table:formula="of:=+IFERROR([.I91]/[.I89];&quot;n.a.&quot;)" office:value-type="string" office:string-value="n.a." calcext:value-type="string">
            <text:p>n.a.</text:p>
          </table:table-cell>
          <table:table-cell table:style-name="ce15" table:formula="of:=+IFERROR([.J91]/[.J89];&quot;n.a.&quot;)" office:value-type="string" office:string-value="n.a." calcext:value-type="string">
            <text:p>n.a.</text:p>
          </table:table-cell>
          <table:table-cell table:style-name="ce15" table:formula="of:=+IFERROR([.K91]/[.K89];&quot;n.a.&quot;)" office:value-type="string" office:string-value="n.a." calcext:value-type="string">
            <text:p>n.a.</text:p>
          </table:table-cell>
          <table:table-cell table:style-name="ce15" table:formula="of:=+IFERROR([.L91]/[.L89];&quot;n.a.&quot;)" office:value-type="string" office:string-value="n.a." calcext:value-type="string">
            <text:p>n.a.</text:p>
          </table:table-cell>
          <table:table-cell table:style-name="ce15" table:formula="of:=+IFERROR([.M91]/[.M89];&quot;n.a.&quot;)" office:value-type="string" office:string-value="n.a." calcext:value-type="string">
            <text:p>n.a.</text:p>
          </table:table-cell>
          <table:table-cell table:style-name="ce15" table:formula="of:=+IFERROR([.N91]/[.N89];&quot;n.a.&quot;)" office:value-type="string" office:string-value="n.a." calcext:value-type="string">
            <text:p>n.a.</text:p>
          </table:table-cell>
          <table:table-cell table:style-name="ce15" table:formula="of:=+IFERROR([.O91]/[.O89];&quot;n.a.&quot;)" office:value-type="string" office:string-value="n.a." calcext:value-type="string">
            <text:p>n.a.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Δ EUR</text:p>
          </table:table-cell>
          <table:table-cell table:style-name="ce14" table:formula="of:=+[.D89]-[.D88]" office:value-type="float" office:value="0" calcext:value-type="float">
            <text:p>0</text:p>
          </table:table-cell>
          <table:table-cell table:style-name="ce14" table:formula="of:=+[.E89]-[.E88]" office:value-type="float" office:value="0" calcext:value-type="float">
            <text:p>0</text:p>
          </table:table-cell>
          <table:table-cell table:style-name="ce14" table:formula="of:=+[.F89]-[.F88]" office:value-type="float" office:value="0" calcext:value-type="float">
            <text:p>0</text:p>
          </table:table-cell>
          <table:table-cell table:style-name="ce14" table:formula="of:=+[.G89]-[.G88]" office:value-type="float" office:value="0" calcext:value-type="float">
            <text:p>0</text:p>
          </table:table-cell>
          <table:table-cell table:style-name="ce14" table:formula="of:=+[.H89]-[.H88]" office:value-type="float" office:value="0" calcext:value-type="float">
            <text:p>0</text:p>
          </table:table-cell>
          <table:table-cell table:style-name="ce14" table:formula="of:=+[.I89]-[.I88]" office:value-type="float" office:value="0" calcext:value-type="float">
            <text:p>0</text:p>
          </table:table-cell>
          <table:table-cell table:style-name="ce14" table:formula="of:=+[.J89]-[.J88]" office:value-type="float" office:value="0" calcext:value-type="float">
            <text:p>0</text:p>
          </table:table-cell>
          <table:table-cell table:style-name="ce14" table:formula="of:=+[.K89]-[.K88]" office:value-type="float" office:value="0" calcext:value-type="float">
            <text:p>0</text:p>
          </table:table-cell>
          <table:table-cell table:style-name="ce14" table:formula="of:=+[.L89]-[.L88]" office:value-type="float" office:value="0" calcext:value-type="float">
            <text:p>0</text:p>
          </table:table-cell>
          <table:table-cell table:style-name="ce14" table:formula="of:=+[.M89]-[.M88]" office:value-type="float" office:value="0" calcext:value-type="float">
            <text:p>0</text:p>
          </table:table-cell>
          <table:table-cell table:style-name="ce14" table:formula="of:=+[.N89]-[.N88]" office:value-type="float" office:value="0" calcext:value-type="float">
            <text:p>0</text:p>
          </table:table-cell>
          <table:table-cell table:style-name="ce14" table:formula="of:=+[.O89]-[.O88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14" table:number-columns-repeated="12"/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Budget</text:p>
          </table:table-cell>
          <table:table-cell table:style-name="ce14" table:number-columns-repeated="12"/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Budget YTD</text:p>
          </table:table-cell>
          <table:table-cell table:style-name="ce14" table:formula="of:=+[.D93]" office:value-type="float" office:value="0" calcext:value-type="float">
            <text:p>0</text:p>
          </table:table-cell>
          <table:table-cell table:style-name="ce14" table:formula="of:=+[.D94]+[.E93]" office:value-type="float" office:value="0" calcext:value-type="float">
            <text:p>0</text:p>
          </table:table-cell>
          <table:table-cell table:style-name="ce14" table:formula="of:=+[.E94]+[.F93]" office:value-type="float" office:value="0" calcext:value-type="float">
            <text:p>0</text:p>
          </table:table-cell>
          <table:table-cell table:style-name="ce14" table:formula="of:=+[.F94]+[.G93]" office:value-type="float" office:value="0" calcext:value-type="float">
            <text:p>0</text:p>
          </table:table-cell>
          <table:table-cell table:style-name="ce14" table:formula="of:=+[.G94]+[.H93]" office:value-type="float" office:value="0" calcext:value-type="float">
            <text:p>0</text:p>
          </table:table-cell>
          <table:table-cell table:style-name="ce14" table:formula="of:=+[.H94]+[.I93]" office:value-type="float" office:value="0" calcext:value-type="float">
            <text:p>0</text:p>
          </table:table-cell>
          <table:table-cell table:style-name="ce14" table:formula="of:=+[.I94]+[.J93]" office:value-type="float" office:value="0" calcext:value-type="float">
            <text:p>0</text:p>
          </table:table-cell>
          <table:table-cell table:style-name="ce14" table:formula="of:=+[.J94]+[.K93]" office:value-type="float" office:value="0" calcext:value-type="float">
            <text:p>0</text:p>
          </table:table-cell>
          <table:table-cell table:style-name="ce14" table:formula="of:=+[.K94]+[.L93]" office:value-type="float" office:value="0" calcext:value-type="float">
            <text:p>0</text:p>
          </table:table-cell>
          <table:table-cell table:style-name="ce14" table:formula="of:=+[.L94]+[.M93]" office:value-type="float" office:value="0" calcext:value-type="float">
            <text:p>0</text:p>
          </table:table-cell>
          <table:table-cell table:style-name="ce14" table:formula="of:=+[.M94]+[.N93]" office:value-type="float" office:value="0" calcext:value-type="float">
            <text:p>0</text:p>
          </table:table-cell>
          <table:table-cell table:style-name="ce14" table:formula="of:=+[.N94]+[.O93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Δ %</text:p>
          </table:table-cell>
          <table:table-cell table:style-name="ce15" table:formula="of:=+IFERROR([.D96]/[.D94];&quot;n.a.&quot;)" office:value-type="string" office:string-value="n.a." calcext:value-type="string">
            <text:p>n.a.</text:p>
          </table:table-cell>
          <table:table-cell table:style-name="ce15" table:formula="of:=+IFERROR([.E96]/[.E94];&quot;n.a.&quot;)" office:value-type="string" office:string-value="n.a." calcext:value-type="string">
            <text:p>n.a.</text:p>
          </table:table-cell>
          <table:table-cell table:style-name="ce15" table:formula="of:=+IFERROR([.F96]/[.F94];&quot;n.a.&quot;)" office:value-type="string" office:string-value="n.a." calcext:value-type="string">
            <text:p>n.a.</text:p>
          </table:table-cell>
          <table:table-cell table:style-name="ce15" table:formula="of:=+IFERROR([.G96]/[.G94];&quot;n.a.&quot;)" office:value-type="string" office:string-value="n.a." calcext:value-type="string">
            <text:p>n.a.</text:p>
          </table:table-cell>
          <table:table-cell table:style-name="ce15" table:formula="of:=+IFERROR([.H96]/[.H94];&quot;n.a.&quot;)" office:value-type="string" office:string-value="n.a." calcext:value-type="string">
            <text:p>n.a.</text:p>
          </table:table-cell>
          <table:table-cell table:style-name="ce15" table:formula="of:=+IFERROR([.I96]/[.I94];&quot;n.a.&quot;)" office:value-type="string" office:string-value="n.a." calcext:value-type="string">
            <text:p>n.a.</text:p>
          </table:table-cell>
          <table:table-cell table:style-name="ce15" table:formula="of:=+IFERROR([.J96]/[.J94];&quot;n.a.&quot;)" office:value-type="string" office:string-value="n.a." calcext:value-type="string">
            <text:p>n.a.</text:p>
          </table:table-cell>
          <table:table-cell table:style-name="ce15" table:formula="of:=+IFERROR([.K96]/[.K94];&quot;n.a.&quot;)" office:value-type="string" office:string-value="n.a." calcext:value-type="string">
            <text:p>n.a.</text:p>
          </table:table-cell>
          <table:table-cell table:style-name="ce15" table:formula="of:=+IFERROR([.L96]/[.L94];&quot;n.a.&quot;)" office:value-type="string" office:string-value="n.a." calcext:value-type="string">
            <text:p>n.a.</text:p>
          </table:table-cell>
          <table:table-cell table:style-name="ce15" table:formula="of:=+IFERROR([.M96]/[.M94];&quot;n.a.&quot;)" office:value-type="string" office:string-value="n.a." calcext:value-type="string">
            <text:p>n.a.</text:p>
          </table:table-cell>
          <table:table-cell table:style-name="ce15" table:formula="of:=+IFERROR([.N96]/[.N94];&quot;n.a.&quot;)" office:value-type="string" office:string-value="n.a." calcext:value-type="string">
            <text:p>n.a.</text:p>
          </table:table-cell>
          <table:table-cell table:style-name="ce15" table:formula="of:=+IFERROR([.O96]/[.O94];&quot;n.a.&quot;)" office:value-type="string" office:string-value="n.a." calcext:value-type="string">
            <text:p>n.a.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Δ EUR</text:p>
          </table:table-cell>
          <table:table-cell table:style-name="ce14" table:formula="of:=+[.D94]-[.D93]" office:value-type="float" office:value="0" calcext:value-type="float">
            <text:p>0</text:p>
          </table:table-cell>
          <table:table-cell table:style-name="ce14" table:formula="of:=+[.E94]-[.E93]" office:value-type="float" office:value="0" calcext:value-type="float">
            <text:p>0</text:p>
          </table:table-cell>
          <table:table-cell table:style-name="ce14" table:formula="of:=+[.F94]-[.F93]" office:value-type="float" office:value="0" calcext:value-type="float">
            <text:p>0</text:p>
          </table:table-cell>
          <table:table-cell table:style-name="ce14" table:formula="of:=+[.G94]-[.G93]" office:value-type="float" office:value="0" calcext:value-type="float">
            <text:p>0</text:p>
          </table:table-cell>
          <table:table-cell table:style-name="ce14" table:formula="of:=+[.H94]-[.H93]" office:value-type="float" office:value="0" calcext:value-type="float">
            <text:p>0</text:p>
          </table:table-cell>
          <table:table-cell table:style-name="ce14" table:formula="of:=+[.I94]-[.I93]" office:value-type="float" office:value="0" calcext:value-type="float">
            <text:p>0</text:p>
          </table:table-cell>
          <table:table-cell table:style-name="ce14" table:formula="of:=+[.J94]-[.J93]" office:value-type="float" office:value="0" calcext:value-type="float">
            <text:p>0</text:p>
          </table:table-cell>
          <table:table-cell table:style-name="ce14" table:formula="of:=+[.K94]-[.K93]" office:value-type="float" office:value="0" calcext:value-type="float">
            <text:p>0</text:p>
          </table:table-cell>
          <table:table-cell table:style-name="ce14" table:formula="of:=+[.L94]-[.L93]" office:value-type="float" office:value="0" calcext:value-type="float">
            <text:p>0</text:p>
          </table:table-cell>
          <table:table-cell table:style-name="ce14" table:formula="of:=+[.M94]-[.M93]" office:value-type="float" office:value="0" calcext:value-type="float">
            <text:p>0</text:p>
          </table:table-cell>
          <table:table-cell table:style-name="ce14" table:formula="of:=+[.N94]-[.N93]" office:value-type="float" office:value="0" calcext:value-type="float">
            <text:p>0</text:p>
          </table:table-cell>
          <table:table-cell table:style-name="ce14" table:formula="of:=+[.O94]-[.O93]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number-rows-repeated="10484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les Groups" table:style-name="ta1">
        <table:table-column table:style-name="co1" table:number-columns-repeated="2" table:default-cell-style-name="ce5"/>
        <table:table-column table:style-name="co7" table:default-cell-style-name="ce5"/>
        <table:table-column table:style-name="co1" table:number-columns-repeated="1021" table:default-cell-style-name="ce5"/>
        <table:table-row table:style-name="ro2">
          <table:table-cell table:number-columns-repeated="1024"/>
        </table:table-row>
        <table:table-row table:style-name="ro2">
          <table:table-cell/>
          <table:table-cell table:style-name="ce13" office:value-type="string" calcext:value-type="string">
            <text:p>(in EUR 1 000)</text:p>
          </table:table-cell>
          <table:table-cell table:style-name="ce4"/>
          <table:table-cell table:style-name="ce9" table:formula="of:=+[$Settings.C4]" office:value-type="date" office:date-value="2021-01-01" calcext:value-type="date">
            <text:p>01/01/21</text:p>
          </table:table-cell>
          <table:table-cell table:style-name="ce9" table:formula="of:=+EDATE([.D2];1)" office:value-type="date" office:date-value="2021-02-01" calcext:value-type="date">
            <text:p>02/01/21</text:p>
          </table:table-cell>
          <table:table-cell table:style-name="ce9" table:formula="of:=+EDATE([.E2];1)" office:value-type="date" office:date-value="2021-03-01" calcext:value-type="date">
            <text:p>03/01/21</text:p>
          </table:table-cell>
          <table:table-cell table:style-name="ce9" table:formula="of:=+EDATE([.F2];1)" office:value-type="date" office:date-value="2021-04-01" calcext:value-type="date">
            <text:p>04/01/21</text:p>
          </table:table-cell>
          <table:table-cell table:style-name="ce9" table:formula="of:=+EDATE([.G2];1)" office:value-type="date" office:date-value="2021-05-01" calcext:value-type="date">
            <text:p>05/01/21</text:p>
          </table:table-cell>
          <table:table-cell table:style-name="ce9" table:formula="of:=+EDATE([.H2];1)" office:value-type="date" office:date-value="2021-06-01" calcext:value-type="date">
            <text:p>06/01/21</text:p>
          </table:table-cell>
          <table:table-cell table:style-name="ce9" table:formula="of:=+EDATE([.I2];1)" office:value-type="date" office:date-value="2021-07-01" calcext:value-type="date">
            <text:p>07/01/21</text:p>
          </table:table-cell>
          <table:table-cell table:style-name="ce9" table:formula="of:=+EDATE([.J2];1)" office:value-type="date" office:date-value="2021-08-01" calcext:value-type="date">
            <text:p>08/01/21</text:p>
          </table:table-cell>
          <table:table-cell table:style-name="ce9" table:formula="of:=+EDATE([.K2];1)" office:value-type="date" office:date-value="2021-09-01" calcext:value-type="date">
            <text:p>09/01/21</text:p>
          </table:table-cell>
          <table:table-cell table:style-name="ce9" table:formula="of:=+EDATE([.L2];1)" office:value-type="date" office:date-value="2021-10-01" calcext:value-type="date">
            <text:p>10/01/21</text:p>
          </table:table-cell>
          <table:table-cell table:style-name="ce9" table:formula="of:=+EDATE([.M2];1)" office:value-type="date" office:date-value="2021-11-01" calcext:value-type="date">
            <text:p>11/01/21</text:p>
          </table:table-cell>
          <table:table-cell table:style-name="ce9" table:formula="of:=+EDATE([.N2];1)" office:value-type="date" office:date-value="2021-12-01" calcext:value-type="date">
            <text:p>12/01/21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Group 1</text:p>
          </table:table-cell>
          <table:table-cell office:value-type="string" calcext:value-type="string">
            <text:p>Sale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ales YT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Δ %</text:p>
          </table:table-cell>
          <table:table-cell table:style-name="ce17" table:formula="of:=+IFERROR([.D6]/[.D4];&quot;n.a.&quot;)" office:value-type="string" office:string-value="n.a." calcext:value-type="string">
            <text:p>n.a.</text:p>
          </table:table-cell>
          <table:table-cell table:style-name="ce17" table:formula="of:=+IFERROR([.E6]/[.E4];&quot;n.a.&quot;)" office:value-type="string" office:string-value="n.a." calcext:value-type="string">
            <text:p>n.a.</text:p>
          </table:table-cell>
          <table:table-cell table:style-name="ce17" table:formula="of:=+IFERROR([.F6]/[.F4];&quot;n.a.&quot;)" office:value-type="string" office:string-value="n.a." calcext:value-type="string">
            <text:p>n.a.</text:p>
          </table:table-cell>
          <table:table-cell table:style-name="ce17" table:formula="of:=+IFERROR([.G6]/[.G4];&quot;n.a.&quot;)" office:value-type="string" office:string-value="n.a." calcext:value-type="string">
            <text:p>n.a.</text:p>
          </table:table-cell>
          <table:table-cell table:style-name="ce17" table:formula="of:=+IFERROR([.H6]/[.H4];&quot;n.a.&quot;)" office:value-type="string" office:string-value="n.a." calcext:value-type="string">
            <text:p>n.a.</text:p>
          </table:table-cell>
          <table:table-cell table:style-name="ce17" table:formula="of:=+IFERROR([.I6]/[.I4];&quot;n.a.&quot;)" office:value-type="string" office:string-value="n.a." calcext:value-type="string">
            <text:p>n.a.</text:p>
          </table:table-cell>
          <table:table-cell table:style-name="ce17" table:formula="of:=+IFERROR([.J6]/[.J4];&quot;n.a.&quot;)" office:value-type="string" office:string-value="n.a." calcext:value-type="string">
            <text:p>n.a.</text:p>
          </table:table-cell>
          <table:table-cell table:style-name="ce17" table:formula="of:=+IFERROR([.K6]/[.K4];&quot;n.a.&quot;)" office:value-type="string" office:string-value="n.a." calcext:value-type="string">
            <text:p>n.a.</text:p>
          </table:table-cell>
          <table:table-cell table:style-name="ce17" table:formula="of:=+IFERROR([.L6]/[.L4];&quot;n.a.&quot;)" office:value-type="string" office:string-value="n.a." calcext:value-type="string">
            <text:p>n.a.</text:p>
          </table:table-cell>
          <table:table-cell table:style-name="ce17" table:formula="of:=+IFERROR([.M6]/[.M4];&quot;n.a.&quot;)" office:value-type="string" office:string-value="n.a." calcext:value-type="string">
            <text:p>n.a.</text:p>
          </table:table-cell>
          <table:table-cell table:style-name="ce17" table:formula="of:=+IFERROR([.N6]/[.N4];&quot;n.a.&quot;)" office:value-type="string" office:string-value="n.a." calcext:value-type="string">
            <text:p>n.a.</text:p>
          </table:table-cell>
          <table:table-cell table:style-name="ce17" table:formula="of:=+IFERROR([.O6]/[.O4];&quot;n.a.&quot;)" office:value-type="string" office:string-value="n.a." calcext:value-type="string">
            <text:p>n.a.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Δ EUR</text:p>
          </table:table-cell>
          <table:table-cell table:formula="of:=+[.D4]-[.D3]" office:value-type="float" office:value="0" calcext:value-type="float">
            <text:p>0</text:p>
          </table:table-cell>
          <table:table-cell table:formula="of:=+[.E4]-[.E3]" office:value-type="float" office:value="0" calcext:value-type="float">
            <text:p>0</text:p>
          </table:table-cell>
          <table:table-cell table:formula="of:=+[.F4]-[.F3]" office:value-type="float" office:value="0" calcext:value-type="float">
            <text:p>0</text:p>
          </table:table-cell>
          <table:table-cell table:formula="of:=+[.G4]-[.G3]" office:value-type="float" office:value="0" calcext:value-type="float">
            <text:p>0</text:p>
          </table:table-cell>
          <table:table-cell table:formula="of:=+[.H4]-[.H3]" office:value-type="float" office:value="0" calcext:value-type="float">
            <text:p>0</text:p>
          </table:table-cell>
          <table:table-cell table:formula="of:=+[.I4]-[.I3]" office:value-type="float" office:value="0" calcext:value-type="float">
            <text:p>0</text:p>
          </table:table-cell>
          <table:table-cell table:formula="of:=+[.J4]-[.J3]" office:value-type="float" office:value="0" calcext:value-type="float">
            <text:p>0</text:p>
          </table:table-cell>
          <table:table-cell table:formula="of:=+[.K4]-[.K3]" office:value-type="float" office:value="0" calcext:value-type="float">
            <text:p>0</text:p>
          </table:table-cell>
          <table:table-cell table:formula="of:=+[.L4]-[.L3]" office:value-type="float" office:value="0" calcext:value-type="float">
            <text:p>0</text:p>
          </table:table-cell>
          <table:table-cell table:formula="of:=+[.M4]-[.M3]" office:value-type="float" office:value="0" calcext:value-type="float">
            <text:p>0</text:p>
          </table:table-cell>
          <table:table-cell table:formula="of:=+[.N4]-[.N3]" office:value-type="float" office:value="0" calcext:value-type="float">
            <text:p>0</text:p>
          </table:table-cell>
          <table:table-cell table:formula="of:=+[.O4]-[.O3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P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PY YT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Δ %</text:p>
          </table:table-cell>
          <table:table-cell table:style-name="ce17" table:formula="of:=+IFERROR([.D11]/[.D9];&quot;n.a.&quot;)" office:value-type="string" office:string-value="n.a." calcext:value-type="string">
            <text:p>n.a.</text:p>
          </table:table-cell>
          <table:table-cell table:style-name="ce17" table:formula="of:=+IFERROR([.E11]/[.E9];&quot;n.a.&quot;)" office:value-type="string" office:string-value="n.a." calcext:value-type="string">
            <text:p>n.a.</text:p>
          </table:table-cell>
          <table:table-cell table:style-name="ce17" table:formula="of:=+IFERROR([.F11]/[.F9];&quot;n.a.&quot;)" office:value-type="string" office:string-value="n.a." calcext:value-type="string">
            <text:p>n.a.</text:p>
          </table:table-cell>
          <table:table-cell table:style-name="ce17" table:formula="of:=+IFERROR([.G11]/[.G9];&quot;n.a.&quot;)" office:value-type="string" office:string-value="n.a." calcext:value-type="string">
            <text:p>n.a.</text:p>
          </table:table-cell>
          <table:table-cell table:style-name="ce17" table:formula="of:=+IFERROR([.H11]/[.H9];&quot;n.a.&quot;)" office:value-type="string" office:string-value="n.a." calcext:value-type="string">
            <text:p>n.a.</text:p>
          </table:table-cell>
          <table:table-cell table:style-name="ce17" table:formula="of:=+IFERROR([.I11]/[.I9];&quot;n.a.&quot;)" office:value-type="string" office:string-value="n.a." calcext:value-type="string">
            <text:p>n.a.</text:p>
          </table:table-cell>
          <table:table-cell table:style-name="ce17" table:formula="of:=+IFERROR([.J11]/[.J9];&quot;n.a.&quot;)" office:value-type="string" office:string-value="n.a." calcext:value-type="string">
            <text:p>n.a.</text:p>
          </table:table-cell>
          <table:table-cell table:style-name="ce17" table:formula="of:=+IFERROR([.K11]/[.K9];&quot;n.a.&quot;)" office:value-type="string" office:string-value="n.a." calcext:value-type="string">
            <text:p>n.a.</text:p>
          </table:table-cell>
          <table:table-cell table:style-name="ce17" table:formula="of:=+IFERROR([.L11]/[.L9];&quot;n.a.&quot;)" office:value-type="string" office:string-value="n.a." calcext:value-type="string">
            <text:p>n.a.</text:p>
          </table:table-cell>
          <table:table-cell table:style-name="ce17" table:formula="of:=+IFERROR([.M11]/[.M9];&quot;n.a.&quot;)" office:value-type="string" office:string-value="n.a." calcext:value-type="string">
            <text:p>n.a.</text:p>
          </table:table-cell>
          <table:table-cell table:style-name="ce17" table:formula="of:=+IFERROR([.N11]/[.N9];&quot;n.a.&quot;)" office:value-type="string" office:string-value="n.a." calcext:value-type="string">
            <text:p>n.a.</text:p>
          </table:table-cell>
          <table:table-cell table:style-name="ce17" table:formula="of:=+IFERROR([.O11]/[.O9];&quot;n.a.&quot;)" office:value-type="string" office:string-value="n.a." calcext:value-type="string">
            <text:p>n.a.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Δ EUR</text:p>
          </table:table-cell>
          <table:table-cell table:formula="of:=+[.D9]-[.D8]" office:value-type="float" office:value="0" calcext:value-type="float">
            <text:p>0</text:p>
          </table:table-cell>
          <table:table-cell table:formula="of:=+[.E9]-[.E8]" office:value-type="float" office:value="0" calcext:value-type="float">
            <text:p>0</text:p>
          </table:table-cell>
          <table:table-cell table:formula="of:=+[.F9]-[.F8]" office:value-type="float" office:value="0" calcext:value-type="float">
            <text:p>0</text:p>
          </table:table-cell>
          <table:table-cell table:formula="of:=+[.G9]-[.G8]" office:value-type="float" office:value="0" calcext:value-type="float">
            <text:p>0</text:p>
          </table:table-cell>
          <table:table-cell table:formula="of:=+[.H9]-[.H8]" office:value-type="float" office:value="0" calcext:value-type="float">
            <text:p>0</text:p>
          </table:table-cell>
          <table:table-cell table:formula="of:=+[.I9]-[.I8]" office:value-type="float" office:value="0" calcext:value-type="float">
            <text:p>0</text:p>
          </table:table-cell>
          <table:table-cell table:formula="of:=+[.J9]-[.J8]" office:value-type="float" office:value="0" calcext:value-type="float">
            <text:p>0</text:p>
          </table:table-cell>
          <table:table-cell table:formula="of:=+[.K9]-[.K8]" office:value-type="float" office:value="0" calcext:value-type="float">
            <text:p>0</text:p>
          </table:table-cell>
          <table:table-cell table:formula="of:=+[.L9]-[.L8]" office:value-type="float" office:value="0" calcext:value-type="float">
            <text:p>0</text:p>
          </table:table-cell>
          <table:table-cell table:formula="of:=+[.M9]-[.M8]" office:value-type="float" office:value="0" calcext:value-type="float">
            <text:p>0</text:p>
          </table:table-cell>
          <table:table-cell table:formula="of:=+[.N9]-[.N8]" office:value-type="float" office:value="0" calcext:value-type="float">
            <text:p>0</text:p>
          </table:table-cell>
          <table:table-cell table:formula="of:=+[.O9]-[.O8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Budg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Budget YT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Δ %</text:p>
          </table:table-cell>
          <table:table-cell table:style-name="ce17" table:formula="of:=+IFERROR([.D16]/[.D14];&quot;n.a.&quot;)" office:value-type="string" office:string-value="n.a." calcext:value-type="string">
            <text:p>n.a.</text:p>
          </table:table-cell>
          <table:table-cell table:style-name="ce17" table:formula="of:=+IFERROR([.E16]/[.E14];&quot;n.a.&quot;)" office:value-type="string" office:string-value="n.a." calcext:value-type="string">
            <text:p>n.a.</text:p>
          </table:table-cell>
          <table:table-cell table:style-name="ce17" table:formula="of:=+IFERROR([.F16]/[.F14];&quot;n.a.&quot;)" office:value-type="string" office:string-value="n.a." calcext:value-type="string">
            <text:p>n.a.</text:p>
          </table:table-cell>
          <table:table-cell table:style-name="ce17" table:formula="of:=+IFERROR([.G16]/[.G14];&quot;n.a.&quot;)" office:value-type="string" office:string-value="n.a." calcext:value-type="string">
            <text:p>n.a.</text:p>
          </table:table-cell>
          <table:table-cell table:style-name="ce17" table:formula="of:=+IFERROR([.H16]/[.H14];&quot;n.a.&quot;)" office:value-type="string" office:string-value="n.a." calcext:value-type="string">
            <text:p>n.a.</text:p>
          </table:table-cell>
          <table:table-cell table:style-name="ce17" table:formula="of:=+IFERROR([.I16]/[.I14];&quot;n.a.&quot;)" office:value-type="string" office:string-value="n.a." calcext:value-type="string">
            <text:p>n.a.</text:p>
          </table:table-cell>
          <table:table-cell table:style-name="ce17" table:formula="of:=+IFERROR([.J16]/[.J14];&quot;n.a.&quot;)" office:value-type="string" office:string-value="n.a." calcext:value-type="string">
            <text:p>n.a.</text:p>
          </table:table-cell>
          <table:table-cell table:style-name="ce17" table:formula="of:=+IFERROR([.K16]/[.K14];&quot;n.a.&quot;)" office:value-type="string" office:string-value="n.a." calcext:value-type="string">
            <text:p>n.a.</text:p>
          </table:table-cell>
          <table:table-cell table:style-name="ce17" table:formula="of:=+IFERROR([.L16]/[.L14];&quot;n.a.&quot;)" office:value-type="string" office:string-value="n.a." calcext:value-type="string">
            <text:p>n.a.</text:p>
          </table:table-cell>
          <table:table-cell table:style-name="ce17" table:formula="of:=+IFERROR([.M16]/[.M14];&quot;n.a.&quot;)" office:value-type="string" office:string-value="n.a." calcext:value-type="string">
            <text:p>n.a.</text:p>
          </table:table-cell>
          <table:table-cell table:style-name="ce17" table:formula="of:=+IFERROR([.N16]/[.N14];&quot;n.a.&quot;)" office:value-type="string" office:string-value="n.a." calcext:value-type="string">
            <text:p>n.a.</text:p>
          </table:table-cell>
          <table:table-cell table:style-name="ce17" table:formula="of:=+IFERROR([.O16]/[.O14];&quot;n.a.&quot;)" office:value-type="string" office:string-value="n.a." calcext:value-type="string">
            <text:p>n.a.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Δ EUR</text:p>
          </table:table-cell>
          <table:table-cell table:formula="of:=+[.D14]-[.D13]" office:value-type="float" office:value="0" calcext:value-type="float">
            <text:p>0</text:p>
          </table:table-cell>
          <table:table-cell table:formula="of:=+[.E14]-[.E13]" office:value-type="float" office:value="0" calcext:value-type="float">
            <text:p>0</text:p>
          </table:table-cell>
          <table:table-cell table:formula="of:=+[.F14]-[.F13]" office:value-type="float" office:value="0" calcext:value-type="float">
            <text:p>0</text:p>
          </table:table-cell>
          <table:table-cell table:formula="of:=+[.G14]-[.G13]" office:value-type="float" office:value="0" calcext:value-type="float">
            <text:p>0</text:p>
          </table:table-cell>
          <table:table-cell table:formula="of:=+[.H14]-[.H13]" office:value-type="float" office:value="0" calcext:value-type="float">
            <text:p>0</text:p>
          </table:table-cell>
          <table:table-cell table:formula="of:=+[.I14]-[.I13]" office:value-type="float" office:value="0" calcext:value-type="float">
            <text:p>0</text:p>
          </table:table-cell>
          <table:table-cell table:formula="of:=+[.J14]-[.J13]" office:value-type="float" office:value="0" calcext:value-type="float">
            <text:p>0</text:p>
          </table:table-cell>
          <table:table-cell table:formula="of:=+[.K14]-[.K13]" office:value-type="float" office:value="0" calcext:value-type="float">
            <text:p>0</text:p>
          </table:table-cell>
          <table:table-cell table:formula="of:=+[.L14]-[.L13]" office:value-type="float" office:value="0" calcext:value-type="float">
            <text:p>0</text:p>
          </table:table-cell>
          <table:table-cell table:formula="of:=+[.M14]-[.M13]" office:value-type="float" office:value="0" calcext:value-type="float">
            <text:p>0</text:p>
          </table:table-cell>
          <table:table-cell table:formula="of:=+[.N14]-[.N13]" office:value-type="float" office:value="0" calcext:value-type="float">
            <text:p>0</text:p>
          </table:table-cell>
          <table:table-cell table:formula="of:=+[.O14]-[.O13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 table:number-columns-repeated="14"/>
          <table:table-cell table:number-columns-repeated="1009"/>
        </table:table-row>
        <table:table-row table:style-name="ro2">
          <table:table-cell/>
          <table:table-cell office:value-type="string" calcext:value-type="string">
            <text:p>Group 2</text:p>
          </table:table-cell>
          <table:table-cell office:value-type="string" calcext:value-type="string">
            <text:p>Sale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ales YT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Δ %</text:p>
          </table:table-cell>
          <table:table-cell table:style-name="ce17" table:formula="of:=+IFERROR([.D22]/[.D20];&quot;n.a.&quot;)" office:value-type="string" office:string-value="n.a." calcext:value-type="string">
            <text:p>n.a.</text:p>
          </table:table-cell>
          <table:table-cell table:style-name="ce17" table:formula="of:=+IFERROR([.E22]/[.E20];&quot;n.a.&quot;)" office:value-type="string" office:string-value="n.a." calcext:value-type="string">
            <text:p>n.a.</text:p>
          </table:table-cell>
          <table:table-cell table:style-name="ce17" table:formula="of:=+IFERROR([.F22]/[.F20];&quot;n.a.&quot;)" office:value-type="string" office:string-value="n.a." calcext:value-type="string">
            <text:p>n.a.</text:p>
          </table:table-cell>
          <table:table-cell table:style-name="ce17" table:formula="of:=+IFERROR([.G22]/[.G20];&quot;n.a.&quot;)" office:value-type="string" office:string-value="n.a." calcext:value-type="string">
            <text:p>n.a.</text:p>
          </table:table-cell>
          <table:table-cell table:style-name="ce17" table:formula="of:=+IFERROR([.H22]/[.H20];&quot;n.a.&quot;)" office:value-type="string" office:string-value="n.a." calcext:value-type="string">
            <text:p>n.a.</text:p>
          </table:table-cell>
          <table:table-cell table:style-name="ce17" table:formula="of:=+IFERROR([.I22]/[.I20];&quot;n.a.&quot;)" office:value-type="string" office:string-value="n.a." calcext:value-type="string">
            <text:p>n.a.</text:p>
          </table:table-cell>
          <table:table-cell table:style-name="ce17" table:formula="of:=+IFERROR([.J22]/[.J20];&quot;n.a.&quot;)" office:value-type="string" office:string-value="n.a." calcext:value-type="string">
            <text:p>n.a.</text:p>
          </table:table-cell>
          <table:table-cell table:style-name="ce17" table:formula="of:=+IFERROR([.K22]/[.K20];&quot;n.a.&quot;)" office:value-type="string" office:string-value="n.a." calcext:value-type="string">
            <text:p>n.a.</text:p>
          </table:table-cell>
          <table:table-cell table:style-name="ce17" table:formula="of:=+IFERROR([.L22]/[.L20];&quot;n.a.&quot;)" office:value-type="string" office:string-value="n.a." calcext:value-type="string">
            <text:p>n.a.</text:p>
          </table:table-cell>
          <table:table-cell table:style-name="ce17" table:formula="of:=+IFERROR([.M22]/[.M20];&quot;n.a.&quot;)" office:value-type="string" office:string-value="n.a." calcext:value-type="string">
            <text:p>n.a.</text:p>
          </table:table-cell>
          <table:table-cell table:style-name="ce17" table:formula="of:=+IFERROR([.N22]/[.N20];&quot;n.a.&quot;)" office:value-type="string" office:string-value="n.a." calcext:value-type="string">
            <text:p>n.a.</text:p>
          </table:table-cell>
          <table:table-cell table:style-name="ce17" table:formula="of:=+IFERROR([.O22]/[.O20];&quot;n.a.&quot;)" office:value-type="string" office:string-value="n.a." calcext:value-type="string">
            <text:p>n.a.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Δ EUR</text:p>
          </table:table-cell>
          <table:table-cell table:formula="of:=+[.D20]-[.D19]" office:value-type="float" office:value="0" calcext:value-type="float">
            <text:p>0</text:p>
          </table:table-cell>
          <table:table-cell table:formula="of:=+[.E20]-[.E19]" office:value-type="float" office:value="0" calcext:value-type="float">
            <text:p>0</text:p>
          </table:table-cell>
          <table:table-cell table:formula="of:=+[.F20]-[.F19]" office:value-type="float" office:value="0" calcext:value-type="float">
            <text:p>0</text:p>
          </table:table-cell>
          <table:table-cell table:formula="of:=+[.G20]-[.G19]" office:value-type="float" office:value="0" calcext:value-type="float">
            <text:p>0</text:p>
          </table:table-cell>
          <table:table-cell table:formula="of:=+[.H20]-[.H19]" office:value-type="float" office:value="0" calcext:value-type="float">
            <text:p>0</text:p>
          </table:table-cell>
          <table:table-cell table:formula="of:=+[.I20]-[.I19]" office:value-type="float" office:value="0" calcext:value-type="float">
            <text:p>0</text:p>
          </table:table-cell>
          <table:table-cell table:formula="of:=+[.J20]-[.J19]" office:value-type="float" office:value="0" calcext:value-type="float">
            <text:p>0</text:p>
          </table:table-cell>
          <table:table-cell table:formula="of:=+[.K20]-[.K19]" office:value-type="float" office:value="0" calcext:value-type="float">
            <text:p>0</text:p>
          </table:table-cell>
          <table:table-cell table:formula="of:=+[.L20]-[.L19]" office:value-type="float" office:value="0" calcext:value-type="float">
            <text:p>0</text:p>
          </table:table-cell>
          <table:table-cell table:formula="of:=+[.M20]-[.M19]" office:value-type="float" office:value="0" calcext:value-type="float">
            <text:p>0</text:p>
          </table:table-cell>
          <table:table-cell table:formula="of:=+[.N20]-[.N19]" office:value-type="float" office:value="0" calcext:value-type="float">
            <text:p>0</text:p>
          </table:table-cell>
          <table:table-cell table:formula="of:=+[.O20]-[.O19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P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PY YT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Δ %</text:p>
          </table:table-cell>
          <table:table-cell table:style-name="ce17" table:formula="of:=+IFERROR([.D27]/[.D25];&quot;n.a.&quot;)" office:value-type="string" office:string-value="n.a." calcext:value-type="string">
            <text:p>n.a.</text:p>
          </table:table-cell>
          <table:table-cell table:style-name="ce17" table:formula="of:=+IFERROR([.E27]/[.E25];&quot;n.a.&quot;)" office:value-type="string" office:string-value="n.a." calcext:value-type="string">
            <text:p>n.a.</text:p>
          </table:table-cell>
          <table:table-cell table:style-name="ce17" table:formula="of:=+IFERROR([.F27]/[.F25];&quot;n.a.&quot;)" office:value-type="string" office:string-value="n.a." calcext:value-type="string">
            <text:p>n.a.</text:p>
          </table:table-cell>
          <table:table-cell table:style-name="ce17" table:formula="of:=+IFERROR([.G27]/[.G25];&quot;n.a.&quot;)" office:value-type="string" office:string-value="n.a." calcext:value-type="string">
            <text:p>n.a.</text:p>
          </table:table-cell>
          <table:table-cell table:style-name="ce17" table:formula="of:=+IFERROR([.H27]/[.H25];&quot;n.a.&quot;)" office:value-type="string" office:string-value="n.a." calcext:value-type="string">
            <text:p>n.a.</text:p>
          </table:table-cell>
          <table:table-cell table:style-name="ce17" table:formula="of:=+IFERROR([.I27]/[.I25];&quot;n.a.&quot;)" office:value-type="string" office:string-value="n.a." calcext:value-type="string">
            <text:p>n.a.</text:p>
          </table:table-cell>
          <table:table-cell table:style-name="ce17" table:formula="of:=+IFERROR([.J27]/[.J25];&quot;n.a.&quot;)" office:value-type="string" office:string-value="n.a." calcext:value-type="string">
            <text:p>n.a.</text:p>
          </table:table-cell>
          <table:table-cell table:style-name="ce17" table:formula="of:=+IFERROR([.K27]/[.K25];&quot;n.a.&quot;)" office:value-type="string" office:string-value="n.a." calcext:value-type="string">
            <text:p>n.a.</text:p>
          </table:table-cell>
          <table:table-cell table:style-name="ce17" table:formula="of:=+IFERROR([.L27]/[.L25];&quot;n.a.&quot;)" office:value-type="string" office:string-value="n.a." calcext:value-type="string">
            <text:p>n.a.</text:p>
          </table:table-cell>
          <table:table-cell table:style-name="ce17" table:formula="of:=+IFERROR([.M27]/[.M25];&quot;n.a.&quot;)" office:value-type="string" office:string-value="n.a." calcext:value-type="string">
            <text:p>n.a.</text:p>
          </table:table-cell>
          <table:table-cell table:style-name="ce17" table:formula="of:=+IFERROR([.N27]/[.N25];&quot;n.a.&quot;)" office:value-type="string" office:string-value="n.a." calcext:value-type="string">
            <text:p>n.a.</text:p>
          </table:table-cell>
          <table:table-cell table:style-name="ce17" table:formula="of:=+IFERROR([.O27]/[.O25];&quot;n.a.&quot;)" office:value-type="string" office:string-value="n.a." calcext:value-type="string">
            <text:p>n.a.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Δ EUR</text:p>
          </table:table-cell>
          <table:table-cell table:formula="of:=+[.D25]-[.D24]" office:value-type="float" office:value="0" calcext:value-type="float">
            <text:p>0</text:p>
          </table:table-cell>
          <table:table-cell table:formula="of:=+[.E25]-[.E24]" office:value-type="float" office:value="0" calcext:value-type="float">
            <text:p>0</text:p>
          </table:table-cell>
          <table:table-cell table:formula="of:=+[.F25]-[.F24]" office:value-type="float" office:value="0" calcext:value-type="float">
            <text:p>0</text:p>
          </table:table-cell>
          <table:table-cell table:formula="of:=+[.G25]-[.G24]" office:value-type="float" office:value="0" calcext:value-type="float">
            <text:p>0</text:p>
          </table:table-cell>
          <table:table-cell table:formula="of:=+[.H25]-[.H24]" office:value-type="float" office:value="0" calcext:value-type="float">
            <text:p>0</text:p>
          </table:table-cell>
          <table:table-cell table:formula="of:=+[.I25]-[.I24]" office:value-type="float" office:value="0" calcext:value-type="float">
            <text:p>0</text:p>
          </table:table-cell>
          <table:table-cell table:formula="of:=+[.J25]-[.J24]" office:value-type="float" office:value="0" calcext:value-type="float">
            <text:p>0</text:p>
          </table:table-cell>
          <table:table-cell table:formula="of:=+[.K25]-[.K24]" office:value-type="float" office:value="0" calcext:value-type="float">
            <text:p>0</text:p>
          </table:table-cell>
          <table:table-cell table:formula="of:=+[.L25]-[.L24]" office:value-type="float" office:value="0" calcext:value-type="float">
            <text:p>0</text:p>
          </table:table-cell>
          <table:table-cell table:formula="of:=+[.M25]-[.M24]" office:value-type="float" office:value="0" calcext:value-type="float">
            <text:p>0</text:p>
          </table:table-cell>
          <table:table-cell table:formula="of:=+[.N25]-[.N24]" office:value-type="float" office:value="0" calcext:value-type="float">
            <text:p>0</text:p>
          </table:table-cell>
          <table:table-cell table:formula="of:=+[.O25]-[.O24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Budg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Budget YT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Δ %</text:p>
          </table:table-cell>
          <table:table-cell table:style-name="ce17" table:formula="of:=+IFERROR([.D32]/[.D30];&quot;n.a.&quot;)" office:value-type="string" office:string-value="n.a." calcext:value-type="string">
            <text:p>n.a.</text:p>
          </table:table-cell>
          <table:table-cell table:style-name="ce17" table:formula="of:=+IFERROR([.E32]/[.E30];&quot;n.a.&quot;)" office:value-type="string" office:string-value="n.a." calcext:value-type="string">
            <text:p>n.a.</text:p>
          </table:table-cell>
          <table:table-cell table:style-name="ce17" table:formula="of:=+IFERROR([.F32]/[.F30];&quot;n.a.&quot;)" office:value-type="string" office:string-value="n.a." calcext:value-type="string">
            <text:p>n.a.</text:p>
          </table:table-cell>
          <table:table-cell table:style-name="ce17" table:formula="of:=+IFERROR([.G32]/[.G30];&quot;n.a.&quot;)" office:value-type="string" office:string-value="n.a." calcext:value-type="string">
            <text:p>n.a.</text:p>
          </table:table-cell>
          <table:table-cell table:style-name="ce17" table:formula="of:=+IFERROR([.H32]/[.H30];&quot;n.a.&quot;)" office:value-type="string" office:string-value="n.a." calcext:value-type="string">
            <text:p>n.a.</text:p>
          </table:table-cell>
          <table:table-cell table:style-name="ce17" table:formula="of:=+IFERROR([.I32]/[.I30];&quot;n.a.&quot;)" office:value-type="string" office:string-value="n.a." calcext:value-type="string">
            <text:p>n.a.</text:p>
          </table:table-cell>
          <table:table-cell table:style-name="ce17" table:formula="of:=+IFERROR([.J32]/[.J30];&quot;n.a.&quot;)" office:value-type="string" office:string-value="n.a." calcext:value-type="string">
            <text:p>n.a.</text:p>
          </table:table-cell>
          <table:table-cell table:style-name="ce17" table:formula="of:=+IFERROR([.K32]/[.K30];&quot;n.a.&quot;)" office:value-type="string" office:string-value="n.a." calcext:value-type="string">
            <text:p>n.a.</text:p>
          </table:table-cell>
          <table:table-cell table:style-name="ce17" table:formula="of:=+IFERROR([.L32]/[.L30];&quot;n.a.&quot;)" office:value-type="string" office:string-value="n.a." calcext:value-type="string">
            <text:p>n.a.</text:p>
          </table:table-cell>
          <table:table-cell table:style-name="ce17" table:formula="of:=+IFERROR([.M32]/[.M30];&quot;n.a.&quot;)" office:value-type="string" office:string-value="n.a." calcext:value-type="string">
            <text:p>n.a.</text:p>
          </table:table-cell>
          <table:table-cell table:style-name="ce17" table:formula="of:=+IFERROR([.N32]/[.N30];&quot;n.a.&quot;)" office:value-type="string" office:string-value="n.a." calcext:value-type="string">
            <text:p>n.a.</text:p>
          </table:table-cell>
          <table:table-cell table:style-name="ce17" table:formula="of:=+IFERROR([.O32]/[.O30];&quot;n.a.&quot;)" office:value-type="string" office:string-value="n.a." calcext:value-type="string">
            <text:p>n.a.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Δ EUR</text:p>
          </table:table-cell>
          <table:table-cell table:formula="of:=+[.D30]-[.D29]" office:value-type="float" office:value="0" calcext:value-type="float">
            <text:p>0</text:p>
          </table:table-cell>
          <table:table-cell table:formula="of:=+[.E30]-[.E29]" office:value-type="float" office:value="0" calcext:value-type="float">
            <text:p>0</text:p>
          </table:table-cell>
          <table:table-cell table:formula="of:=+[.F30]-[.F29]" office:value-type="float" office:value="0" calcext:value-type="float">
            <text:p>0</text:p>
          </table:table-cell>
          <table:table-cell table:formula="of:=+[.G30]-[.G29]" office:value-type="float" office:value="0" calcext:value-type="float">
            <text:p>0</text:p>
          </table:table-cell>
          <table:table-cell table:formula="of:=+[.H30]-[.H29]" office:value-type="float" office:value="0" calcext:value-type="float">
            <text:p>0</text:p>
          </table:table-cell>
          <table:table-cell table:formula="of:=+[.I30]-[.I29]" office:value-type="float" office:value="0" calcext:value-type="float">
            <text:p>0</text:p>
          </table:table-cell>
          <table:table-cell table:formula="of:=+[.J30]-[.J29]" office:value-type="float" office:value="0" calcext:value-type="float">
            <text:p>0</text:p>
          </table:table-cell>
          <table:table-cell table:formula="of:=+[.K30]-[.K29]" office:value-type="float" office:value="0" calcext:value-type="float">
            <text:p>0</text:p>
          </table:table-cell>
          <table:table-cell table:formula="of:=+[.L30]-[.L29]" office:value-type="float" office:value="0" calcext:value-type="float">
            <text:p>0</text:p>
          </table:table-cell>
          <table:table-cell table:formula="of:=+[.M30]-[.M29]" office:value-type="float" office:value="0" calcext:value-type="float">
            <text:p>0</text:p>
          </table:table-cell>
          <table:table-cell table:formula="of:=+[.N30]-[.N29]" office:value-type="float" office:value="0" calcext:value-type="float">
            <text:p>0</text:p>
          </table:table-cell>
          <table:table-cell table:formula="of:=+[.O30]-[.O29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 table:number-columns-repeated="14"/>
          <table:table-cell table:number-columns-repeated="1009"/>
        </table:table-row>
        <table:table-row table:style-name="ro2">
          <table:table-cell/>
          <table:table-cell office:value-type="string" calcext:value-type="string">
            <text:p>Group 3</text:p>
          </table:table-cell>
          <table:table-cell office:value-type="string" calcext:value-type="string">
            <text:p>Sale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ales YT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Δ %</text:p>
          </table:table-cell>
          <table:table-cell table:style-name="ce17" table:formula="of:=+IFERROR([.D38]/[.D36];&quot;n.a.&quot;)" office:value-type="string" office:string-value="n.a." calcext:value-type="string">
            <text:p>n.a.</text:p>
          </table:table-cell>
          <table:table-cell table:style-name="ce17" table:formula="of:=+IFERROR([.E38]/[.E36];&quot;n.a.&quot;)" office:value-type="string" office:string-value="n.a." calcext:value-type="string">
            <text:p>n.a.</text:p>
          </table:table-cell>
          <table:table-cell table:style-name="ce17" table:formula="of:=+IFERROR([.F38]/[.F36];&quot;n.a.&quot;)" office:value-type="string" office:string-value="n.a." calcext:value-type="string">
            <text:p>n.a.</text:p>
          </table:table-cell>
          <table:table-cell table:style-name="ce17" table:formula="of:=+IFERROR([.G38]/[.G36];&quot;n.a.&quot;)" office:value-type="string" office:string-value="n.a." calcext:value-type="string">
            <text:p>n.a.</text:p>
          </table:table-cell>
          <table:table-cell table:style-name="ce17" table:formula="of:=+IFERROR([.H38]/[.H36];&quot;n.a.&quot;)" office:value-type="string" office:string-value="n.a." calcext:value-type="string">
            <text:p>n.a.</text:p>
          </table:table-cell>
          <table:table-cell table:style-name="ce17" table:formula="of:=+IFERROR([.I38]/[.I36];&quot;n.a.&quot;)" office:value-type="string" office:string-value="n.a." calcext:value-type="string">
            <text:p>n.a.</text:p>
          </table:table-cell>
          <table:table-cell table:style-name="ce17" table:formula="of:=+IFERROR([.J38]/[.J36];&quot;n.a.&quot;)" office:value-type="string" office:string-value="n.a." calcext:value-type="string">
            <text:p>n.a.</text:p>
          </table:table-cell>
          <table:table-cell table:style-name="ce17" table:formula="of:=+IFERROR([.K38]/[.K36];&quot;n.a.&quot;)" office:value-type="string" office:string-value="n.a." calcext:value-type="string">
            <text:p>n.a.</text:p>
          </table:table-cell>
          <table:table-cell table:style-name="ce17" table:formula="of:=+IFERROR([.L38]/[.L36];&quot;n.a.&quot;)" office:value-type="string" office:string-value="n.a." calcext:value-type="string">
            <text:p>n.a.</text:p>
          </table:table-cell>
          <table:table-cell table:style-name="ce17" table:formula="of:=+IFERROR([.M38]/[.M36];&quot;n.a.&quot;)" office:value-type="string" office:string-value="n.a." calcext:value-type="string">
            <text:p>n.a.</text:p>
          </table:table-cell>
          <table:table-cell table:style-name="ce17" table:formula="of:=+IFERROR([.N38]/[.N36];&quot;n.a.&quot;)" office:value-type="string" office:string-value="n.a." calcext:value-type="string">
            <text:p>n.a.</text:p>
          </table:table-cell>
          <table:table-cell table:style-name="ce17" table:formula="of:=+IFERROR([.O38]/[.O36];&quot;n.a.&quot;)" office:value-type="string" office:string-value="n.a." calcext:value-type="string">
            <text:p>n.a.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Δ EUR</text:p>
          </table:table-cell>
          <table:table-cell table:formula="of:=+[.D36]-[.D35]" office:value-type="float" office:value="0" calcext:value-type="float">
            <text:p>0</text:p>
          </table:table-cell>
          <table:table-cell table:formula="of:=+[.E36]-[.E35]" office:value-type="float" office:value="0" calcext:value-type="float">
            <text:p>0</text:p>
          </table:table-cell>
          <table:table-cell table:formula="of:=+[.F36]-[.F35]" office:value-type="float" office:value="0" calcext:value-type="float">
            <text:p>0</text:p>
          </table:table-cell>
          <table:table-cell table:formula="of:=+[.G36]-[.G35]" office:value-type="float" office:value="0" calcext:value-type="float">
            <text:p>0</text:p>
          </table:table-cell>
          <table:table-cell table:formula="of:=+[.H36]-[.H35]" office:value-type="float" office:value="0" calcext:value-type="float">
            <text:p>0</text:p>
          </table:table-cell>
          <table:table-cell table:formula="of:=+[.I36]-[.I35]" office:value-type="float" office:value="0" calcext:value-type="float">
            <text:p>0</text:p>
          </table:table-cell>
          <table:table-cell table:formula="of:=+[.J36]-[.J35]" office:value-type="float" office:value="0" calcext:value-type="float">
            <text:p>0</text:p>
          </table:table-cell>
          <table:table-cell table:formula="of:=+[.K36]-[.K35]" office:value-type="float" office:value="0" calcext:value-type="float">
            <text:p>0</text:p>
          </table:table-cell>
          <table:table-cell table:formula="of:=+[.L36]-[.L35]" office:value-type="float" office:value="0" calcext:value-type="float">
            <text:p>0</text:p>
          </table:table-cell>
          <table:table-cell table:formula="of:=+[.M36]-[.M35]" office:value-type="float" office:value="0" calcext:value-type="float">
            <text:p>0</text:p>
          </table:table-cell>
          <table:table-cell table:formula="of:=+[.N36]-[.N35]" office:value-type="float" office:value="0" calcext:value-type="float">
            <text:p>0</text:p>
          </table:table-cell>
          <table:table-cell table:formula="of:=+[.O36]-[.O35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P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PY YT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Δ %</text:p>
          </table:table-cell>
          <table:table-cell table:style-name="ce17" table:formula="of:=+IFERROR([.D43]/[.D41];&quot;n.a.&quot;)" office:value-type="string" office:string-value="n.a." calcext:value-type="string">
            <text:p>n.a.</text:p>
          </table:table-cell>
          <table:table-cell table:style-name="ce17" table:formula="of:=+IFERROR([.E43]/[.E41];&quot;n.a.&quot;)" office:value-type="string" office:string-value="n.a." calcext:value-type="string">
            <text:p>n.a.</text:p>
          </table:table-cell>
          <table:table-cell table:style-name="ce17" table:formula="of:=+IFERROR([.F43]/[.F41];&quot;n.a.&quot;)" office:value-type="string" office:string-value="n.a." calcext:value-type="string">
            <text:p>n.a.</text:p>
          </table:table-cell>
          <table:table-cell table:style-name="ce17" table:formula="of:=+IFERROR([.G43]/[.G41];&quot;n.a.&quot;)" office:value-type="string" office:string-value="n.a." calcext:value-type="string">
            <text:p>n.a.</text:p>
          </table:table-cell>
          <table:table-cell table:style-name="ce17" table:formula="of:=+IFERROR([.H43]/[.H41];&quot;n.a.&quot;)" office:value-type="string" office:string-value="n.a." calcext:value-type="string">
            <text:p>n.a.</text:p>
          </table:table-cell>
          <table:table-cell table:style-name="ce17" table:formula="of:=+IFERROR([.I43]/[.I41];&quot;n.a.&quot;)" office:value-type="string" office:string-value="n.a." calcext:value-type="string">
            <text:p>n.a.</text:p>
          </table:table-cell>
          <table:table-cell table:style-name="ce17" table:formula="of:=+IFERROR([.J43]/[.J41];&quot;n.a.&quot;)" office:value-type="string" office:string-value="n.a." calcext:value-type="string">
            <text:p>n.a.</text:p>
          </table:table-cell>
          <table:table-cell table:style-name="ce17" table:formula="of:=+IFERROR([.K43]/[.K41];&quot;n.a.&quot;)" office:value-type="string" office:string-value="n.a." calcext:value-type="string">
            <text:p>n.a.</text:p>
          </table:table-cell>
          <table:table-cell table:style-name="ce17" table:formula="of:=+IFERROR([.L43]/[.L41];&quot;n.a.&quot;)" office:value-type="string" office:string-value="n.a." calcext:value-type="string">
            <text:p>n.a.</text:p>
          </table:table-cell>
          <table:table-cell table:style-name="ce17" table:formula="of:=+IFERROR([.M43]/[.M41];&quot;n.a.&quot;)" office:value-type="string" office:string-value="n.a." calcext:value-type="string">
            <text:p>n.a.</text:p>
          </table:table-cell>
          <table:table-cell table:style-name="ce17" table:formula="of:=+IFERROR([.N43]/[.N41];&quot;n.a.&quot;)" office:value-type="string" office:string-value="n.a." calcext:value-type="string">
            <text:p>n.a.</text:p>
          </table:table-cell>
          <table:table-cell table:style-name="ce17" table:formula="of:=+IFERROR([.O43]/[.O41];&quot;n.a.&quot;)" office:value-type="string" office:string-value="n.a." calcext:value-type="string">
            <text:p>n.a.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Δ EUR</text:p>
          </table:table-cell>
          <table:table-cell table:formula="of:=+[.D41]-[.D40]" office:value-type="float" office:value="0" calcext:value-type="float">
            <text:p>0</text:p>
          </table:table-cell>
          <table:table-cell table:formula="of:=+[.E41]-[.E40]" office:value-type="float" office:value="0" calcext:value-type="float">
            <text:p>0</text:p>
          </table:table-cell>
          <table:table-cell table:formula="of:=+[.F41]-[.F40]" office:value-type="float" office:value="0" calcext:value-type="float">
            <text:p>0</text:p>
          </table:table-cell>
          <table:table-cell table:formula="of:=+[.G41]-[.G40]" office:value-type="float" office:value="0" calcext:value-type="float">
            <text:p>0</text:p>
          </table:table-cell>
          <table:table-cell table:formula="of:=+[.H41]-[.H40]" office:value-type="float" office:value="0" calcext:value-type="float">
            <text:p>0</text:p>
          </table:table-cell>
          <table:table-cell table:formula="of:=+[.I41]-[.I40]" office:value-type="float" office:value="0" calcext:value-type="float">
            <text:p>0</text:p>
          </table:table-cell>
          <table:table-cell table:formula="of:=+[.J41]-[.J40]" office:value-type="float" office:value="0" calcext:value-type="float">
            <text:p>0</text:p>
          </table:table-cell>
          <table:table-cell table:formula="of:=+[.K41]-[.K40]" office:value-type="float" office:value="0" calcext:value-type="float">
            <text:p>0</text:p>
          </table:table-cell>
          <table:table-cell table:formula="of:=+[.L41]-[.L40]" office:value-type="float" office:value="0" calcext:value-type="float">
            <text:p>0</text:p>
          </table:table-cell>
          <table:table-cell table:formula="of:=+[.M41]-[.M40]" office:value-type="float" office:value="0" calcext:value-type="float">
            <text:p>0</text:p>
          </table:table-cell>
          <table:table-cell table:formula="of:=+[.N41]-[.N40]" office:value-type="float" office:value="0" calcext:value-type="float">
            <text:p>0</text:p>
          </table:table-cell>
          <table:table-cell table:formula="of:=+[.O41]-[.O40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Budg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Budget YT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Δ %</text:p>
          </table:table-cell>
          <table:table-cell table:style-name="ce17" table:formula="of:=+IFERROR([.D48]/[.D46];&quot;n.a.&quot;)" office:value-type="string" office:string-value="n.a." calcext:value-type="string">
            <text:p>n.a.</text:p>
          </table:table-cell>
          <table:table-cell table:style-name="ce17" table:formula="of:=+IFERROR([.E48]/[.E46];&quot;n.a.&quot;)" office:value-type="string" office:string-value="n.a." calcext:value-type="string">
            <text:p>n.a.</text:p>
          </table:table-cell>
          <table:table-cell table:style-name="ce17" table:formula="of:=+IFERROR([.F48]/[.F46];&quot;n.a.&quot;)" office:value-type="string" office:string-value="n.a." calcext:value-type="string">
            <text:p>n.a.</text:p>
          </table:table-cell>
          <table:table-cell table:style-name="ce17" table:formula="of:=+IFERROR([.G48]/[.G46];&quot;n.a.&quot;)" office:value-type="string" office:string-value="n.a." calcext:value-type="string">
            <text:p>n.a.</text:p>
          </table:table-cell>
          <table:table-cell table:style-name="ce17" table:formula="of:=+IFERROR([.H48]/[.H46];&quot;n.a.&quot;)" office:value-type="string" office:string-value="n.a." calcext:value-type="string">
            <text:p>n.a.</text:p>
          </table:table-cell>
          <table:table-cell table:style-name="ce17" table:formula="of:=+IFERROR([.I48]/[.I46];&quot;n.a.&quot;)" office:value-type="string" office:string-value="n.a." calcext:value-type="string">
            <text:p>n.a.</text:p>
          </table:table-cell>
          <table:table-cell table:style-name="ce17" table:formula="of:=+IFERROR([.J48]/[.J46];&quot;n.a.&quot;)" office:value-type="string" office:string-value="n.a." calcext:value-type="string">
            <text:p>n.a.</text:p>
          </table:table-cell>
          <table:table-cell table:style-name="ce17" table:formula="of:=+IFERROR([.K48]/[.K46];&quot;n.a.&quot;)" office:value-type="string" office:string-value="n.a." calcext:value-type="string">
            <text:p>n.a.</text:p>
          </table:table-cell>
          <table:table-cell table:style-name="ce17" table:formula="of:=+IFERROR([.L48]/[.L46];&quot;n.a.&quot;)" office:value-type="string" office:string-value="n.a." calcext:value-type="string">
            <text:p>n.a.</text:p>
          </table:table-cell>
          <table:table-cell table:style-name="ce17" table:formula="of:=+IFERROR([.M48]/[.M46];&quot;n.a.&quot;)" office:value-type="string" office:string-value="n.a." calcext:value-type="string">
            <text:p>n.a.</text:p>
          </table:table-cell>
          <table:table-cell table:style-name="ce17" table:formula="of:=+IFERROR([.N48]/[.N46];&quot;n.a.&quot;)" office:value-type="string" office:string-value="n.a." calcext:value-type="string">
            <text:p>n.a.</text:p>
          </table:table-cell>
          <table:table-cell table:style-name="ce17" table:formula="of:=+IFERROR([.O48]/[.O46];&quot;n.a.&quot;)" office:value-type="string" office:string-value="n.a." calcext:value-type="string">
            <text:p>n.a.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Δ EUR</text:p>
          </table:table-cell>
          <table:table-cell table:formula="of:=+[.D46]-[.D45]" office:value-type="float" office:value="0" calcext:value-type="float">
            <text:p>0</text:p>
          </table:table-cell>
          <table:table-cell table:formula="of:=+[.E46]-[.E45]" office:value-type="float" office:value="0" calcext:value-type="float">
            <text:p>0</text:p>
          </table:table-cell>
          <table:table-cell table:formula="of:=+[.F46]-[.F45]" office:value-type="float" office:value="0" calcext:value-type="float">
            <text:p>0</text:p>
          </table:table-cell>
          <table:table-cell table:formula="of:=+[.G46]-[.G45]" office:value-type="float" office:value="0" calcext:value-type="float">
            <text:p>0</text:p>
          </table:table-cell>
          <table:table-cell table:formula="of:=+[.H46]-[.H45]" office:value-type="float" office:value="0" calcext:value-type="float">
            <text:p>0</text:p>
          </table:table-cell>
          <table:table-cell table:formula="of:=+[.I46]-[.I45]" office:value-type="float" office:value="0" calcext:value-type="float">
            <text:p>0</text:p>
          </table:table-cell>
          <table:table-cell table:formula="of:=+[.J46]-[.J45]" office:value-type="float" office:value="0" calcext:value-type="float">
            <text:p>0</text:p>
          </table:table-cell>
          <table:table-cell table:formula="of:=+[.K46]-[.K45]" office:value-type="float" office:value="0" calcext:value-type="float">
            <text:p>0</text:p>
          </table:table-cell>
          <table:table-cell table:formula="of:=+[.L46]-[.L45]" office:value-type="float" office:value="0" calcext:value-type="float">
            <text:p>0</text:p>
          </table:table-cell>
          <table:table-cell table:formula="of:=+[.M46]-[.M45]" office:value-type="float" office:value="0" calcext:value-type="float">
            <text:p>0</text:p>
          </table:table-cell>
          <table:table-cell table:formula="of:=+[.N46]-[.N45]" office:value-type="float" office:value="0" calcext:value-type="float">
            <text:p>0</text:p>
          </table:table-cell>
          <table:table-cell table:formula="of:=+[.O46]-[.O45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 table:number-columns-repeated="14"/>
          <table:table-cell table:number-columns-repeated="1009"/>
        </table:table-row>
        <table:table-row table:style-name="ro2">
          <table:table-cell/>
          <table:table-cell office:value-type="string" calcext:value-type="string">
            <text:p>Group 4</text:p>
          </table:table-cell>
          <table:table-cell office:value-type="string" calcext:value-type="string">
            <text:p>Sale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ales YT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Δ %</text:p>
          </table:table-cell>
          <table:table-cell table:style-name="ce17" table:formula="of:=+IFERROR([.D54]/[.D52];&quot;n.a.&quot;)" office:value-type="string" office:string-value="n.a." calcext:value-type="string">
            <text:p>n.a.</text:p>
          </table:table-cell>
          <table:table-cell table:style-name="ce17" table:formula="of:=+IFERROR([.E54]/[.E52];&quot;n.a.&quot;)" office:value-type="string" office:string-value="n.a." calcext:value-type="string">
            <text:p>n.a.</text:p>
          </table:table-cell>
          <table:table-cell table:style-name="ce17" table:formula="of:=+IFERROR([.F54]/[.F52];&quot;n.a.&quot;)" office:value-type="string" office:string-value="n.a." calcext:value-type="string">
            <text:p>n.a.</text:p>
          </table:table-cell>
          <table:table-cell table:style-name="ce17" table:formula="of:=+IFERROR([.G54]/[.G52];&quot;n.a.&quot;)" office:value-type="string" office:string-value="n.a." calcext:value-type="string">
            <text:p>n.a.</text:p>
          </table:table-cell>
          <table:table-cell table:style-name="ce17" table:formula="of:=+IFERROR([.H54]/[.H52];&quot;n.a.&quot;)" office:value-type="string" office:string-value="n.a." calcext:value-type="string">
            <text:p>n.a.</text:p>
          </table:table-cell>
          <table:table-cell table:style-name="ce17" table:formula="of:=+IFERROR([.I54]/[.I52];&quot;n.a.&quot;)" office:value-type="string" office:string-value="n.a." calcext:value-type="string">
            <text:p>n.a.</text:p>
          </table:table-cell>
          <table:table-cell table:style-name="ce17" table:formula="of:=+IFERROR([.J54]/[.J52];&quot;n.a.&quot;)" office:value-type="string" office:string-value="n.a." calcext:value-type="string">
            <text:p>n.a.</text:p>
          </table:table-cell>
          <table:table-cell table:style-name="ce17" table:formula="of:=+IFERROR([.K54]/[.K52];&quot;n.a.&quot;)" office:value-type="string" office:string-value="n.a." calcext:value-type="string">
            <text:p>n.a.</text:p>
          </table:table-cell>
          <table:table-cell table:style-name="ce17" table:formula="of:=+IFERROR([.L54]/[.L52];&quot;n.a.&quot;)" office:value-type="string" office:string-value="n.a." calcext:value-type="string">
            <text:p>n.a.</text:p>
          </table:table-cell>
          <table:table-cell table:style-name="ce17" table:formula="of:=+IFERROR([.M54]/[.M52];&quot;n.a.&quot;)" office:value-type="string" office:string-value="n.a." calcext:value-type="string">
            <text:p>n.a.</text:p>
          </table:table-cell>
          <table:table-cell table:style-name="ce17" table:formula="of:=+IFERROR([.N54]/[.N52];&quot;n.a.&quot;)" office:value-type="string" office:string-value="n.a." calcext:value-type="string">
            <text:p>n.a.</text:p>
          </table:table-cell>
          <table:table-cell table:style-name="ce17" table:formula="of:=+IFERROR([.O54]/[.O52];&quot;n.a.&quot;)" office:value-type="string" office:string-value="n.a." calcext:value-type="string">
            <text:p>n.a.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Δ EUR</text:p>
          </table:table-cell>
          <table:table-cell table:formula="of:=+[.D52]-[.D51]" office:value-type="float" office:value="0" calcext:value-type="float">
            <text:p>0</text:p>
          </table:table-cell>
          <table:table-cell table:formula="of:=+[.E52]-[.E51]" office:value-type="float" office:value="0" calcext:value-type="float">
            <text:p>0</text:p>
          </table:table-cell>
          <table:table-cell table:formula="of:=+[.F52]-[.F51]" office:value-type="float" office:value="0" calcext:value-type="float">
            <text:p>0</text:p>
          </table:table-cell>
          <table:table-cell table:formula="of:=+[.G52]-[.G51]" office:value-type="float" office:value="0" calcext:value-type="float">
            <text:p>0</text:p>
          </table:table-cell>
          <table:table-cell table:formula="of:=+[.H52]-[.H51]" office:value-type="float" office:value="0" calcext:value-type="float">
            <text:p>0</text:p>
          </table:table-cell>
          <table:table-cell table:formula="of:=+[.I52]-[.I51]" office:value-type="float" office:value="0" calcext:value-type="float">
            <text:p>0</text:p>
          </table:table-cell>
          <table:table-cell table:formula="of:=+[.J52]-[.J51]" office:value-type="float" office:value="0" calcext:value-type="float">
            <text:p>0</text:p>
          </table:table-cell>
          <table:table-cell table:formula="of:=+[.K52]-[.K51]" office:value-type="float" office:value="0" calcext:value-type="float">
            <text:p>0</text:p>
          </table:table-cell>
          <table:table-cell table:formula="of:=+[.L52]-[.L51]" office:value-type="float" office:value="0" calcext:value-type="float">
            <text:p>0</text:p>
          </table:table-cell>
          <table:table-cell table:formula="of:=+[.M52]-[.M51]" office:value-type="float" office:value="0" calcext:value-type="float">
            <text:p>0</text:p>
          </table:table-cell>
          <table:table-cell table:formula="of:=+[.N52]-[.N51]" office:value-type="float" office:value="0" calcext:value-type="float">
            <text:p>0</text:p>
          </table:table-cell>
          <table:table-cell table:formula="of:=+[.O52]-[.O51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P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PY YT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Δ %</text:p>
          </table:table-cell>
          <table:table-cell table:style-name="ce17" table:formula="of:=+IFERROR([.D59]/[.D57];&quot;n.a.&quot;)" office:value-type="string" office:string-value="n.a." calcext:value-type="string">
            <text:p>n.a.</text:p>
          </table:table-cell>
          <table:table-cell table:style-name="ce17" table:formula="of:=+IFERROR([.E59]/[.E57];&quot;n.a.&quot;)" office:value-type="string" office:string-value="n.a." calcext:value-type="string">
            <text:p>n.a.</text:p>
          </table:table-cell>
          <table:table-cell table:style-name="ce17" table:formula="of:=+IFERROR([.F59]/[.F57];&quot;n.a.&quot;)" office:value-type="string" office:string-value="n.a." calcext:value-type="string">
            <text:p>n.a.</text:p>
          </table:table-cell>
          <table:table-cell table:style-name="ce17" table:formula="of:=+IFERROR([.G59]/[.G57];&quot;n.a.&quot;)" office:value-type="string" office:string-value="n.a." calcext:value-type="string">
            <text:p>n.a.</text:p>
          </table:table-cell>
          <table:table-cell table:style-name="ce17" table:formula="of:=+IFERROR([.H59]/[.H57];&quot;n.a.&quot;)" office:value-type="string" office:string-value="n.a." calcext:value-type="string">
            <text:p>n.a.</text:p>
          </table:table-cell>
          <table:table-cell table:style-name="ce17" table:formula="of:=+IFERROR([.I59]/[.I57];&quot;n.a.&quot;)" office:value-type="string" office:string-value="n.a." calcext:value-type="string">
            <text:p>n.a.</text:p>
          </table:table-cell>
          <table:table-cell table:style-name="ce17" table:formula="of:=+IFERROR([.J59]/[.J57];&quot;n.a.&quot;)" office:value-type="string" office:string-value="n.a." calcext:value-type="string">
            <text:p>n.a.</text:p>
          </table:table-cell>
          <table:table-cell table:style-name="ce17" table:formula="of:=+IFERROR([.K59]/[.K57];&quot;n.a.&quot;)" office:value-type="string" office:string-value="n.a." calcext:value-type="string">
            <text:p>n.a.</text:p>
          </table:table-cell>
          <table:table-cell table:style-name="ce17" table:formula="of:=+IFERROR([.L59]/[.L57];&quot;n.a.&quot;)" office:value-type="string" office:string-value="n.a." calcext:value-type="string">
            <text:p>n.a.</text:p>
          </table:table-cell>
          <table:table-cell table:style-name="ce17" table:formula="of:=+IFERROR([.M59]/[.M57];&quot;n.a.&quot;)" office:value-type="string" office:string-value="n.a." calcext:value-type="string">
            <text:p>n.a.</text:p>
          </table:table-cell>
          <table:table-cell table:style-name="ce17" table:formula="of:=+IFERROR([.N59]/[.N57];&quot;n.a.&quot;)" office:value-type="string" office:string-value="n.a." calcext:value-type="string">
            <text:p>n.a.</text:p>
          </table:table-cell>
          <table:table-cell table:style-name="ce17" table:formula="of:=+IFERROR([.O59]/[.O57];&quot;n.a.&quot;)" office:value-type="string" office:string-value="n.a." calcext:value-type="string">
            <text:p>n.a.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Δ EUR</text:p>
          </table:table-cell>
          <table:table-cell table:formula="of:=+[.D57]-[.D56]" office:value-type="float" office:value="0" calcext:value-type="float">
            <text:p>0</text:p>
          </table:table-cell>
          <table:table-cell table:formula="of:=+[.E57]-[.E56]" office:value-type="float" office:value="0" calcext:value-type="float">
            <text:p>0</text:p>
          </table:table-cell>
          <table:table-cell table:formula="of:=+[.F57]-[.F56]" office:value-type="float" office:value="0" calcext:value-type="float">
            <text:p>0</text:p>
          </table:table-cell>
          <table:table-cell table:formula="of:=+[.G57]-[.G56]" office:value-type="float" office:value="0" calcext:value-type="float">
            <text:p>0</text:p>
          </table:table-cell>
          <table:table-cell table:formula="of:=+[.H57]-[.H56]" office:value-type="float" office:value="0" calcext:value-type="float">
            <text:p>0</text:p>
          </table:table-cell>
          <table:table-cell table:formula="of:=+[.I57]-[.I56]" office:value-type="float" office:value="0" calcext:value-type="float">
            <text:p>0</text:p>
          </table:table-cell>
          <table:table-cell table:formula="of:=+[.J57]-[.J56]" office:value-type="float" office:value="0" calcext:value-type="float">
            <text:p>0</text:p>
          </table:table-cell>
          <table:table-cell table:formula="of:=+[.K57]-[.K56]" office:value-type="float" office:value="0" calcext:value-type="float">
            <text:p>0</text:p>
          </table:table-cell>
          <table:table-cell table:formula="of:=+[.L57]-[.L56]" office:value-type="float" office:value="0" calcext:value-type="float">
            <text:p>0</text:p>
          </table:table-cell>
          <table:table-cell table:formula="of:=+[.M57]-[.M56]" office:value-type="float" office:value="0" calcext:value-type="float">
            <text:p>0</text:p>
          </table:table-cell>
          <table:table-cell table:formula="of:=+[.N57]-[.N56]" office:value-type="float" office:value="0" calcext:value-type="float">
            <text:p>0</text:p>
          </table:table-cell>
          <table:table-cell table:formula="of:=+[.O57]-[.O56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Budg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Budget YT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Δ %</text:p>
          </table:table-cell>
          <table:table-cell table:style-name="ce17" table:formula="of:=+IFERROR([.D64]/[.D62];&quot;n.a.&quot;)" office:value-type="string" office:string-value="n.a." calcext:value-type="string">
            <text:p>n.a.</text:p>
          </table:table-cell>
          <table:table-cell table:style-name="ce17" table:formula="of:=+IFERROR([.E64]/[.E62];&quot;n.a.&quot;)" office:value-type="string" office:string-value="n.a." calcext:value-type="string">
            <text:p>n.a.</text:p>
          </table:table-cell>
          <table:table-cell table:style-name="ce17" table:formula="of:=+IFERROR([.F64]/[.F62];&quot;n.a.&quot;)" office:value-type="string" office:string-value="n.a." calcext:value-type="string">
            <text:p>n.a.</text:p>
          </table:table-cell>
          <table:table-cell table:style-name="ce17" table:formula="of:=+IFERROR([.G64]/[.G62];&quot;n.a.&quot;)" office:value-type="string" office:string-value="n.a." calcext:value-type="string">
            <text:p>n.a.</text:p>
          </table:table-cell>
          <table:table-cell table:style-name="ce17" table:formula="of:=+IFERROR([.H64]/[.H62];&quot;n.a.&quot;)" office:value-type="string" office:string-value="n.a." calcext:value-type="string">
            <text:p>n.a.</text:p>
          </table:table-cell>
          <table:table-cell table:style-name="ce17" table:formula="of:=+IFERROR([.I64]/[.I62];&quot;n.a.&quot;)" office:value-type="string" office:string-value="n.a." calcext:value-type="string">
            <text:p>n.a.</text:p>
          </table:table-cell>
          <table:table-cell table:style-name="ce17" table:formula="of:=+IFERROR([.J64]/[.J62];&quot;n.a.&quot;)" office:value-type="string" office:string-value="n.a." calcext:value-type="string">
            <text:p>n.a.</text:p>
          </table:table-cell>
          <table:table-cell table:style-name="ce17" table:formula="of:=+IFERROR([.K64]/[.K62];&quot;n.a.&quot;)" office:value-type="string" office:string-value="n.a." calcext:value-type="string">
            <text:p>n.a.</text:p>
          </table:table-cell>
          <table:table-cell table:style-name="ce17" table:formula="of:=+IFERROR([.L64]/[.L62];&quot;n.a.&quot;)" office:value-type="string" office:string-value="n.a." calcext:value-type="string">
            <text:p>n.a.</text:p>
          </table:table-cell>
          <table:table-cell table:style-name="ce17" table:formula="of:=+IFERROR([.M64]/[.M62];&quot;n.a.&quot;)" office:value-type="string" office:string-value="n.a." calcext:value-type="string">
            <text:p>n.a.</text:p>
          </table:table-cell>
          <table:table-cell table:style-name="ce17" table:formula="of:=+IFERROR([.N64]/[.N62];&quot;n.a.&quot;)" office:value-type="string" office:string-value="n.a." calcext:value-type="string">
            <text:p>n.a.</text:p>
          </table:table-cell>
          <table:table-cell table:style-name="ce17" table:formula="of:=+IFERROR([.O64]/[.O62];&quot;n.a.&quot;)" office:value-type="string" office:string-value="n.a." calcext:value-type="string">
            <text:p>n.a.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Δ EUR</text:p>
          </table:table-cell>
          <table:table-cell table:formula="of:=+[.D62]-[.D61]" office:value-type="float" office:value="0" calcext:value-type="float">
            <text:p>0</text:p>
          </table:table-cell>
          <table:table-cell table:formula="of:=+[.E62]-[.E61]" office:value-type="float" office:value="0" calcext:value-type="float">
            <text:p>0</text:p>
          </table:table-cell>
          <table:table-cell table:formula="of:=+[.F62]-[.F61]" office:value-type="float" office:value="0" calcext:value-type="float">
            <text:p>0</text:p>
          </table:table-cell>
          <table:table-cell table:formula="of:=+[.G62]-[.G61]" office:value-type="float" office:value="0" calcext:value-type="float">
            <text:p>0</text:p>
          </table:table-cell>
          <table:table-cell table:formula="of:=+[.H62]-[.H61]" office:value-type="float" office:value="0" calcext:value-type="float">
            <text:p>0</text:p>
          </table:table-cell>
          <table:table-cell table:formula="of:=+[.I62]-[.I61]" office:value-type="float" office:value="0" calcext:value-type="float">
            <text:p>0</text:p>
          </table:table-cell>
          <table:table-cell table:formula="of:=+[.J62]-[.J61]" office:value-type="float" office:value="0" calcext:value-type="float">
            <text:p>0</text:p>
          </table:table-cell>
          <table:table-cell table:formula="of:=+[.K62]-[.K61]" office:value-type="float" office:value="0" calcext:value-type="float">
            <text:p>0</text:p>
          </table:table-cell>
          <table:table-cell table:formula="of:=+[.L62]-[.L61]" office:value-type="float" office:value="0" calcext:value-type="float">
            <text:p>0</text:p>
          </table:table-cell>
          <table:table-cell table:formula="of:=+[.M62]-[.M61]" office:value-type="float" office:value="0" calcext:value-type="float">
            <text:p>0</text:p>
          </table:table-cell>
          <table:table-cell table:formula="of:=+[.N62]-[.N61]" office:value-type="float" office:value="0" calcext:value-type="float">
            <text:p>0</text:p>
          </table:table-cell>
          <table:table-cell table:formula="of:=+[.O62]-[.O61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 table:number-columns-repeated="14"/>
          <table:table-cell table:number-columns-repeated="1009"/>
        </table:table-row>
        <table:table-row table:style-name="ro2">
          <table:table-cell/>
          <table:table-cell office:value-type="string" calcext:value-type="string">
            <text:p>Group 5</text:p>
          </table:table-cell>
          <table:table-cell office:value-type="string" calcext:value-type="string">
            <text:p>Sale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ales YT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Δ %</text:p>
          </table:table-cell>
          <table:table-cell table:style-name="ce17" table:formula="of:=+IFERROR([.D70]/[.D68];&quot;n.a.&quot;)" office:value-type="string" office:string-value="n.a." calcext:value-type="string">
            <text:p>n.a.</text:p>
          </table:table-cell>
          <table:table-cell table:style-name="ce17" table:formula="of:=+IFERROR([.E70]/[.E68];&quot;n.a.&quot;)" office:value-type="string" office:string-value="n.a." calcext:value-type="string">
            <text:p>n.a.</text:p>
          </table:table-cell>
          <table:table-cell table:style-name="ce17" table:formula="of:=+IFERROR([.F70]/[.F68];&quot;n.a.&quot;)" office:value-type="string" office:string-value="n.a." calcext:value-type="string">
            <text:p>n.a.</text:p>
          </table:table-cell>
          <table:table-cell table:style-name="ce17" table:formula="of:=+IFERROR([.G70]/[.G68];&quot;n.a.&quot;)" office:value-type="string" office:string-value="n.a." calcext:value-type="string">
            <text:p>n.a.</text:p>
          </table:table-cell>
          <table:table-cell table:style-name="ce17" table:formula="of:=+IFERROR([.H70]/[.H68];&quot;n.a.&quot;)" office:value-type="string" office:string-value="n.a." calcext:value-type="string">
            <text:p>n.a.</text:p>
          </table:table-cell>
          <table:table-cell table:style-name="ce17" table:formula="of:=+IFERROR([.I70]/[.I68];&quot;n.a.&quot;)" office:value-type="string" office:string-value="n.a." calcext:value-type="string">
            <text:p>n.a.</text:p>
          </table:table-cell>
          <table:table-cell table:style-name="ce17" table:formula="of:=+IFERROR([.J70]/[.J68];&quot;n.a.&quot;)" office:value-type="string" office:string-value="n.a." calcext:value-type="string">
            <text:p>n.a.</text:p>
          </table:table-cell>
          <table:table-cell table:style-name="ce17" table:formula="of:=+IFERROR([.K70]/[.K68];&quot;n.a.&quot;)" office:value-type="string" office:string-value="n.a." calcext:value-type="string">
            <text:p>n.a.</text:p>
          </table:table-cell>
          <table:table-cell table:style-name="ce17" table:formula="of:=+IFERROR([.L70]/[.L68];&quot;n.a.&quot;)" office:value-type="string" office:string-value="n.a." calcext:value-type="string">
            <text:p>n.a.</text:p>
          </table:table-cell>
          <table:table-cell table:style-name="ce17" table:formula="of:=+IFERROR([.M70]/[.M68];&quot;n.a.&quot;)" office:value-type="string" office:string-value="n.a." calcext:value-type="string">
            <text:p>n.a.</text:p>
          </table:table-cell>
          <table:table-cell table:style-name="ce17" table:formula="of:=+IFERROR([.N70]/[.N68];&quot;n.a.&quot;)" office:value-type="string" office:string-value="n.a." calcext:value-type="string">
            <text:p>n.a.</text:p>
          </table:table-cell>
          <table:table-cell table:style-name="ce17" table:formula="of:=+IFERROR([.O70]/[.O68];&quot;n.a.&quot;)" office:value-type="string" office:string-value="n.a." calcext:value-type="string">
            <text:p>n.a.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Δ EUR</text:p>
          </table:table-cell>
          <table:table-cell table:formula="of:=+[.D68]-[.D67]" office:value-type="float" office:value="0" calcext:value-type="float">
            <text:p>0</text:p>
          </table:table-cell>
          <table:table-cell table:formula="of:=+[.E68]-[.E67]" office:value-type="float" office:value="0" calcext:value-type="float">
            <text:p>0</text:p>
          </table:table-cell>
          <table:table-cell table:formula="of:=+[.F68]-[.F67]" office:value-type="float" office:value="0" calcext:value-type="float">
            <text:p>0</text:p>
          </table:table-cell>
          <table:table-cell table:formula="of:=+[.G68]-[.G67]" office:value-type="float" office:value="0" calcext:value-type="float">
            <text:p>0</text:p>
          </table:table-cell>
          <table:table-cell table:formula="of:=+[.H68]-[.H67]" office:value-type="float" office:value="0" calcext:value-type="float">
            <text:p>0</text:p>
          </table:table-cell>
          <table:table-cell table:formula="of:=+[.I68]-[.I67]" office:value-type="float" office:value="0" calcext:value-type="float">
            <text:p>0</text:p>
          </table:table-cell>
          <table:table-cell table:formula="of:=+[.J68]-[.J67]" office:value-type="float" office:value="0" calcext:value-type="float">
            <text:p>0</text:p>
          </table:table-cell>
          <table:table-cell table:formula="of:=+[.K68]-[.K67]" office:value-type="float" office:value="0" calcext:value-type="float">
            <text:p>0</text:p>
          </table:table-cell>
          <table:table-cell table:formula="of:=+[.L68]-[.L67]" office:value-type="float" office:value="0" calcext:value-type="float">
            <text:p>0</text:p>
          </table:table-cell>
          <table:table-cell table:formula="of:=+[.M68]-[.M67]" office:value-type="float" office:value="0" calcext:value-type="float">
            <text:p>0</text:p>
          </table:table-cell>
          <table:table-cell table:formula="of:=+[.N68]-[.N67]" office:value-type="float" office:value="0" calcext:value-type="float">
            <text:p>0</text:p>
          </table:table-cell>
          <table:table-cell table:formula="of:=+[.O68]-[.O67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P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PY YT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Δ %</text:p>
          </table:table-cell>
          <table:table-cell table:style-name="ce17" table:formula="of:=+IFERROR([.D75]/[.D73];&quot;n.a.&quot;)" office:value-type="string" office:string-value="n.a." calcext:value-type="string">
            <text:p>n.a.</text:p>
          </table:table-cell>
          <table:table-cell table:style-name="ce17" table:formula="of:=+IFERROR([.E75]/[.E73];&quot;n.a.&quot;)" office:value-type="string" office:string-value="n.a." calcext:value-type="string">
            <text:p>n.a.</text:p>
          </table:table-cell>
          <table:table-cell table:style-name="ce17" table:formula="of:=+IFERROR([.F75]/[.F73];&quot;n.a.&quot;)" office:value-type="string" office:string-value="n.a." calcext:value-type="string">
            <text:p>n.a.</text:p>
          </table:table-cell>
          <table:table-cell table:style-name="ce17" table:formula="of:=+IFERROR([.G75]/[.G73];&quot;n.a.&quot;)" office:value-type="string" office:string-value="n.a." calcext:value-type="string">
            <text:p>n.a.</text:p>
          </table:table-cell>
          <table:table-cell table:style-name="ce17" table:formula="of:=+IFERROR([.H75]/[.H73];&quot;n.a.&quot;)" office:value-type="string" office:string-value="n.a." calcext:value-type="string">
            <text:p>n.a.</text:p>
          </table:table-cell>
          <table:table-cell table:style-name="ce17" table:formula="of:=+IFERROR([.I75]/[.I73];&quot;n.a.&quot;)" office:value-type="string" office:string-value="n.a." calcext:value-type="string">
            <text:p>n.a.</text:p>
          </table:table-cell>
          <table:table-cell table:style-name="ce17" table:formula="of:=+IFERROR([.J75]/[.J73];&quot;n.a.&quot;)" office:value-type="string" office:string-value="n.a." calcext:value-type="string">
            <text:p>n.a.</text:p>
          </table:table-cell>
          <table:table-cell table:style-name="ce17" table:formula="of:=+IFERROR([.K75]/[.K73];&quot;n.a.&quot;)" office:value-type="string" office:string-value="n.a." calcext:value-type="string">
            <text:p>n.a.</text:p>
          </table:table-cell>
          <table:table-cell table:style-name="ce17" table:formula="of:=+IFERROR([.L75]/[.L73];&quot;n.a.&quot;)" office:value-type="string" office:string-value="n.a." calcext:value-type="string">
            <text:p>n.a.</text:p>
          </table:table-cell>
          <table:table-cell table:style-name="ce17" table:formula="of:=+IFERROR([.M75]/[.M73];&quot;n.a.&quot;)" office:value-type="string" office:string-value="n.a." calcext:value-type="string">
            <text:p>n.a.</text:p>
          </table:table-cell>
          <table:table-cell table:style-name="ce17" table:formula="of:=+IFERROR([.N75]/[.N73];&quot;n.a.&quot;)" office:value-type="string" office:string-value="n.a." calcext:value-type="string">
            <text:p>n.a.</text:p>
          </table:table-cell>
          <table:table-cell table:style-name="ce17" table:formula="of:=+IFERROR([.O75]/[.O73];&quot;n.a.&quot;)" office:value-type="string" office:string-value="n.a." calcext:value-type="string">
            <text:p>n.a.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Δ EUR</text:p>
          </table:table-cell>
          <table:table-cell table:formula="of:=+[.D73]-[.D72]" office:value-type="float" office:value="0" calcext:value-type="float">
            <text:p>0</text:p>
          </table:table-cell>
          <table:table-cell table:formula="of:=+[.E73]-[.E72]" office:value-type="float" office:value="0" calcext:value-type="float">
            <text:p>0</text:p>
          </table:table-cell>
          <table:table-cell table:formula="of:=+[.F73]-[.F72]" office:value-type="float" office:value="0" calcext:value-type="float">
            <text:p>0</text:p>
          </table:table-cell>
          <table:table-cell table:formula="of:=+[.G73]-[.G72]" office:value-type="float" office:value="0" calcext:value-type="float">
            <text:p>0</text:p>
          </table:table-cell>
          <table:table-cell table:formula="of:=+[.H73]-[.H72]" office:value-type="float" office:value="0" calcext:value-type="float">
            <text:p>0</text:p>
          </table:table-cell>
          <table:table-cell table:formula="of:=+[.I73]-[.I72]" office:value-type="float" office:value="0" calcext:value-type="float">
            <text:p>0</text:p>
          </table:table-cell>
          <table:table-cell table:formula="of:=+[.J73]-[.J72]" office:value-type="float" office:value="0" calcext:value-type="float">
            <text:p>0</text:p>
          </table:table-cell>
          <table:table-cell table:formula="of:=+[.K73]-[.K72]" office:value-type="float" office:value="0" calcext:value-type="float">
            <text:p>0</text:p>
          </table:table-cell>
          <table:table-cell table:formula="of:=+[.L73]-[.L72]" office:value-type="float" office:value="0" calcext:value-type="float">
            <text:p>0</text:p>
          </table:table-cell>
          <table:table-cell table:formula="of:=+[.M73]-[.M72]" office:value-type="float" office:value="0" calcext:value-type="float">
            <text:p>0</text:p>
          </table:table-cell>
          <table:table-cell table:formula="of:=+[.N73]-[.N72]" office:value-type="float" office:value="0" calcext:value-type="float">
            <text:p>0</text:p>
          </table:table-cell>
          <table:table-cell table:formula="of:=+[.O73]-[.O72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Budg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Budget YT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Δ %</text:p>
          </table:table-cell>
          <table:table-cell table:style-name="ce17" table:formula="of:=+IFERROR([.D80]/[.D78];&quot;n.a.&quot;)" office:value-type="string" office:string-value="n.a." calcext:value-type="string">
            <text:p>n.a.</text:p>
          </table:table-cell>
          <table:table-cell table:style-name="ce17" table:formula="of:=+IFERROR([.E80]/[.E78];&quot;n.a.&quot;)" office:value-type="string" office:string-value="n.a." calcext:value-type="string">
            <text:p>n.a.</text:p>
          </table:table-cell>
          <table:table-cell table:style-name="ce17" table:formula="of:=+IFERROR([.F80]/[.F78];&quot;n.a.&quot;)" office:value-type="string" office:string-value="n.a." calcext:value-type="string">
            <text:p>n.a.</text:p>
          </table:table-cell>
          <table:table-cell table:style-name="ce17" table:formula="of:=+IFERROR([.G80]/[.G78];&quot;n.a.&quot;)" office:value-type="string" office:string-value="n.a." calcext:value-type="string">
            <text:p>n.a.</text:p>
          </table:table-cell>
          <table:table-cell table:style-name="ce17" table:formula="of:=+IFERROR([.H80]/[.H78];&quot;n.a.&quot;)" office:value-type="string" office:string-value="n.a." calcext:value-type="string">
            <text:p>n.a.</text:p>
          </table:table-cell>
          <table:table-cell table:style-name="ce17" table:formula="of:=+IFERROR([.I80]/[.I78];&quot;n.a.&quot;)" office:value-type="string" office:string-value="n.a." calcext:value-type="string">
            <text:p>n.a.</text:p>
          </table:table-cell>
          <table:table-cell table:style-name="ce17" table:formula="of:=+IFERROR([.J80]/[.J78];&quot;n.a.&quot;)" office:value-type="string" office:string-value="n.a." calcext:value-type="string">
            <text:p>n.a.</text:p>
          </table:table-cell>
          <table:table-cell table:style-name="ce17" table:formula="of:=+IFERROR([.K80]/[.K78];&quot;n.a.&quot;)" office:value-type="string" office:string-value="n.a." calcext:value-type="string">
            <text:p>n.a.</text:p>
          </table:table-cell>
          <table:table-cell table:style-name="ce17" table:formula="of:=+IFERROR([.L80]/[.L78];&quot;n.a.&quot;)" office:value-type="string" office:string-value="n.a." calcext:value-type="string">
            <text:p>n.a.</text:p>
          </table:table-cell>
          <table:table-cell table:style-name="ce17" table:formula="of:=+IFERROR([.M80]/[.M78];&quot;n.a.&quot;)" office:value-type="string" office:string-value="n.a." calcext:value-type="string">
            <text:p>n.a.</text:p>
          </table:table-cell>
          <table:table-cell table:style-name="ce17" table:formula="of:=+IFERROR([.N80]/[.N78];&quot;n.a.&quot;)" office:value-type="string" office:string-value="n.a." calcext:value-type="string">
            <text:p>n.a.</text:p>
          </table:table-cell>
          <table:table-cell table:style-name="ce17" table:formula="of:=+IFERROR([.O80]/[.O78];&quot;n.a.&quot;)" office:value-type="string" office:string-value="n.a." calcext:value-type="string">
            <text:p>n.a.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Δ EUR</text:p>
          </table:table-cell>
          <table:table-cell table:formula="of:=+[.D78]-[.D77]" office:value-type="float" office:value="0" calcext:value-type="float">
            <text:p>0</text:p>
          </table:table-cell>
          <table:table-cell table:formula="of:=+[.E78]-[.E77]" office:value-type="float" office:value="0" calcext:value-type="float">
            <text:p>0</text:p>
          </table:table-cell>
          <table:table-cell table:formula="of:=+[.F78]-[.F77]" office:value-type="float" office:value="0" calcext:value-type="float">
            <text:p>0</text:p>
          </table:table-cell>
          <table:table-cell table:formula="of:=+[.G78]-[.G77]" office:value-type="float" office:value="0" calcext:value-type="float">
            <text:p>0</text:p>
          </table:table-cell>
          <table:table-cell table:formula="of:=+[.H78]-[.H77]" office:value-type="float" office:value="0" calcext:value-type="float">
            <text:p>0</text:p>
          </table:table-cell>
          <table:table-cell table:formula="of:=+[.I78]-[.I77]" office:value-type="float" office:value="0" calcext:value-type="float">
            <text:p>0</text:p>
          </table:table-cell>
          <table:table-cell table:formula="of:=+[.J78]-[.J77]" office:value-type="float" office:value="0" calcext:value-type="float">
            <text:p>0</text:p>
          </table:table-cell>
          <table:table-cell table:formula="of:=+[.K78]-[.K77]" office:value-type="float" office:value="0" calcext:value-type="float">
            <text:p>0</text:p>
          </table:table-cell>
          <table:table-cell table:formula="of:=+[.L78]-[.L77]" office:value-type="float" office:value="0" calcext:value-type="float">
            <text:p>0</text:p>
          </table:table-cell>
          <table:table-cell table:formula="of:=+[.M78]-[.M77]" office:value-type="float" office:value="0" calcext:value-type="float">
            <text:p>0</text:p>
          </table:table-cell>
          <table:table-cell table:formula="of:=+[.N78]-[.N77]" office:value-type="float" office:value="0" calcext:value-type="float">
            <text:p>0</text:p>
          </table:table-cell>
          <table:table-cell table:formula="of:=+[.O78]-[.O77]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les Rep" table:style-name="ta1">
        <table:table-column table:style-name="co1" table:default-cell-style-name="Default"/>
        <table:table-row table:style-name="ro1">
          <table:table-cell/>
        </table:table-row>
      </table:table>
      <table:table table:name="Sales (history)" table:style-name="ta1">
        <table:table-column table:style-name="co1" table:default-cell-style-name="Default"/>
        <table:table-row table:style-name="ro1">
          <table:table-cell/>
        </table:table-row>
      </table:table>
      <table:table table:name="HR (history)" table:style-name="ta1">
        <table:table-column table:style-name="co1" table:default-cell-style-name="Default"/>
        <table:table-row table:style-name="ro1">
          <table:table-cell/>
        </table:table-row>
      </table:table>
      <table:table table:name="Definitions" table:style-name="ta1">
        <table:table-column table:style-name="co1" table:number-columns-repeated="5" table:default-cell-style-name="Default"/>
        <table:table-row table:style-name="ro1">
          <table:table-cell table:number-columns-repeated="2" office:value-type="string" calcext:value-type="string">
            <text:p>Reps</text:p>
          </table:table-cell>
          <table:table-cell/>
          <table:table-cell table:number-columns-repeated="2" office:value-type="string" calcext:value-type="string">
            <text:p>Sales group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Roboto" svg:font-family="Roboto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1" fo:font-family="'Liberation Sans'" style:font-style-name="Regular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35mm" fo:padding-left="0.35mm" fo:padding-right="3.35mm" fo:padding-top="0.35m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35mm" style:vertical-align="automatic"/>
      <style:paragraph-properties fo:text-align="center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Albany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Arial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2-07-03">00/00/0000</text:date></text:span><text:span text:style-name="MT1">, </text:span><text:span text:style-name="MT1"><text:time style:data-style-name="N2" text:time-value="10:28:26.406793722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4T21:50:07.665394466</meta:creation-date>
    <dc:date>2022-07-03T12:10:12.657120378</dc:date>
    <meta:editing-duration>PT2H40M49S</meta:editing-duration>
    <meta:editing-cycles>30</meta:editing-cycles>
    <meta:generator>LibreOffice/6.0.7.3$Linux_X86_64 LibreOffice_project/00m0$Build-3</meta:generator>
    <meta:document-statistic meta:table-count="17" meta:cell-count="1254" meta:object-count="0"/>
  </office:meta>
</office:document-meta>
</file>